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C70F0000D26A8FC190AC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1" svg:font-family="'Courier New'" style:font-family-generic="modern"/>
    <style:font-face style:name="F" svg:font-family="" style:font-pitch="variable"/>
    <style:font-face style:name="Courier New2" svg:font-family="'Courier New'" style:font-pitch="variable"/>
    <style:font-face style:name="Droid Sans Fallback1" svg:font-family="'Droid Sans Fallback'" style:font-pitch="variable"/>
    <style:font-face style:name="Lohit Hindi2" svg:font-family="'Lohit Hindi'" style:font-pitch="variable"/>
    <style:font-face style:name="Mangal" svg:font-family="Mangal" style:font-pitch="variable"/>
    <style:font-face style:name="Tahoma1" svg:font-family="Tahoma" style:font-pitch="variable"/>
    <style:font-face style:name="CG Times" svg:font-family="'CG Time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style:font-size-asian="15pt" style:font-name-complex="Arial" style:font-size-complex="15pt"/>
    </style:style>
    <style:style style:name="P4" style:family="paragraph" style:parent-style-name="Standard">
      <style:text-properties style:font-name="Arial" fo:font-size="15pt" fo:font-weight="bold" style:font-size-asian="15pt" style:font-weight-asian="bold" style:font-name-complex="Arial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Arial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name-complex="Arial" style:font-size-complex="16pt" style:language-complex="hi" style:country-complex="IN" style:font-weight-complex="bold"/>
    </style:style>
    <style:style style:name="P7" style:family="paragraph" style:parent-style-name="Standard">
      <style:text-properties style:font-name="Arial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style:font-name-complex="Arial" style:language-complex="hi" style:country-complex="IN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" style:language-complex="hi" style:country-complex="IN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language-complex="hi" style:country-complex="IN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name-complex="Arial" style:language-complex="hi" style:country-complex="IN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style:font-name-complex="Arial" style:language-complex="hi" style:country-complex="IN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 style:language-complex="hi" style:country-complex="IN"/>
    </style:style>
    <style:style style:name="P15" style:family="paragraph" style:parent-style-name="Standard">
      <style:paragraph-properties>
        <style:tab-stops>
          <style:tab-stop style:position="7.8335in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text-properties fo:font-style="italic" fo:font-weight="bold" style:font-style-asian="italic" style:font-weight-asian="bold" style:language-complex="hi" style:country-complex="IN" style:font-style-complex="italic" style:font-weight-complex="bold"/>
    </style:style>
    <style:style style:name="P18" style:family="paragraph" style:parent-style-name="Standard">
      <style:paragraph-properties fo:text-align="justify" style:justify-single-word="false" fo:break-before="page"/>
      <style:text-properties style:font-name="Arial" fo:font-weight="bold" style:font-weight-asian="bold" style:font-name-complex="Arial" style:language-complex="hi" style:country-complex="IN" style:font-weight-complex="bold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Standard">
      <style:paragraph-properties fo:margin-left="0in" fo:margin-right="0in" fo:text-indent="0.5in" style:auto-text-indent="false"/>
      <style:text-properties style:font-name="Arial" style:font-name-complex="Arial" style:language-complex="hi" style:country-complex="IN"/>
    </style:style>
    <style:style style:name="P2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Arial" style:font-name-complex="Arial" style:language-complex="hi" style:country-complex="IN"/>
    </style:style>
    <style:style style:name="P22" style:family="paragraph" style:parent-style-name="Standard" style:list-style-name="WW8Num1">
      <style:paragraph-properties fo:margin-left="0in" fo:margin-right="-0.4972in" fo:text-align="justify" style:justify-single-word="false" fo:text-indent="0in" style:auto-text-indent="false"/>
    </style:style>
    <style:style style:name="P23" style:family="paragraph" style:parent-style-name="Standard" style:list-style-name="WW8Num1">
      <style:paragraph-properties fo:margin-left="0in" fo:margin-right="-0.4972in" fo:text-align="justify" style:justify-single-word="false" fo:text-indent="0in" style:auto-text-indent="false"/>
      <style:text-properties style:font-name="Arial" style:font-name-complex="Arial" style:language-complex="hi" style:country-complex="IN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25" style:family="paragraph" style:parent-style-name="Standard" style:master-page-name="Convert_20_1">
      <style:paragraph-properties fo:text-align="center" style:justify-single-word="false" style:page-number="auto" fo:break-before="page"/>
      <style:text-properties style:font-name="Arial" fo:font-size="15pt" fo:font-weight="bold" style:font-size-asian="15pt" style:font-weight-asian="bold" style:font-name-complex="Arial" style:font-size-complex="15pt" style:font-weight-complex="bold"/>
    </style:style>
    <style:style style:name="P26" style:family="paragraph" style:parent-style-name="Standard" style:master-page-name="Convert_20_2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27" style:family="paragraph" style:parent-style-name="Heading_20_1">
      <style:text-properties style:language-complex="hi" style:country-complex="IN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margin-left="-0.3937in" fo:margin-right="0in" fo:text-indent="0.3937in" style:auto-text-indent="false" fo:break-before="page"/>
      <style:text-properties style:font-name-complex="Arial" style:language-complex="hi" style:country-complex="IN"/>
    </style:style>
    <style:style style:name="P31" style:family="paragraph" style:parent-style-name="Footer">
      <style:paragraph-properties fo:padding="0in" fo:border="none"/>
    </style:style>
    <style:style style:name="P32" style:family="paragraph" style:parent-style-name="Plain_20_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Plain_20_Text">
      <style:text-properties style:font-name="Arial" fo:font-size="12pt" style:font-size-asian="12pt" style:font-name-complex="Arial" style:font-size-complex="12pt"/>
    </style:style>
    <style:style style:name="P34" style:family="paragraph" style:parent-style-name="Plain_20_Text">
      <style:paragraph-properties fo:text-align="justify" style:justify-single-word="false"/>
      <style:text-properties style:font-name="Arial" fo:font-size="12pt" style:font-size-asian="12pt" style:font-name-complex="Arial" style:font-size-complex="12pt"/>
    </style:style>
    <style:style style:name="P35" style:family="paragraph" style:parent-style-name="Plain_20_Text">
      <style:paragraph-properties fo:text-align="justify" style:justify-single-word="false"/>
    </style:style>
    <style:style style:name="P36" style:family="paragraph" style:parent-style-name="Plain_20_Text">
      <style:paragraph-properties fo:text-align="start" style:justify-single-word="false"/>
      <style:text-properties style:font-name="Arial" style:font-name-complex="Arial"/>
    </style:style>
    <style:style style:name="P37" style:family="paragraph" style:parent-style-name="Plain_20_Text">
      <style:text-properties style:font-name="Arial" fo:font-size="12pt" style:font-size-asian="12pt" style:font-name-complex="Arial" style:font-size-complex="12pt"/>
    </style:style>
    <style:style style:name="P38" style:family="paragraph" style:parent-style-name="Plain_20_Text">
      <style:paragraph-properties fo:text-align="justify" style:justify-single-word="false"/>
      <style:text-properties style:font-name="Arial" fo:font-size="12pt" style:font-size-asian="12pt" style:font-name-complex="Arial" style:font-size-complex="12pt"/>
    </style:style>
    <style:style style:name="P39" style:family="paragraph" style:parent-style-name="Plain_20_Text">
      <style:text-properties fo:font-size="14pt" style:text-underline-style="solid" style:text-underline-width="auto" style:text-underline-color="font-color" fo:font-weight="bold" style:font-size-asian="14pt" style:font-weight-asian="bold" style:font-name-complex="Courier New2" style:font-size-complex="14pt" style:font-weight-complex="bold"/>
    </style:style>
    <style:style style:name="P40" style:family="paragraph" style:parent-style-name="Plain_20_Text">
      <style:paragraph-properties fo:margin-left="0.5in" fo:margin-right="0in" fo:text-indent="-0.5in" style:auto-text-indent="false"/>
    </style:style>
    <style:style style:name="P41" style:family="paragraph" style:parent-style-name="Plain_20_Text">
      <style:paragraph-properties fo:margin-left="0.5in" fo:margin-right="0in" fo:text-align="justify" style:justify-single-word="false" fo:text-indent="-0.5in" style:auto-text-indent="false"/>
    </style:style>
    <style:style style:name="P42" style:family="paragraph" style:parent-style-name="Plain_20_Text">
      <style:paragraph-properties fo:margin-left="0.5in" fo:margin-right="0in" fo:text-indent="-0.5in" style:auto-text-indent="false"/>
      <style:text-properties style:font-name="Arial" fo:font-size="12pt" style:font-size-asian="12pt" style:font-name-complex="Arial" style:font-size-complex="12pt"/>
    </style:style>
    <style:style style:name="P43" style:family="paragraph" style:parent-style-name="Plain_20_Text">
      <style:paragraph-properties fo:text-align="justify" style:justify-single-word="false" fo:break-before="page"/>
    </style:style>
    <style:style style:name="P44" style:family="paragraph" style:parent-style-name="Plain_20_Text">
      <style:paragraph-properties fo:break-before="page"/>
      <style:text-properties style:font-name="Arial" fo:font-size="12pt" style:font-size-asian="12pt" style:font-name-complex="Arial" style:font-size-complex="12pt"/>
    </style:style>
    <style:style style:name="T1" style:family="text">
      <style:text-properties style:font-name-asian="Arial"/>
    </style:style>
    <style:style style:name="T2" style:family="text">
      <style:text-properties style:font-name-complex="Arial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style:font-name-complex="Arial" style:language-complex="hi" style:country-complex="IN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style:font-name="Arial" style:font-name-asian="Arial" style:font-name-complex="Arial" style:language-complex="hi" style:country-complex="IN"/>
    </style:style>
    <style:style style:name="T7" style:family="text">
      <style:text-properties style:font-name="Arial" fo:font-style="italic" style:font-style-asian="italic" style:font-name-complex="Arial" style:language-complex="hi" style:country-complex="IN" style:font-style-complex="italic"/>
    </style:style>
    <style:style style:name="T8" style:family="text">
      <style:text-properties style:font-name="Arial" fo:font-style="italic" style:font-name-asian="Arial" style:font-style-asian="italic" style:font-name-complex="Arial" style:language-complex="hi" style:country-complex="IN" style:font-style-complex="italic"/>
    </style:style>
    <style:style style:name="T9" style:family="text">
      <style:text-properties style:font-name="Arial" fo:font-style="italic" style:text-underline-style="solid" style:text-underline-width="auto" style:text-underline-color="font-color" style:font-style-asian="italic" style:font-name-complex="Arial" style:language-complex="hi" style:country-complex="IN" style:font-style-complex="italic"/>
    </style:style>
    <style:style style:name="T10" style:family="text">
      <style:text-properties style:font-name="Arial" fo:font-style="italic" style:text-underline-style="solid" style:text-underline-width="auto" style:text-underline-color="font-color" style:font-name-asian="Arial" style:font-style-asian="italic" style:font-name-complex="Arial" style:language-complex="hi" style:country-complex="IN" style:font-style-complex="italic"/>
    </style:style>
    <style:style style:name="T11" style:family="text">
      <style:text-properties style:font-name="Arial" fo:font-weight="bold" style:font-weight-asian="bold" style:font-name-complex="Arial" style:language-complex="hi" style:country-complex="IN" style:font-weight-complex="bold"/>
    </style:style>
    <style:style style:name="T12" style:family="text">
      <style:text-properties style:font-name="Arial" fo:font-weight="bold" style:font-weight-asian="bold" style:font-name-complex="Arial" style:font-weight-complex="bold"/>
    </style:style>
    <style:style style:name="T13" style:family="text">
      <style:text-properties style:font-name="Arial" fo:font-weight="bold" style:font-name-asian="Arial" style:font-weight-asian="bold" style:font-name-complex="Arial" style:language-complex="hi" style:country-complex="IN" style:font-weight-complex="bold"/>
    </style:style>
    <style:style style:name="T14" style:family="text">
      <style:text-properties style:font-name="Arial" fo:font-size="12pt" style:font-size-asian="12pt" style:font-name-complex="Arial" style:font-size-complex="12pt"/>
    </style:style>
    <style:style style:name="T15" style:family="text">
      <style:text-properties style:font-name="Arial" fo:font-size="12pt" style:font-name-asian="Arial" style:font-size-asian="12pt" style:font-name-complex="Arial" style:font-size-complex="12pt"/>
    </style:style>
    <style:style style:name="T16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7" style:family="text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8" style:family="text">
      <style:text-properties style:font-name="Arial" fo:font-size="12pt" fo:font-style="italic" style:font-size-asian="12pt" style:font-style-asian="italic" style:font-name-complex="Arial" style:font-size-complex="12pt" style:font-style-complex="italic"/>
    </style:style>
    <style:style style:name="T19" style:family="text"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T20" style:family="text">
      <style:text-properties style:font-name-complex="Courier New1"/>
    </style:style>
    <style:style style:name="T21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22" style:family="text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23" style:family="text">
      <style:text-properties style:font-name="Arial" fo:font-size="12pt" style:font-name-asian="Arial" style:font-size-asian="12pt" style:font-name-complex="Arial" style:font-size-complex="12pt"/>
    </style:style>
    <style:style style:name="T24" style:family="text">
      <style:text-properties style:font-name="Arial" fo:font-size="12pt" style:font-size-asian="12pt" style:font-name-complex="Arial" style:font-size-complex="12pt"/>
    </style:style>
    <style:style style:name="T25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26" style:family="text">
      <style:text-properties style:font-name="Arial" fo:font-size="12pt" style:text-underline-style="solid" style:text-underline-width="auto" style:text-underline-color="font-color" fo:font-weight="bold" style:font-name-asian="Arial" style:font-size-asian="12pt" style:font-weight-asian="bold" style:font-name-complex="Arial" style:font-size-complex="12pt" style:font-weight-complex="bold"/>
    </style:style>
    <style:style style:name="T27" style:family="text">
      <style:text-properties style:font-name="Arial" fo:font-size="12pt" style:text-underline-style="solid" style:text-underline-width="auto" style:text-underline-color="font-color" style:font-size-asian="12pt" style:font-name-complex="Arial" style:font-size-complex="12pt"/>
    </style:style>
    <style:style style:name="T28" style:family="text">
      <style:text-properties style:font-name-complex="Arial"/>
    </style:style>
    <style:style style:name="T29" style:family="text">
      <style:text-properties style:font-name-complex="Courier New2"/>
    </style:style>
    <style:style style:name="T30" style:family="text">
      <style:text-properties style:font-name="CG Times" style:font-name-asian="CG Times" style:font-name-complex="CG Times"/>
    </style:style>
    <style:style style:name="fr1" style:family="graphic" style:parent-style-name="Frame">
      <style:graphic-properties fo:margin-left="0.1256in" fo:margin-right="0.1256in" fo:margin-top="0.0791in" fo:margin-bottom="0.0791in" style:wrap="parallel" style:number-wrapped-paragraphs="no-limit" style:vertical-pos="from-top" style:vertical-rel="paragraph" style:horizontal-pos="from-left" style:horizontal-rel="paragraph" fo:background-color="#ffffff" style:background-transparency="0%" fo:padding-left="0.1209in" fo:padding-right="0.1209in" fo:padding-top="0.0709in" fo:padding-bottom="0.0709in" fo:border="none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fo:margin-left="0.4374in" fo:margin-right="0.4374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The<text:span text:style-name="T1"> </text:span>Synthetic<text:span text:style-name="T1"> </text:span>Chemist<text:span text:style-name="T1"> </text:span>User<text:span text:style-name="T1">’</text:span>s<text:span text:style-name="T1"> </text:span>Guid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K.<text:span text:style-name="T1"> </text:span>K.<text:span text:style-name="T1"> </text:span>Agarwal</text:p>
      <text:p text:style-name="P3">H.<text:span text:style-name="T1"> </text:span>L.<text:span text:style-name="T1"> </text:span>Gelernter</text:p>
      <text:p text:style-name="P3">G.<text:span text:style-name="T1"> </text:span>A.<text:span text:style-name="T1"> </text:span>Miller</text:p>
      <text:p text:style-name="P3">April<text:span text:style-name="T1"> </text:span>2009</text:p>
      <text:p text:style-name="P4"/>
      <text:p text:style-name="P25">Table<text:span text:style-name="T1"> </text:span>of<text:span text:style-name="T1"> </text:span>Contents</text:p>
      <text:p text:style-name="P5"/>
      <text:table-of-content text:style-name="Sect1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9252in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7283in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5319in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Text_20_body"/>
        </text:index-body>
      </text:table-of-content>
      <text:section text:style-name="Sect2" text:name="Section2">
        <text:p text:style-name="P15"><text:a xlink:type="simple" xlink:href="#_Toc222195852"/></text:p>
        <text:p text:style-name="Footer"/>
      </text:section>
      <text:p text:style-name="P26">TSC<text:span text:style-name="T1"> – </text:span>the<text:span text:style-name="T1"> </text:span>only<text:span text:style-name="T1"> </text:span>automatic<text:span text:style-name="T1"> </text:span>synthetic<text:span text:style-name="T1"> </text:span>chemistry<text:span text:style-name="T1"> </text:span>program</text:p>
      <text:p text:style-name="Heading_20_1"><text:bookmark-start text:name="__RefHeading__676_815863734"/><text:bookmark-end text:name="__RefHeading__676_815863734"/>1.<text:span text:style-name="T1"> </text:span>Introduction</text:p>
      <text:p text:style-name="P7"/>
      <text:p text:style-name="P16"><text:span text:style-name="T3"><text:tab/>After</text:span><text:span text:style-name="T5"> </text:span><text:span text:style-name="T3">about</text:span><text:span text:style-name="T5"> </text:span><text:span text:style-name="T3">40</text:span><text:span text:style-name="T5"> </text:span><text:span text:style-name="T3">years</text:span><text:span text:style-name="T5"> </text:span><text:span text:style-name="T3">of</text:span><text:span text:style-name="T5"> </text:span><text:span text:style-name="T3">research,</text:span><text:span text:style-name="T5"> </text:span><text:span text:style-name="T3">we</text:span><text:span text:style-name="T5"> </text:span><text:span text:style-name="T3">have</text:span><text:span text:style-name="T5"> </text:span><text:span text:style-name="T3">finally</text:span><text:span text:style-name="T5"> </text:span><text:span text:style-name="T3">decided</text:span><text:span text:style-name="T5"> </text:span><text:span text:style-name="T3">to</text:span><text:span text:style-name="T5"> </text:span><text:span text:style-name="T3">release</text:span><text:span text:style-name="T5"> </text:span><text:span text:style-name="T3">a</text:span><text:span text:style-name="T5"> </text:span><text:span text:style-name="T3">part</text:span><text:span text:style-name="T5"> </text:span><text:span text:style-name="T3">of</text:span><text:span text:style-name="T5"> </text:span><text:span text:style-name="T3">TSC</text:span><text:span text:style-name="T5"> </text:span><text:span text:style-name="T3">(The</text:span><text:span text:style-name="T5"> </text:span><text:span text:style-name="T3">Synthetic</text:span><text:span text:style-name="T5"> </text:span><text:span text:style-name="T3">Chemist,</text:span><text:span text:style-name="T5"> </text:span><text:span text:style-name="T3">previously</text:span><text:span text:style-name="T5"> </text:span><text:span text:style-name="T3">known</text:span><text:span text:style-name="T5"> </text:span><text:span text:style-name="T3">as</text:span><text:span text:style-name="T5"> </text:span><text:span text:style-name="T3">SynChem)</text:span><text:span text:style-name="T5"> </text:span><text:span text:style-name="T3">-</text:span><text:span text:style-name="T5"> </text:span><text:span text:style-name="T3">the</text:span><text:span text:style-name="T5"> </text:span><text:span text:style-name="T3">one</text:span><text:span text:style-name="T5"> </text:span><text:span text:style-name="T3">and</text:span><text:span text:style-name="T5"> </text:span><text:span text:style-name="T3">only</text:span><text:span text:style-name="T5"> </text:span><text:span text:style-name="T3">synthetic</text:span><text:span text:style-name="T5"> </text:span><text:span text:style-name="T3">chemistry</text:span><text:span text:style-name="T5"> </text:span><text:span text:style-name="T3">program</text:span><text:span text:style-name="T5"> </text:span><text:span text:style-name="T3">developed</text:span><text:span text:style-name="T5"> </text:span><text:span text:style-name="T3">at</text:span><text:span text:style-name="T5"> </text:span><text:span text:style-name="T3">the</text:span><text:span text:style-name="T5"> </text:span><text:span text:style-name="T3">State</text:span><text:span text:style-name="T5"> </text:span><text:span text:style-name="T3">University</text:span><text:span text:style-name="T5"> </text:span><text:span text:style-name="T3">of</text:span><text:span text:style-name="T5"> </text:span><text:span text:style-name="T3">New</text:span><text:span text:style-name="T5"> </text:span><text:span text:style-name="T3">York</text:span><text:span text:style-name="T5"> </text:span><text:span text:style-name="T3">at</text:span><text:span text:style-name="T5"> </text:span><text:span text:style-name="T3">Stony</text:span><text:span text:style-name="T5"> </text:span><text:span text:style-name="T3">Brook</text:span><text:span text:style-name="T5"> </text:span><text:span text:style-name="T3">under</text:span><text:span text:style-name="T5"> </text:span><text:span text:style-name="T3">the</text:span><text:span text:style-name="T5"> </text:span><text:span text:style-name="T3">direction</text:span><text:span text:style-name="T5"> </text:span><text:span text:style-name="T3">of</text:span><text:span text:style-name="T5"> </text:span><text:span text:style-name="T3">Dr.</text:span><text:span text:style-name="T5"> </text:span><text:span text:style-name="T3">Herbert</text:span><text:span text:style-name="T5"> </text:span><text:span text:style-name="T3">L.</text:span><text:span text:style-name="T5"> </text:span><text:span text:style-name="T3">Gelernter.</text:span><text:span text:style-name="T5"> </text:span><text:span text:style-name="T3">This</text:span><text:span text:style-name="T5"> </text:span><text:span text:style-name="T3">program</text:span><text:span text:style-name="T5"> </text:span><text:span text:style-name="T3">is</text:span><text:span text:style-name="T5"> </text:span><text:span text:style-name="T3">an</text:span><text:span text:style-name="T5"> </text:span><text:span text:style-name="T3">application</text:span><text:span text:style-name="T5"> </text:span><text:span text:style-name="T3">of</text:span><text:span text:style-name="T5"> </text:span><text:span text:style-name="T3">artificial</text:span><text:span text:style-name="T5"> </text:span><text:span text:style-name="T3">intelligence</text:span><text:span text:style-name="T5"> </text:span><text:span text:style-name="T3">to</text:span><text:span text:style-name="T5"> </text:span><text:span text:style-name="T3">the</text:span><text:span text:style-name="T5"> </text:span><text:span text:style-name="T3">field</text:span><text:span text:style-name="T5"> </text:span><text:span text:style-name="T3">of</text:span><text:span text:style-name="T5"> </text:span><text:span text:style-name="T3">organic</text:span><text:span text:style-name="T5"> </text:span><text:span text:style-name="T3">chemistry.</text:span><text:span text:style-name="T5"> </text:span><text:span text:style-name="T3">Development</text:span><text:span text:style-name="T5"> </text:span><text:span text:style-name="T3">of</text:span><text:span text:style-name="T5"> </text:span><text:span text:style-name="T3">the</text:span><text:span text:style-name="T5"> </text:span><text:span text:style-name="T3">first</text:span><text:span text:style-name="T5"> </text:span><text:span text:style-name="T3">version</text:span><text:span text:style-name="T5"> </text:span><text:span text:style-name="T3">of</text:span><text:span text:style-name="T5"> </text:span><text:span text:style-name="T3">the</text:span><text:span text:style-name="T5"> </text:span><text:span text:style-name="T3">program</text:span><text:span text:style-name="T5"> </text:span><text:span text:style-name="T3">was</text:span><text:span text:style-name="T5"> </text:span><text:span text:style-name="T3">begun</text:span><text:span text:style-name="T5"> </text:span><text:span text:style-name="T3">in</text:span><text:span text:style-name="T5"> </text:span><text:span text:style-name="T3">1965.</text:span><text:span text:style-name="T5"> </text:span><text:span text:style-name="T3">SynChem1</text:span><text:span text:style-name="T5"> </text:span><text:span text:style-name="T3">was</text:span><text:span text:style-name="T5"> </text:span><text:span text:style-name="T3">designed</text:span><text:span text:style-name="T5"> </text:span><text:span text:style-name="T3">to</text:span><text:span text:style-name="T5"> </text:span><text:span text:style-name="T3">operate</text:span><text:span text:style-name="T5"> </text:span><text:span text:style-name="T3">without</text:span><text:span text:style-name="T5"> </text:span><text:span text:style-name="T3">interaction</text:span><text:span text:style-name="T5"> </text:span><text:span text:style-name="T3">with</text:span><text:span text:style-name="T5"> </text:span><text:span text:style-name="T3">a</text:span><text:span text:style-name="T5"> </text:span><text:span text:style-name="T3">chemist.</text:span><text:span text:style-name="T5"> </text:span><text:span text:style-name="T3">Its</text:span><text:span text:style-name="T5"> </text:span><text:span text:style-name="T3">inputs</text:span><text:span text:style-name="T5"> </text:span><text:span text:style-name="T3">were</text:span><text:span text:style-name="T5"> </text:span><text:span text:style-name="T3">a)</text:span><text:span text:style-name="T5"> </text:span><text:span text:style-name="T3">the</text:span><text:span text:style-name="T5"> </text:span><text:span text:style-name="T3">structure</text:span><text:span text:style-name="T5"> </text:span><text:span text:style-name="T3">of</text:span><text:span text:style-name="T5"> </text:span><text:span text:style-name="T3">the</text:span><text:span text:style-name="T5"> </text:span><text:span text:style-name="T3">molecule</text:span><text:span text:style-name="T5"> </text:span><text:span text:style-name="T3">whose</text:span><text:span text:style-name="T5"> </text:span><text:span text:style-name="T3">synthesis</text:span><text:span text:style-name="T5"> </text:span><text:span text:style-name="T3">was</text:span><text:span text:style-name="T5"> </text:span><text:span text:style-name="T3">desired,</text:span><text:span text:style-name="T5"> </text:span><text:span text:style-name="T3">b)</text:span><text:span text:style-name="T5"> </text:span><text:span text:style-name="T3">a</text:span><text:span text:style-name="T5"> </text:span><text:span text:style-name="T3">reaction</text:span><text:span text:style-name="T5"> </text:span><text:span text:style-name="T3">library,</text:span><text:span text:style-name="T5"> </text:span><text:span text:style-name="T3">and</text:span><text:span text:style-name="T5"> </text:span><text:span text:style-name="T3">c)</text:span><text:span text:style-name="T5"> </text:span><text:span text:style-name="T3">a</text:span><text:span text:style-name="T5"> </text:span><text:span text:style-name="T3">list</text:span><text:span text:style-name="T5"> </text:span><text:span text:style-name="T3">of</text:span><text:span text:style-name="T5"> </text:span><text:span text:style-name="T3">commercially</text:span><text:span text:style-name="T5"> </text:span><text:span text:style-name="T3">available</text:span><text:span text:style-name="T5"> </text:span><text:span text:style-name="T3">compounds.</text:span><text:span text:style-name="T5"> </text:span><text:span text:style-name="T3">The</text:span><text:span text:style-name="T5"> </text:span><text:span text:style-name="T3">program</text:span><text:span text:style-name="T5"> </text:span><text:span text:style-name="T3">was</text:span><text:span text:style-name="T5"> </text:span><text:span text:style-name="T3">written</text:span><text:span text:style-name="T5"> </text:span><text:span text:style-name="T3">in</text:span><text:span text:style-name="T5"> </text:span><text:span text:style-name="T3">a</text:span><text:span text:style-name="T5"> </text:span><text:span text:style-name="T3">combination</text:span><text:span text:style-name="T5"> </text:span><text:span text:style-name="T3">of</text:span><text:span text:style-name="T5"> </text:span><text:span text:style-name="T3">PL/I</text:span><text:span text:style-name="T5"> </text:span><text:span text:style-name="T3">and</text:span><text:span text:style-name="T5"> </text:span><text:span text:style-name="T3">assembly</text:span><text:span text:style-name="T5"> </text:span><text:span text:style-name="T3">language</text:span><text:span text:style-name="T5"> </text:span><text:span text:style-name="T3">to</text:span><text:span text:style-name="T5"> </text:span><text:span text:style-name="T3">operate</text:span><text:span text:style-name="T5"> </text:span><text:span text:style-name="T3">on</text:span><text:span text:style-name="T5"> </text:span><text:span text:style-name="T3">an</text:span><text:span text:style-name="T5"> </text:span><text:span text:style-name="T3">IBM</text:span><text:span text:style-name="T5"> </text:span><text:span text:style-name="T3">360</text:span><text:span text:style-name="T5"> </text:span><text:span text:style-name="T3">mainframe.</text:span></text:p>
      <text:p text:style-name="P8"/>
      <text:p text:style-name="P8"><text:tab/>Work<text:span text:style-name="T1"> </text:span>on<text:span text:style-name="T1"> </text:span>SynChem2<text:span text:style-name="T1"> </text:span>was<text:span text:style-name="T1"> </text:span>begun<text:span text:style-name="T1"> </text:span>in<text:span text:style-name="T1"> </text:span>January<text:span text:style-name="T1"> </text:span>of<text:span text:style-name="T1"> </text:span>1973.<text:span text:style-name="T1"> </text:span>The<text:span text:style-name="T1"> </text:span>program<text:span text:style-name="T1"> </text:span>was<text:span text:style-name="T1"> </text:span>rewritten<text:span text:style-name="T1"> </text:span>to<text:span text:style-name="T1"> </text:span>eliminate<text:span text:style-name="T1"> </text:span>the<text:span text:style-name="T1"> </text:span>unmaintainable<text:span text:style-name="T1"> </text:span>assembly<text:span text:style-name="T1"> </text:span>language<text:span text:style-name="T1"> </text:span>programs.<text:span text:style-name="T1"> </text:span>Also,<text:span text:style-name="T1"> </text:span>many<text:span text:style-name="T1"> </text:span>improvements<text:span text:style-name="T1"> </text:span>were<text:span text:style-name="T1"> </text:span>made.<text:span text:style-name="T1"> “</text:span>Slings<text:span text:style-name="T1">” </text:span>(SynChem<text:span text:style-name="T1"> </text:span>Linear<text:span text:style-name="T1"> </text:span>Input<text:span text:style-name="T1"> </text:span>Graph)<text:span text:style-name="T1"> </text:span>were<text:span text:style-name="T1"> </text:span>invented<text:span text:style-name="T1"> </text:span>to<text:span text:style-name="T1"> </text:span>uniquely<text:span text:style-name="T1"> </text:span>represent<text:span text:style-name="T1"> </text:span>the<text:span text:style-name="T1"> </text:span>structure<text:span text:style-name="T1"> </text:span>of<text:span text:style-name="T1"> </text:span>every<text:span text:style-name="T1"> </text:span>molecule<text:span text:style-name="T1"> </text:span>developed<text:span text:style-name="T1"> </text:span>by<text:span text:style-name="T1"> </text:span>programs<text:span text:style-name="T1"> </text:span>in<text:span text:style-name="T1"> </text:span>the<text:span text:style-name="T1"> </text:span>TSC<text:span text:style-name="T1"> </text:span>system.<text:span text:style-name="T1"> </text:span>They,<text:span text:style-name="T1"> </text:span>essentially,<text:span text:style-name="T1"> </text:span>provided<text:span text:style-name="T1"> </text:span>a<text:span text:style-name="T1"> </text:span>computer-based<text:span text:style-name="T1"> </text:span>nomenclature<text:span text:style-name="T1"> </text:span>system<text:span text:style-name="T1"> </text:span>that<text:span text:style-name="T1"> </text:span>included<text:span text:style-name="T1"> </text:span>stereochemistry.<text:span text:style-name="T1"> </text:span>Unfortunately,<text:span text:style-name="T1"> </text:span>although<text:span text:style-name="T1"> </text:span>subgoal<text:span text:style-name="T1"> </text:span>generation<text:span text:style-name="T1"> </text:span>was<text:span text:style-name="T1"> </text:span>completed<text:span text:style-name="T1"> </text:span>to<text:span text:style-name="T1"> </text:span>handle<text:span text:style-name="T1"> </text:span>stereochemistry,<text:span text:style-name="T1"> </text:span>the<text:span text:style-name="T1"> </text:span>reaction<text:span text:style-name="T1"> </text:span>library<text:span text:style-name="T1"> </text:span>and<text:span text:style-name="T1"> </text:span>other<text:span text:style-name="T1"> </text:span>modules<text:span text:style-name="T1"> </text:span>could<text:span text:style-name="T1"> </text:span>not<text:span text:style-name="T1"> </text:span>be<text:span text:style-name="T1"> </text:span>modified<text:span text:style-name="T1"> </text:span>to<text:span text:style-name="T1"> </text:span>do<text:span text:style-name="T1"> </text:span>the<text:span text:style-name="T1"> </text:span>same.<text:span text:style-name="T1"> </text:span>All<text:span text:style-name="T1"> </text:span>programs<text:span text:style-name="T1"> </text:span>were<text:span text:style-name="T1"> </text:span>still<text:span text:style-name="T1"> </text:span>on<text:span text:style-name="T1"> </text:span>the<text:span text:style-name="T1"> </text:span>IBM<text:span text:style-name="T1"> </text:span>360<text:span text:style-name="T1"> </text:span>mainframe<text:span text:style-name="T1"> </text:span>and<text:span text:style-name="T1"> </text:span>written<text:span text:style-name="T1"> </text:span>in<text:span text:style-name="T1"> </text:span>PL/I.</text:p>
      <text:p text:style-name="P8"/>
      <text:p text:style-name="P8"><text:tab/>The<text:span text:style-name="T1"> </text:span>next<text:span text:style-name="T1"> </text:span>version<text:span text:style-name="T1"> </text:span>of<text:span text:style-name="T1"> </text:span>TSC<text:span text:style-name="T1"> </text:span>was<text:span text:style-name="T1"> </text:span>begun<text:span text:style-name="T1"> </text:span>in<text:span text:style-name="T1"> </text:span>1980<text:span text:style-name="T1"> </text:span>for<text:span text:style-name="T1"> </text:span>the<text:span text:style-name="T1"> </text:span>SUN<text:span text:style-name="T1"> </text:span>system<text:span text:style-name="T1"> </text:span>of<text:span text:style-name="T1"> </text:span>computers.<text:span text:style-name="T1"> </text:span>Hence,<text:span text:style-name="T1"> </text:span>the<text:span text:style-name="T1"> </text:span>language<text:span text:style-name="T1"> </text:span>of<text:span text:style-name="T1"> </text:span>choice<text:span text:style-name="T1"> </text:span>was<text:span text:style-name="T1"> </text:span>C.<text:span text:style-name="T1"> </text:span>This<text:span text:style-name="T1"> </text:span>developmental<text:span text:style-name="T1"> </text:span>effort<text:span text:style-name="T1"> </text:span>lasted<text:span text:style-name="T1"> </text:span>until<text:span text:style-name="T1"> </text:span>the<text:span text:style-name="T1"> </text:span>year<text:span text:style-name="T1"> </text:span>2000.<text:span text:style-name="T1"> </text:span>Extensive<text:span text:style-name="T1"> </text:span>revisions<text:span text:style-name="T1"> </text:span>were<text:span text:style-name="T1"> </text:span>attempted<text:span text:style-name="T1"> </text:span>to<text:span text:style-name="T1"> </text:span>make<text:span text:style-name="T1"> </text:span>the<text:span text:style-name="T1"> </text:span>program<text:span text:style-name="T1"> </text:span>more<text:span text:style-name="T1"> </text:span>interactive<text:span text:style-name="T1"> </text:span>and<text:span text:style-name="T1"> </text:span>error-free,<text:span text:style-name="T1"> </text:span>although,<text:span text:style-name="T1"> </text:span>we<text:span text:style-name="T1"> </text:span>recognize<text:span text:style-name="T1"> </text:span>that<text:span text:style-name="T1"> </text:span>a<text:span text:style-name="T1"> </text:span>large<text:span text:style-name="T1"> </text:span>system<text:span text:style-name="T1"> </text:span>can<text:span text:style-name="T1"> </text:span>never<text:span text:style-name="T1"> </text:span>be<text:span text:style-name="T1"> </text:span>completely<text:span text:style-name="T1"> </text:span>bug-free.<text:span text:style-name="T1"> </text:span></text:p>
      <text:p text:style-name="P8"/>
      <text:p text:style-name="P19"><text:span text:style-name="T3">We</text:span><text:span text:style-name="T5"> </text:span><text:span text:style-name="T3">have</text:span><text:span text:style-name="T5"> </text:span><text:span text:style-name="T3">decided</text:span><text:span text:style-name="T5"> </text:span><text:span text:style-name="T3">to</text:span><text:span text:style-name="T5"> </text:span><text:span text:style-name="T3">release</text:span><text:span text:style-name="T5"> </text:span><text:span text:style-name="T3">this</text:span><text:span text:style-name="T5"> </text:span><text:span text:style-name="T3">version</text:span><text:span text:style-name="T5"> </text:span><text:span text:style-name="T3">of</text:span><text:span text:style-name="T5"> </text:span><text:span text:style-name="T3">TSC</text:span><text:span text:style-name="Footnote_20_anchor"><text:span text:style-name="T5"><text:note text:id="ftn1" text:note-class="footnote"><text:note-citation>1</text:note-citation><text:note-body><text:p text:style-name="Footnote">With permission from Stony Brook University, Office of Technology, under GPL</text:p></text:note-body></text:note></text:span></text:span><text:span text:style-name="T5"> </text:span><text:span text:style-name="T3">to</text:span><text:span text:style-name="T5"> </text:span><text:span text:style-name="T3">the</text:span><text:span text:style-name="T5"> </text:span><text:span text:style-name="T3">general</text:span><text:span text:style-name="T5"> </text:span><text:span text:style-name="T3">community</text:span><text:span text:style-name="T5"> </text:span><text:span text:style-name="T3">of</text:span><text:span text:style-name="T5"> </text:span><text:span text:style-name="T3">synthetic</text:span><text:span text:style-name="T5"> </text:span><text:span text:style-name="T3">chemists.</text:span><text:span text:style-name="T5"> </text:span><text:span text:style-name="T3">We</text:span><text:span text:style-name="T5"> </text:span><text:span text:style-name="T3">recognize</text:span><text:span text:style-name="T5"> </text:span><text:span text:style-name="T3">TSC</text:span><text:span text:style-name="T5"> </text:span><text:span text:style-name="T3">as</text:span><text:span text:style-name="T5"> </text:span><text:span text:style-name="T3">an</text:span><text:span text:style-name="T5"> </text:span><text:span text:style-name="T3">invaluable</text:span><text:span text:style-name="T5"> </text:span><text:span text:style-name="T3">assistant</text:span><text:span text:style-name="T5"> </text:span><text:span text:style-name="T3">to</text:span><text:span text:style-name="T5"> </text:span><text:span text:style-name="T3">the</text:span><text:span text:style-name="T5"> </text:span><text:span text:style-name="T3">professional</text:span><text:span text:style-name="T5"> </text:span><text:span text:style-name="T3">organic</text:span><text:span text:style-name="T5"> </text:span><text:span text:style-name="T3">chemist</text:span><text:span text:style-name="T5"> </text:span><text:span text:style-name="T3">who</text:span><text:span text:style-name="T5"> </text:span><text:span text:style-name="T3">wishes</text:span><text:span text:style-name="T5"> </text:span><text:span text:style-name="T3">to</text:span><text:span text:style-name="T5"> </text:span><text:span text:style-name="T3">undertake</text:span><text:span text:style-name="T5"> </text:span><text:span text:style-name="T3">the</text:span><text:span text:style-name="T5"> </text:span><text:span text:style-name="T3">synthesis</text:span><text:span text:style-name="T5"> </text:span><text:span text:style-name="T3">of</text:span><text:span text:style-name="T5"> </text:span><text:span text:style-name="T3">complex</text:span><text:span text:style-name="T5"> </text:span><text:span text:style-name="T3">organic</text:span><text:span text:style-name="T5"> </text:span><text:span text:style-name="T3">molecules.</text:span><text:span text:style-name="T5"> </text:span><text:span text:style-name="T3">The</text:span><text:span text:style-name="T5"> </text:span><text:span text:style-name="T3">current</text:span><text:span text:style-name="T5"> </text:span><text:span text:style-name="T3">program</text:span><text:span text:style-name="T5"> </text:span><text:span text:style-name="T3">is</text:span><text:span text:style-name="T5"> </text:span><text:span text:style-name="T3">available</text:span><text:span text:style-name="T5"> </text:span><text:span text:style-name="T3">for</text:span><text:span text:style-name="T5"> </text:span><text:span text:style-name="T3">Linux</text:span><text:span text:style-name="T5"> </text:span><text:span text:style-name="T3">(Ubuntu</text:span><text:span text:style-name="T5"> </text:span><text:span text:style-name="T3">8.10</text:span><text:span text:style-name="T5"> </text:span><text:span text:style-name="T3">version)</text:span><text:span text:style-name="T5"> </text:span><text:span text:style-name="T3">to</text:span><text:span text:style-name="T5"> </text:span><text:span text:style-name="T3">execute</text:span><text:span text:style-name="T5"> </text:span><text:span text:style-name="T3">on</text:span><text:span text:style-name="T5"> </text:span><text:span text:style-name="T3">an</text:span><text:span text:style-name="T5"> </text:span><text:span text:style-name="T3">IBM</text:span><text:span text:style-name="T5"> </text:span><text:span text:style-name="T3">PC-compatible</text:span><text:span text:style-name="T5"> </text:span><text:span text:style-name="T3">computer.</text:span><text:span text:style-name="T5"> </text:span><text:span text:style-name="T3">This</text:span><text:span text:style-name="T5"> </text:span><text:span text:style-name="T3">user</text:span><text:span text:style-name="T5">’</text:span><text:span text:style-name="T3">s</text:span><text:span text:style-name="T5"> </text:span><text:span text:style-name="T3">manual</text:span><text:span text:style-name="T5"> </text:span><text:span text:style-name="T3">is</text:span><text:span text:style-name="T5"> </text:span><text:span text:style-name="T3">for</text:span><text:span text:style-name="T5"> </text:span><text:span text:style-name="T3">novice</text:span><text:span text:style-name="T5"> </text:span><text:span text:style-name="T3">users</text:span><text:span text:style-name="T5"> </text:span><text:span text:style-name="T3">who</text:span><text:span text:style-name="T5"> </text:span><text:span text:style-name="T3">wish</text:span><text:span text:style-name="T5"> </text:span><text:span text:style-name="T3">to</text:span><text:span text:style-name="T5"> </text:span><text:span text:style-name="T3">get</text:span><text:span text:style-name="T5"> </text:span><text:span text:style-name="T3">started</text:span><text:span text:style-name="T5"> </text:span><text:span text:style-name="T3">with</text:span><text:span text:style-name="T5"> </text:span><text:span text:style-name="T3">TSC.</text:span></text:p>
      <text:p text:style-name="P29"><text:bookmark-start text:name="__RefHeading__678_815863734"/><text:bookmark-end text:name="__RefHeading__678_815863734"/>2.<text:span text:style-name="T1"> </text:span>What<text:span text:style-name="T1"> </text:span>is<text:span text:style-name="T1"> </text:span>TSC?</text:p>
      <text:p text:style-name="P1"/>
      <text:p text:style-name="P21">The<text:span text:style-name="T1"> </text:span>TSC<text:span text:style-name="T1"> </text:span>system<text:span text:style-name="T1"> </text:span>is<text:span text:style-name="T1"> </text:span>a<text:span text:style-name="T1"> </text:span>large-scale<text:span text:style-name="T1"> </text:span>software<text:span text:style-name="T1"> </text:span>tool<text:span text:style-name="T1"> </text:span>that<text:span text:style-name="T1"> </text:span>offers<text:span text:style-name="T1"> </text:span>substantive<text:span text:style-name="T1"> </text:span>and<text:span text:style-name="T1"> </text:span>cost-effective<text:span text:style-name="T1"> </text:span>assistance<text:span text:style-name="T1"> </text:span>in<text:span text:style-name="T1"> </text:span>addressing<text:span text:style-name="T1"> </text:span>an<text:span text:style-name="T1"> </text:span>important<text:span text:style-name="T1"> </text:span>and<text:span text:style-name="T1"> </text:span>often<text:span text:style-name="T1"> </text:span>very<text:span text:style-name="T1"> </text:span>difficult<text:span text:style-name="T1"> </text:span>class<text:span text:style-name="T1"> </text:span>of<text:span text:style-name="T1"> </text:span>problems<text:span text:style-name="T1"> </text:span>faced<text:span text:style-name="T1"> </text:span>by<text:span text:style-name="T1"> </text:span>most<text:span text:style-name="T1"> </text:span>producers<text:span text:style-name="T1"> </text:span>of<text:span text:style-name="T1"> </text:span>complex,<text:span text:style-name="T1"> </text:span>high-value<text:span text:style-name="T1"> </text:span>organic<text:span text:style-name="T1"> </text:span>chemical<text:span text:style-name="T1"> </text:span>compounds<text:span text:style-name="T1"> </text:span>such<text:span text:style-name="T1"> </text:span>as<text:span text:style-name="T1"> </text:span>pharmaceuticals,<text:span text:style-name="T1"> </text:span>agricultural<text:span text:style-name="T1"> </text:span>chemicals,<text:span text:style-name="T1"> </text:span>agents<text:span text:style-name="T1"> </text:span>required<text:span text:style-name="T1"> </text:span>in<text:span text:style-name="T1"> </text:span>the<text:span text:style-name="T1"> </text:span>manufacture<text:span text:style-name="T1"> </text:span>of<text:span text:style-name="T1"> </text:span>semiconductor<text:span text:style-name="T1"> </text:span>materials<text:span text:style-name="T1"> </text:span>and<text:span text:style-name="T1"> </text:span>information<text:span text:style-name="T1"> </text:span>storage<text:span text:style-name="T1"> </text:span>media,<text:span text:style-name="T1"> </text:span>and<text:span text:style-name="T1"> </text:span>so<text:span text:style-name="T1"> </text:span>on.<text:span text:style-name="T1"> </text:span>The<text:span text:style-name="T1"> </text:span>problem<text:span text:style-name="T1"> </text:span>is<text:span text:style-name="T1"> </text:span>that<text:span text:style-name="T1"> </text:span>of<text:span text:style-name="T1"> </text:span>discovering<text:span text:style-name="T1"> </text:span>a<text:span text:style-name="T1"> </text:span>sequence<text:span text:style-name="T1"> </text:span>of<text:span text:style-name="T1"> </text:span>(usually)<text:span text:style-name="T1"> </text:span>known,<text:span text:style-name="T1"> </text:span>controllable,<text:span text:style-name="T1"> </text:span>and<text:span text:style-name="T1"> </text:span>outcome<text:span text:style-name="T1"> </text:span>predictable<text:span text:style-name="T1"> </text:span>chemical<text:span text:style-name="T1"> </text:span>reactions<text:span text:style-name="T1"> </text:span>that<text:span text:style-name="T1"> </text:span>will<text:span text:style-name="T1"> </text:span>transform<text:span text:style-name="T1"> </text:span>available<text:span text:style-name="T1"> </text:span>starting<text:span text:style-name="T1"> </text:span>materials<text:span text:style-name="T1"> </text:span>into<text:span text:style-name="T1"> </text:span>a<text:span text:style-name="T1"> </text:span>desired<text:span text:style-name="T1"> </text:span>target<text:span text:style-name="T1"> </text:span>compound.<text:span text:style-name="T1"> </text:span>With<text:span text:style-name="T1"> </text:span>relatively<text:span text:style-name="T1"> </text:span>minor<text:span text:style-name="T1"> </text:span>additional<text:span text:style-name="T1"> </text:span>development,<text:span text:style-name="T1"> </text:span>the<text:span text:style-name="T1"> </text:span>problem<text:span text:style-name="T1"> </text:span>domain<text:span text:style-name="T1"> </text:span>accessible<text:span text:style-name="T1"> </text:span>to<text:span text:style-name="T1"> </text:span>TSC<text:span text:style-name="T1"> </text:span>may<text:span text:style-name="T1"> </text:span>be<text:span text:style-name="T1"> </text:span>expanded<text:span text:style-name="T1"> </text:span>to<text:span text:style-name="T1"> </text:span>include<text:span text:style-name="T1"> </text:span>prediction<text:span text:style-name="T1"> </text:span>of<text:span text:style-name="T1"> </text:span>the<text:span text:style-name="T1"> </text:span>products<text:span text:style-name="T1"> </text:span>of<text:span text:style-name="T1"> </text:span>environmental<text:span text:style-name="T1"> </text:span>and<text:span text:style-name="T1"> </text:span>metabolic<text:span text:style-name="T1"> </text:span>breakdown,<text:span text:style-name="T1"> </text:span>so<text:span text:style-name="T1"> </text:span>that<text:span text:style-name="T1"> </text:span>the<text:span text:style-name="T1"> </text:span>risks<text:span text:style-name="T1"> </text:span>and<text:span text:style-name="T1"> </text:span>consequences<text:span text:style-name="T1"> </text:span>of<text:span text:style-name="T1"> </text:span>releasing<text:span text:style-name="T1"> </text:span>a<text:span text:style-name="T1"> </text:span>substance<text:span text:style-name="T1"> </text:span>into<text:span text:style-name="T1"> </text:span>the<text:span text:style-name="T1"> </text:span>biosphere<text:span text:style-name="T1"> </text:span>or<text:span text:style-name="T1"> </text:span>ingesting<text:span text:style-name="T1"> </text:span>it<text:span text:style-name="T1"> </text:span>may<text:span text:style-name="T1"> </text:span>be<text:span text:style-name="T1"> </text:span>quickly<text:span text:style-name="T1"> </text:span>and<text:span text:style-name="T1"> </text:span>accurately<text:span text:style-name="T1"> </text:span>evaluated.<text:span text:style-name="T1"> </text:span></text:p>
      <text:p text:style-name="P20"/>
      <text:p text:style-name="P19"><text:span text:style-name="T4">In</text:span><text:span text:style-name="T6"> </text:span><text:span text:style-name="T4">brief,</text:span><text:span text:style-name="T6"> </text:span><text:span text:style-name="T4">TSC</text:span><text:span text:style-name="T6"> </text:span><text:span text:style-name="T4">is</text:span><text:span text:style-name="T6"> </text:span><text:span text:style-name="T4">a</text:span><text:span text:style-name="T6"> </text:span><text:span text:style-name="T4">knowledge-based</text:span><text:span text:style-name="T6"> </text:span><text:span text:style-name="T4">domain-specific</text:span><text:span text:style-name="T6"> </text:span><text:span text:style-name="T4">heuristic</text:span><text:span text:style-name="T6"> </text:span><text:span text:style-name="T4">problem-solving</text:span><text:span text:style-name="T6"> </text:span><text:span text:style-name="T4">system</text:span><text:span text:style-name="T6"> </text:span><text:span text:style-name="T4">that</text:span><text:span text:style-name="T6"> </text:span><text:span text:style-name="T4">applies</text:span><text:span text:style-name="T6"> </text:span><text:span text:style-name="T4">the</text:span><text:span text:style-name="T6"> </text:span><text:span text:style-name="T4">methodology</text:span><text:span text:style-name="T6"> </text:span><text:span text:style-name="T4">of</text:span><text:span text:style-name="T6"> </text:span><text:span text:style-name="T7">artificial</text:span><text:span text:style-name="T8"> </text:span><text:span text:style-name="T7">intelligence</text:span><text:span text:style-name="T8"> </text:span><text:span text:style-name="T4">to</text:span><text:span text:style-name="T6"> </text:span><text:span text:style-name="T4">the</text:span><text:span text:style-name="T6"> </text:span><text:span text:style-name="T4">problem</text:span><text:span text:style-name="T6"> </text:span><text:span text:style-name="T4">domain</text:span><text:span text:style-name="T6"> </text:span><text:span text:style-name="T4">of</text:span><text:span text:style-name="T6"> </text:span><text:span text:style-name="T4">organic</text:span><text:span text:style-name="T6"> </text:span><text:span text:style-name="T4">chemistry.</text:span><text:span text:style-name="T6"> </text:span><text:span text:style-name="T4">The</text:span><text:span text:style-name="T6"> </text:span><text:span text:style-name="T4">program</text:span><text:span text:style-name="T6"> </text:span><text:span text:style-name="T4">may</text:span><text:span text:style-name="T6"> </text:span><text:span text:style-name="T4">be</text:span><text:span text:style-name="T6"> </text:span><text:span text:style-name="T4">used</text:span><text:span text:style-name="T6"> </text:span><text:span text:style-name="T4">for</text:span><text:span text:style-name="T6"> </text:span><text:span text:style-name="T4">both</text:span><text:span text:style-name="T6"> </text:span><text:span text:style-name="T4">retrosynthetic</text:span><text:span text:style-name="T6"> </text:span><text:span text:style-name="T4">and</text:span><text:span text:style-name="T6"> </text:span><text:span text:style-name="T4">synthetic</text:span><text:span text:style-name="T6"> </text:span><text:span text:style-name="T4">exploration</text:span><text:span text:style-name="T6"> </text:span><text:span text:style-name="T4">of</text:span><text:span text:style-name="T6"> </text:span><text:span text:style-name="T4">a</text:span><text:span text:style-name="T6"> </text:span><text:span text:style-name="T4">reaction</text:span><text:span text:style-name="T6"> </text:span><text:span text:style-name="T4">transform</text:span><text:span text:style-name="T6"> </text:span><text:span text:style-name="T4">space.</text:span><text:span text:style-name="T6"> </text:span><text:span text:style-name="T4">It</text:span><text:span text:style-name="T6"> </text:span><text:span text:style-name="T4">was</text:span><text:span text:style-name="T6"> </text:span><text:span text:style-name="T4">designed</text:span><text:span text:style-name="T6"> </text:span><text:span text:style-name="T4">to</text:span><text:span text:style-name="T6"> </text:span><text:span text:style-name="T4">enable</text:span><text:span text:style-name="T6"> </text:span><text:span text:style-name="T4">the</text:span><text:span text:style-name="T6"> </text:span><text:span text:style-name="T4">practicing</text:span><text:span text:style-name="T6"> </text:span><text:span text:style-name="T4">organic</text:span><text:span text:style-name="T6"> </text:span><text:span text:style-name="T4">chemist</text:span><text:span text:style-name="T6"> </text:span><text:span text:style-name="T4">to</text:span><text:span text:style-name="T6"> </text:span><text:span text:style-name="T4">discover</text:span><text:span text:style-name="T6"> </text:span><text:span text:style-name="T4">valid</text:span><text:span text:style-name="T6"> </text:span><text:span text:style-name="T4">synthesis</text:span><text:span text:style-name="T6"> </text:span><text:span text:style-name="T4">routes</text:span><text:span text:style-name="T6"> </text:span><text:span text:style-name="T4">for</text:span><text:span text:style-name="T6"> </text:span><text:span text:style-name="T4">organic</text:span><text:span text:style-name="T6"> </text:span><text:span text:style-name="T4">molecules</text:span><text:span text:style-name="T6"> </text:span><text:span text:style-name="T4">of</text:span><text:span text:style-name="T6"> </text:span><text:span text:style-name="T4">interest</text:span><text:span text:style-name="T6"> </text:span><text:span text:style-name="T4">without</text:span><text:span text:style-name="T6"> </text:span><text:span text:style-name="T4">requiring</text:span><text:span text:style-name="T6"> </text:span><text:span text:style-name="T4">that</text:span><text:span text:style-name="T6"> </text:span><text:span text:style-name="T4">he</text:span><text:span text:style-name="T6"> </text:span><text:span text:style-name="T4">provide</text:span><text:span text:style-name="T6"> </text:span><text:span text:style-name="T4">on-line</text:span><text:span text:style-name="T6"> </text:span><text:span text:style-name="T4">guidance</text:span><text:span text:style-name="T6"> </text:span><text:span text:style-name="T4">to</text:span><text:span text:style-name="T6"> </text:span><text:span text:style-name="T4">the</text:span><text:span text:style-name="T6"> </text:span><text:span text:style-name="T4">program.</text:span><text:span text:style-name="T6"> </text:span><text:span text:style-name="T4">Even</text:span><text:span text:style-name="T6"> </text:span><text:span text:style-name="T4">with</text:span><text:span text:style-name="T6"> </text:span><text:span text:style-name="T4">its</text:span><text:span text:style-name="T6"> </text:span><text:span text:style-name="T4">presently</text:span><text:span text:style-name="T6"> </text:span><text:span text:style-name="T4">limited</text:span><text:span text:style-name="T6"> </text:span><text:span text:style-name="T4">library</text:span><text:span text:style-name="T6"> </text:span><text:span text:style-name="T4">of</text:span><text:span text:style-name="T6"> </text:span><text:span text:style-name="T4">known</text:span><text:span text:style-name="T6"> </text:span><text:span text:style-name="T4">synthetic</text:span><text:span text:style-name="T6"> </text:span><text:span text:style-name="T4">reactions,</text:span><text:span text:style-name="T6"> </text:span><text:span text:style-name="T4">TSC</text:span><text:span text:style-name="T6"> </text:span><text:span text:style-name="T4">has</text:span><text:span text:style-name="T6"> </text:span><text:span text:style-name="T4">proposed</text:span><text:span text:style-name="T6"> </text:span><text:span text:style-name="T4">synthesis</text:span><text:span text:style-name="T6"> </text:span><text:span text:style-name="T4">routes</text:span><text:span text:style-name="T6"> </text:span><text:span text:style-name="T4">that</text:span><text:span text:style-name="T6"> </text:span><text:span text:style-name="T4">have</text:span><text:span text:style-name="T6"> </text:span><text:span text:style-name="T4">been</text:span><text:span text:style-name="T6"> </text:span><text:span text:style-name="T4">judged</text:span><text:span text:style-name="T6"> </text:span><text:span text:style-name="T4">useful,</text:span><text:span text:style-name="T6"> </text:span><text:span text:style-name="T4">original,</text:span><text:span text:style-name="T6"> </text:span><text:span text:style-name="T4">and</text:span><text:span text:style-name="T6"> </text:span><text:span text:style-name="T4">suggestive</text:span><text:span text:style-name="T6"> </text:span><text:span text:style-name="T4">by</text:span><text:span text:style-name="T6"> </text:span><text:span text:style-name="T4">chemists</text:span><text:span text:style-name="T6"> </text:span><text:span text:style-name="T4">who</text:span><text:span text:style-name="T6"> </text:span><text:span text:style-name="T4">have</text:span><text:span text:style-name="T6"> </text:span><text:span text:style-name="T4">used</text:span><text:span text:style-name="T6"> </text:span><text:span text:style-name="T4">the</text:span><text:span text:style-name="T6"> </text:span><text:span text:style-name="T4">system.</text:span><text:span text:style-name="T6"> </text:span><text:span text:style-name="T4">Only</text:span><text:span text:style-name="T6"> </text:span><text:span text:style-name="T4">an</text:span><text:span text:style-name="T6"> </text:span><text:span text:style-name="T4">enlarged</text:span><text:span text:style-name="T6"> </text:span><text:span text:style-name="T4">and</text:span><text:span text:style-name="T6"> </text:span><text:span text:style-name="T4">stereochemistry-enabled</text:span><text:span text:style-name="T6"> </text:span><text:span text:style-name="T4">knowledge</text:span><text:span text:style-name="T6"> </text:span><text:span text:style-name="T4">base</text:span><text:span text:style-name="T6"> </text:span><text:span text:style-name="T4">(the</text:span><text:span text:style-name="T6"> </text:span><text:span text:style-name="T4">synthesis</text:span><text:span text:style-name="T6"> </text:span><text:span text:style-name="T4">search</text:span><text:span text:style-name="T6"> </text:span><text:span text:style-name="T4">engine</text:span><text:span text:style-name="T6"> </text:span><text:span text:style-name="T4">is</text:span><text:span text:style-name="T6"> </text:span><text:span text:style-name="T4">already</text:span><text:span text:style-name="T6"> </text:span><text:span text:style-name="T4">fully</text:span><text:span text:style-name="T6"> </text:span><text:span text:style-name="T4">stereo-search</text:span><text:span text:style-name="T6"> </text:span><text:span text:style-name="T4">capable),</text:span><text:span text:style-name="T6"> </text:span><text:span text:style-name="T4">which</text:span><text:span text:style-name="T6"> </text:span><text:span text:style-name="T4">will</text:span><text:span text:style-name="T6"> </text:span><text:span text:style-name="T4">be</text:span><text:span text:style-name="T6"> </text:span><text:span text:style-name="T4">acquired</text:span><text:span text:style-name="T6"> </text:span><text:span text:style-name="T4">via</text:span><text:span text:style-name="T6"> </text:span><text:span text:style-name="T4">the</text:span><text:span text:style-name="T6"> </text:span><text:span text:style-name="T7">machine</text:span><text:span text:style-name="T8"> </text:span><text:span text:style-name="T7">learning</text:span><text:span text:style-name="T8"> </text:span><text:span text:style-name="T4">techniques</text:span><text:span text:style-name="T6"> </text:span><text:span text:style-name="T4">pioneered</text:span><text:span text:style-name="T6"> </text:span><text:span text:style-name="T4">is</text:span><text:span text:style-name="T6"> </text:span><text:span text:style-name="T4">required</text:span><text:span text:style-name="T6"> </text:span><text:span text:style-name="T4">to</text:span><text:span text:style-name="T6"> </text:span><text:span text:style-name="T4">transform</text:span><text:span text:style-name="T6"> </text:span><text:span text:style-name="T4">the</text:span><text:span text:style-name="T6"> </text:span><text:span text:style-name="T4">existing</text:span><text:span text:style-name="T6"> </text:span><text:span text:style-name="T4">TSC</text:span><text:span text:style-name="T6"> </text:span><text:span text:style-name="T4">system</text:span><text:span text:style-name="T6"> </text:span><text:span text:style-name="T4">into</text:span><text:span text:style-name="T6"> </text:span><text:span text:style-name="T4">a</text:span><text:span text:style-name="T6"> </text:span><text:span text:style-name="T4">stereochemistry</text:span><text:span text:style-name="T6"> </text:span><text:span text:style-name="T4">software</text:span><text:span text:style-name="T6"> </text:span><text:span text:style-name="T4">product.</text:span></text:p>
      <text:p text:style-name="P21"/>
      <text:p text:style-name="Heading_20_1"><text:bookmark-start text:name="__RefHeading__680_815863734"/><text:bookmark-end text:name="__RefHeading__680_815863734"/>3.<text:span text:style-name="T1"> </text:span>How<text:span text:style-name="T1"> </text:span>does<text:span text:style-name="T1"> </text:span>TSC<text:span text:style-name="T1"> </text:span>work?</text:p>
      <text:p text:style-name="P17"/>
      <text:p text:style-name="P19"><text:span text:style-name="T4">TSC</text:span><text:span text:style-name="T6"> </text:span><text:span text:style-name="T4">begins</text:span><text:span text:style-name="T6"> </text:span><text:span text:style-name="T4">its</text:span><text:span text:style-name="T6"> </text:span><text:span text:style-name="T4">search</text:span><text:span text:style-name="T6"> </text:span><text:span text:style-name="T4">with</text:span><text:span text:style-name="T6"> </text:span><text:span text:style-name="T4">a</text:span><text:span text:style-name="T6"> </text:span><text:span text:style-name="T4">drawing</text:span><text:span text:style-name="T6"> </text:span><text:span text:style-name="T4">of</text:span><text:span text:style-name="T6"> </text:span><text:span text:style-name="T4">an</text:span><text:span text:style-name="T6"> </text:span><text:span text:style-name="T4">organic</text:span><text:span text:style-name="T6"> </text:span><text:span text:style-name="T4">molecule.</text:span><text:span text:style-name="T6"> </text:span><text:span text:style-name="T4">It</text:span><text:span text:style-name="T6"> </text:span><text:span text:style-name="T4">examines</text:span><text:span text:style-name="T6"> </text:span><text:span text:style-name="T4">the</text:span><text:span text:style-name="T6"> </text:span><text:span text:style-name="T4">molecule</text:span><text:span text:style-name="T6"> </text:span><text:span text:style-name="T4">for</text:span><text:span text:style-name="T6"> </text:span><text:span text:style-name="T4">certain</text:span><text:span text:style-name="T6"> </text:span><text:span text:style-name="T4">features</text:span><text:span text:style-name="T6"> </text:span><text:span text:style-name="T4">(functional</text:span><text:span text:style-name="T6"> </text:span><text:span text:style-name="T4">groups)</text:span><text:span text:style-name="T6"> </text:span><text:span text:style-name="T4">that</text:span><text:span text:style-name="T6"> </text:span><text:span text:style-name="T4">can</text:span><text:span text:style-name="T6"> </text:span><text:span text:style-name="T4">be</text:span><text:span text:style-name="T6"> </text:span><text:span text:style-name="T4">synthesized.</text:span><text:span text:style-name="T6"> </text:span><text:span text:style-name="T4">It</text:span><text:span text:style-name="T6"> </text:span><text:span text:style-name="T4">then</text:span><text:span text:style-name="T6"> </text:span><text:span text:style-name="T4">consults</text:span><text:span text:style-name="T6"> </text:span><text:span text:style-name="T4">the</text:span><text:span text:style-name="T6"> </text:span><text:span text:style-name="T4">reaction</text:span><text:span text:style-name="T6"> </text:span><text:span text:style-name="T4">library,</text:span><text:span text:style-name="T6"> </text:span><text:span text:style-name="T4">checking</text:span><text:span text:style-name="T6"> </text:span><text:span text:style-name="T4">each</text:span><text:span text:style-name="T6"> </text:span><text:span text:style-name="T4">reaction</text:span><text:span text:style-name="T6"> </text:span><text:span text:style-name="T4">schema</text:span><text:span text:style-name="T6"> </text:span><text:span text:style-name="T4">to</text:span><text:span text:style-name="T6"> </text:span><text:span text:style-name="T4">determine</text:span><text:span text:style-name="T6"> </text:span><text:span text:style-name="T4">whether</text:span><text:span text:style-name="T6"> </text:span><text:span text:style-name="T4">it</text:span><text:span text:style-name="T6"> </text:span><text:span text:style-name="T4">can</text:span><text:span text:style-name="T6"> </text:span><text:span text:style-name="T4">be</text:span><text:span text:style-name="T6"> </text:span><text:span text:style-name="T4">used</text:span><text:span text:style-name="T6"> </text:span><text:span text:style-name="T4">to</text:span><text:span text:style-name="T6"> </text:span><text:span text:style-name="T4">synthesize</text:span><text:span text:style-name="T6"> </text:span><text:span text:style-name="T4">one</text:span><text:span text:style-name="T6"> </text:span><text:span text:style-name="T4">of</text:span><text:span text:style-name="T6"> </text:span><text:span text:style-name="T4">the</text:span><text:span text:style-name="T6"> </text:span><text:span text:style-name="T4">groups</text:span><text:span text:style-name="T6"> </text:span><text:span text:style-name="T4">it</text:span><text:span text:style-name="T6"> </text:span><text:span text:style-name="T4">found</text:span><text:span text:style-name="T6"> </text:span><text:span text:style-name="T4">in</text:span><text:span text:style-name="T6"> </text:span><text:span text:style-name="T4">the</text:span><text:span text:style-name="T6"> </text:span><text:span text:style-name="T4">target</text:span><text:span text:style-name="T6"> </text:span><text:span text:style-name="T4">molecule.</text:span><text:span text:style-name="T6"> </text:span><text:span text:style-name="T4">If</text:span><text:span text:style-name="T6"> </text:span><text:span text:style-name="T4">it</text:span><text:span text:style-name="T6"> </text:span><text:span text:style-name="T4">finds</text:span><text:span text:style-name="T6"> </text:span><text:span text:style-name="T4">a</text:span><text:span text:style-name="T6"> </text:span><text:span text:style-name="T4">match,</text:span><text:span text:style-name="T6"> </text:span><text:span text:style-name="T4">it</text:span><text:span text:style-name="T6"> </text:span><text:span text:style-name="T4">checks</text:span><text:span text:style-name="T6"> </text:span><text:span text:style-name="T4">whether</text:span><text:span text:style-name="T6"> </text:span><text:span text:style-name="T4">any</text:span><text:span text:style-name="T6"> </text:span><text:span text:style-name="T4">other</text:span><text:span text:style-name="T6"> </text:span><text:span text:style-name="T4">functional</text:span><text:span text:style-name="T6"> </text:span><text:span text:style-name="T4">groups</text:span><text:span text:style-name="T6"> </text:span><text:span text:style-name="T4">in</text:span><text:span text:style-name="T6"> </text:span><text:span text:style-name="T4">the</text:span><text:span text:style-name="T6"> </text:span><text:span text:style-name="T4">molecule</text:span><text:span text:style-name="T6"> </text:span><text:span text:style-name="T4">could</text:span><text:span text:style-name="T6"> </text:span><text:span text:style-name="T4">interfere</text:span><text:span text:style-name="T6"> </text:span><text:span text:style-name="T4">with</text:span><text:span text:style-name="T6"> </text:span><text:span text:style-name="T4">the</text:span><text:span text:style-name="T6"> </text:span><text:span text:style-name="T4">reaction,</text:span><text:span text:style-name="T6"> </text:span><text:span text:style-name="T4">or</text:span><text:span text:style-name="T6"> </text:span><text:span text:style-name="T4">whether</text:span><text:span text:style-name="T6"> </text:span><text:span text:style-name="T4">any</text:span><text:span text:style-name="T6"> </text:span><text:span text:style-name="T4">other</text:span><text:span text:style-name="T6"> </text:span><text:span text:style-name="T4">group</text:span><text:span text:style-name="T6"> </text:span><text:span text:style-name="T4">that</text:span><text:span text:style-name="T6"> </text:span><text:span text:style-name="T4">is</text:span><text:span text:style-name="T6"> </text:span><text:span text:style-name="T4">required</text:span><text:span text:style-name="T6"> </text:span><text:span text:style-name="T4">is</text:span><text:span text:style-name="T6"> </text:span><text:span text:style-name="T4">missing,</text:span><text:span text:style-name="T6"> </text:span><text:span text:style-name="T4">by</text:span><text:span text:style-name="T6"> </text:span><text:span text:style-name="T4">applying</text:span><text:span text:style-name="T6"> </text:span><text:span text:style-name="T4">pre-transform</text:span><text:span text:style-name="T6"> </text:span><text:span text:style-name="T4">tests.</text:span><text:span text:style-name="T6"> </text:span><text:span text:style-name="T4">If</text:span><text:span text:style-name="T6"> </text:span><text:span text:style-name="T4">the</text:span><text:span text:style-name="T6"> </text:span><text:span text:style-name="T4">schema</text:span><text:span text:style-name="T6"> </text:span><text:span text:style-name="T4">passes</text:span><text:span text:style-name="T6"> </text:span><text:span text:style-name="T4">the</text:span><text:span text:style-name="T6"> </text:span><text:span text:style-name="T4">initial</text:span><text:span text:style-name="T6"> </text:span><text:span text:style-name="T4">tests,</text:span><text:span text:style-name="T6"> </text:span><text:span text:style-name="T4">TSC</text:span><text:span text:style-name="T6"> </text:span><text:span text:style-name="T4">tries</text:span><text:span text:style-name="T6"> </text:span><text:span text:style-name="T4">to</text:span><text:span text:style-name="T6"> </text:span><text:span text:style-name="T4">match</text:span><text:span text:style-name="T6"> </text:span><text:span text:style-name="T4">up</text:span><text:span text:style-name="T6"> </text:span><text:span text:style-name="T4">all</text:span><text:span text:style-name="T6"> </text:span><text:span text:style-name="T4">the</text:span><text:span text:style-name="T6"> </text:span><text:span text:style-name="T4">atoms</text:span><text:span text:style-name="T6"> </text:span><text:span text:style-name="T4">and</text:span><text:span text:style-name="T6"> </text:span><text:span text:style-name="T4">bonds</text:span><text:span text:style-name="T6"> </text:span><text:span text:style-name="T4">in</text:span><text:span text:style-name="T6"> </text:span><text:span text:style-name="T4">the</text:span><text:span text:style-name="T6"> </text:span><text:span text:style-name="T4">pattern</text:span><text:span text:style-name="T6"> </text:span><text:span text:style-name="T4">for</text:span><text:span text:style-name="T6"> </text:span><text:span text:style-name="T4">the</text:span><text:span text:style-name="T6"> </text:span><text:span text:style-name="T4">reaction</text:span><text:span text:style-name="T6"> </text:span><text:span text:style-name="T4">to</text:span><text:span text:style-name="T6"> </text:span><text:span text:style-name="T4">atoms</text:span><text:span text:style-name="T6"> </text:span><text:span text:style-name="T4">and</text:span><text:span text:style-name="T6"> </text:span><text:span text:style-name="T4">bonds</text:span><text:span text:style-name="T6"> </text:span><text:span text:style-name="T4">in</text:span><text:span text:style-name="T6"> </text:span><text:span text:style-name="T4">the</text:span><text:span text:style-name="T6"> </text:span><text:span text:style-name="T4">molecule.</text:span><text:span text:style-name="T6"> </text:span><text:span text:style-name="T4">It</text:span><text:span text:style-name="T6"> </text:span><text:span text:style-name="T4">does</text:span><text:span text:style-name="T6"> </text:span><text:span text:style-name="T4">this</text:span><text:span text:style-name="T6"> </text:span><text:span text:style-name="T4">for</text:span><text:span text:style-name="T6"> </text:span><text:span text:style-name="T4">each</text:span><text:span text:style-name="T6"> </text:span><text:span text:style-name="T4">location</text:span><text:span text:style-name="T6"> </text:span><text:span text:style-name="T4">in</text:span><text:span text:style-name="T6"> </text:span><text:span text:style-name="T4">the</text:span><text:span text:style-name="T6"> </text:span><text:span text:style-name="T4">molecule</text:span><text:span text:style-name="T6"> </text:span><text:span text:style-name="T4">that</text:span><text:span text:style-name="T6"> </text:span><text:span text:style-name="T4">contains</text:span><text:span text:style-name="T6"> </text:span><text:span text:style-name="T4">the</text:span><text:span text:style-name="T6"> </text:span><text:span text:style-name="T4">functional</text:span><text:span text:style-name="T6"> </text:span><text:span text:style-name="T4">group(s)</text:span><text:span text:style-name="T6"> </text:span><text:span text:style-name="T4">required</text:span><text:span text:style-name="T6"> </text:span><text:span text:style-name="T4">by</text:span><text:span text:style-name="T6"> </text:span><text:span text:style-name="T4">the</text:span><text:span text:style-name="T6"> </text:span><text:span text:style-name="T4">reaction</text:span><text:span text:style-name="T6"> </text:span><text:span text:style-name="T4">schema.</text:span><text:span text:style-name="T6"> </text:span><text:span text:style-name="T4">If</text:span><text:span text:style-name="T6"> </text:span><text:span text:style-name="T4">at</text:span><text:span text:style-name="T6"> </text:span><text:span text:style-name="T4">least</text:span><text:span text:style-name="T6"> </text:span><text:span text:style-name="T4">one</text:span><text:span text:style-name="T6"> </text:span><text:span text:style-name="T4">complete</text:span><text:span text:style-name="T6"> </text:span><text:span text:style-name="T4">match</text:span><text:span text:style-name="T6"> </text:span><text:span text:style-name="T4">is</text:span><text:span text:style-name="T6"> </text:span><text:span text:style-name="T4">found,</text:span><text:span text:style-name="T6"> </text:span><text:span text:style-name="T4">the</text:span><text:span text:style-name="T6"> </text:span><text:span text:style-name="T4">schema</text:span><text:span text:style-name="T6"> </text:span><text:span text:style-name="T4">is</text:span><text:span text:style-name="T6"> </text:span><text:span text:style-name="T4">applied</text:span><text:span text:style-name="T6"> </text:span><text:span text:style-name="T4">by</text:span><text:span text:style-name="T6"> </text:span><text:span text:style-name="T4">breaking</text:span><text:span text:style-name="T6"> </text:span><text:span text:style-name="T4">certain</text:span><text:span text:style-name="T6"> </text:span><text:span text:style-name="T4">bonds</text:span><text:span text:style-name="T6"> </text:span><text:span text:style-name="T4">and</text:span><text:span text:style-name="T6"> </text:span><text:span text:style-name="T4">creating</text:span><text:span text:style-name="T6"> </text:span><text:span text:style-name="T4">others</text:span><text:span text:style-name="T6"> </text:span><text:span text:style-name="T4">to</text:span><text:span text:style-name="T6"> </text:span><text:span text:style-name="T4">generate</text:span><text:span text:style-name="T6"> </text:span><text:span text:style-name="T4">one</text:span><text:span text:style-name="T6"> </text:span><text:span text:style-name="T4">or</text:span><text:span text:style-name="T6"> </text:span><text:span text:style-name="T4">more</text:span><text:span text:style-name="T6"> </text:span><text:span text:style-name="T4">subgoal</text:span><text:span text:style-name="T6"> </text:span><text:span text:style-name="T4">molecules.</text:span><text:span text:style-name="T6"> </text:span><text:span text:style-name="T4">Before</text:span><text:span text:style-name="T6"> </text:span><text:span text:style-name="T4">accepting</text:span><text:span text:style-name="T6"> </text:span><text:span text:style-name="T4">the</text:span><text:span text:style-name="T6"> </text:span><text:span text:style-name="T4">results</text:span><text:span text:style-name="T6"> </text:span><text:span text:style-name="T4">of</text:span><text:span text:style-name="T6"> </text:span><text:span text:style-name="T4">applying</text:span><text:span text:style-name="T6"> </text:span><text:span text:style-name="T4">the</text:span><text:span text:style-name="T6"> </text:span><text:span text:style-name="T4">schema,</text:span><text:span text:style-name="T6"> </text:span><text:span text:style-name="T4">TSC</text:span><text:span text:style-name="T6"> </text:span><text:span text:style-name="T4">examines</text:span><text:span text:style-name="T6"> </text:span><text:span text:style-name="T4">the</text:span><text:span text:style-name="T6"> </text:span><text:span text:style-name="T4">new</text:span><text:span text:style-name="T6"> </text:span><text:span text:style-name="T4">information</text:span><text:span text:style-name="T6"> </text:span><text:span text:style-name="T4">that</text:span><text:span text:style-name="T6"> </text:span><text:span text:style-name="T4">has</text:span><text:span text:style-name="T6"> </text:span><text:span text:style-name="T4">been</text:span><text:span text:style-name="T6"> </text:span><text:span text:style-name="T4">generated</text:span><text:span text:style-name="T6"> </text:span><text:span text:style-name="T4">by</text:span><text:span text:style-name="T6"> </text:span><text:span text:style-name="T4">the</text:span><text:span text:style-name="T6"> </text:span><text:span text:style-name="T4">application,</text:span><text:span text:style-name="T6"> </text:span><text:span text:style-name="T4">based</text:span><text:span text:style-name="T6"> </text:span><text:span text:style-name="T4">on</text:span><text:span text:style-name="T6"> </text:span><text:span text:style-name="T4">the</text:span><text:span text:style-name="T6"> </text:span><text:span text:style-name="T4">list</text:span><text:span text:style-name="T6"> </text:span><text:span text:style-name="T4">of</text:span><text:span text:style-name="T6"> </text:span><text:span text:style-name="T4">post-transform</text:span><text:span text:style-name="T6"> </text:span><text:soft-page-break/><text:span text:style-name="T4">tests</text:span><text:span text:style-name="T6"> </text:span><text:span text:style-name="T4">for</text:span><text:span text:style-name="T6"> </text:span><text:span text:style-name="T4">the</text:span><text:span text:style-name="T6"> </text:span><text:span text:style-name="T4">schema.</text:span><text:span text:style-name="T6"> </text:span><text:span text:style-name="T4">These</text:span><text:span text:style-name="T6"> </text:span><text:span text:style-name="T4">tests</text:span><text:span text:style-name="T6"> </text:span><text:span text:style-name="T4">may</text:span><text:span text:style-name="T6"> </text:span><text:span text:style-name="T4">either</text:span><text:span text:style-name="T6"> </text:span><text:span text:style-name="T4">fail</text:span><text:span text:style-name="T6"> </text:span><text:span text:style-name="T4">the</text:span><text:span text:style-name="T6"> </text:span><text:span text:style-name="T4">subgoal</text:span><text:span text:style-name="T6"> </text:span><text:span text:style-name="T4">completely</text:span><text:span text:style-name="T6"> </text:span><text:span text:style-name="T4">or</text:span><text:span text:style-name="T6"> </text:span><text:span text:style-name="T4">else</text:span><text:span text:style-name="T6"> </text:span><text:span text:style-name="T4">accept</text:span><text:span text:style-name="T6"> </text:span><text:span text:style-name="T4">the</text:span><text:span text:style-name="T6"> </text:span><text:span text:style-name="T4">molecule</text:span><text:span text:style-name="T6"> </text:span><text:span text:style-name="T4">with</text:span><text:span text:style-name="T6"> </text:span><text:span text:style-name="T4">or</text:span><text:span text:style-name="T6"> </text:span><text:span text:style-name="T4">without</text:span><text:span text:style-name="T6"> </text:span><text:span text:style-name="T4">adjustments</text:span><text:span text:style-name="T6"> </text:span><text:span text:style-name="T4">to</text:span><text:span text:style-name="T6"> </text:span><text:span text:style-name="T4">the</text:span><text:span text:style-name="T6"> </text:span><text:span text:style-name="T4">reaction</text:span><text:span text:style-name="T6"> </text:span><text:span text:style-name="T4">transform</text:span><text:span text:style-name="T6"> </text:span><text:span text:style-name="T4">merit</text:span><text:span text:style-name="T6"> </text:span><text:span text:style-name="T4">factors</text:span><text:span text:style-name="T6"> </text:span><text:span text:style-name="T4">of</text:span><text:span text:style-name="T6"> </text:span><text:span text:style-name="T4">ease,</text:span><text:span text:style-name="T6"> </text:span><text:span text:style-name="T4">yield,</text:span><text:span text:style-name="T6"> </text:span><text:span text:style-name="T4">and</text:span><text:span text:style-name="T6"> </text:span><text:span text:style-name="T4">confidence.</text:span><text:span text:style-name="T6"> </text:span><text:span text:style-name="T4">Every</text:span><text:span text:style-name="T6"> </text:span><text:span text:style-name="T4">subgoal</text:span><text:span text:style-name="T6"> </text:span><text:span text:style-name="T4">that</text:span><text:span text:style-name="T6"> </text:span><text:span text:style-name="T4">makes</text:span><text:span text:style-name="T6"> </text:span><text:span text:style-name="T4">it</text:span><text:span text:style-name="T6"> </text:span><text:span text:style-name="T4">this</text:span><text:span text:style-name="T6"> </text:span><text:span text:style-name="T4">far</text:span><text:span text:style-name="T6"> </text:span><text:span text:style-name="T4">is</text:span><text:span text:style-name="T6"> </text:span><text:span text:style-name="T4">stored</text:span><text:span text:style-name="T6"> </text:span><text:span text:style-name="T4">as</text:span><text:span text:style-name="T6"> </text:span><text:span text:style-name="T4">a</text:span><text:span text:style-name="T6"> </text:span><text:span text:style-name="T4">branch</text:span><text:span text:style-name="T6"> </text:span><text:span text:style-name="T4">descending</text:span><text:span text:style-name="T6"> </text:span><text:span text:style-name="T4">from</text:span><text:span text:style-name="T6"> </text:span><text:span text:style-name="T4">the</text:span><text:span text:style-name="T6"> </text:span><text:span text:style-name="T4">goal</text:span><text:span text:style-name="T6"> </text:span><text:span text:style-name="T4">molecule</text:span><text:span text:style-name="T6"> </text:span><text:span text:style-name="T4">in</text:span><text:span text:style-name="T6"> </text:span><text:span text:style-name="T4">the</text:span><text:span text:style-name="T6"> </text:span><text:span text:style-name="T4">problem-solving</text:span><text:span text:style-name="T6"> </text:span><text:span text:style-name="T4">tree,</text:span><text:span text:style-name="T6"> </text:span><text:span text:style-name="T4">with</text:span><text:span text:style-name="T6"> </text:span><text:span text:style-name="T4">the</text:span><text:span text:style-name="T6"> </text:span><text:span text:style-name="T4">molecule(s)</text:span><text:span text:style-name="T6"> </text:span><text:span text:style-name="T4">it</text:span><text:span text:style-name="T6"> </text:span><text:span text:style-name="T4">contains</text:span><text:span text:style-name="T6"> </text:span><text:span text:style-name="T4">stored</text:span><text:span text:style-name="T6"> </text:span><text:span text:style-name="T4">as</text:span><text:span text:style-name="T6"> </text:span><text:span text:style-name="T4">children</text:span><text:span text:style-name="T6"> </text:span><text:span text:style-name="T4">of</text:span><text:span text:style-name="T6"> </text:span><text:span text:style-name="T4">the</text:span><text:span text:style-name="T6"> </text:span><text:span text:style-name="T4">goal</text:span><text:span text:style-name="T6"> </text:span><text:span text:style-name="T4">molecule.</text:span><text:span text:style-name="T6"> </text:span><text:span text:style-name="T4">Each</text:span><text:span text:style-name="T6"> </text:span><text:span text:style-name="T4">subgoal</text:span><text:span text:style-name="T6"> </text:span><text:span text:style-name="T4">molecule</text:span><text:span text:style-name="T6"> </text:span><text:span text:style-name="T4">is</text:span><text:span text:style-name="T6"> </text:span><text:span text:style-name="T4">assigned</text:span><text:span text:style-name="T6"> </text:span><text:span text:style-name="T4">a</text:span><text:span text:style-name="T6"> </text:span><text:span text:style-name="T4">compound</text:span><text:span text:style-name="T6"> </text:span><text:span text:style-name="T4">merit</text:span><text:span text:style-name="T6"> </text:span><text:span text:style-name="T4">based</text:span><text:span text:style-name="T6"> </text:span><text:span text:style-name="T4">on</text:span><text:span text:style-name="T6"> </text:span><text:span text:style-name="T4">its</text:span><text:span text:style-name="T6"> </text:span><text:span text:style-name="T4">complexity,</text:span><text:span text:style-name="T6"> </text:span><text:span text:style-name="T4">and</text:span><text:span text:style-name="T6"> </text:span><text:span text:style-name="T4">each</text:span><text:span text:style-name="T6"> </text:span><text:span text:style-name="T4">reaction</text:span><text:span text:style-name="T6"> </text:span><text:span text:style-name="T4">application</text:span><text:span text:style-name="T6"> </text:span><text:span text:style-name="T4">is</text:span><text:span text:style-name="T6"> </text:span><text:span text:style-name="T4">assigned</text:span><text:span text:style-name="T6"> </text:span><text:span text:style-name="T4">a</text:span><text:span text:style-name="T6"> </text:span><text:span text:style-name="T4">merit</text:span><text:span text:style-name="T6"> </text:span><text:span text:style-name="T4">that</text:span><text:span text:style-name="T6"> </text:span><text:span text:style-name="T4">combines</text:span><text:span text:style-name="T6"> </text:span><text:span text:style-name="T4">the</text:span><text:span text:style-name="T6"> </text:span><text:span text:style-name="T4">post-transform</text:span><text:span text:style-name="T6"> </text:span><text:span text:style-name="T4">test</text:span><text:span text:style-name="T6"> </text:span><text:span text:style-name="T4">results</text:span><text:span text:style-name="T6"> </text:span><text:span text:style-name="T4">with</text:span><text:span text:style-name="T6"> </text:span><text:span text:style-name="T4">the</text:span><text:span text:style-name="T6"> </text:span><text:span text:style-name="T4">merit(s)</text:span><text:span text:style-name="T6"> </text:span><text:span text:style-name="T4">of</text:span><text:span text:style-name="T6"> </text:span><text:span text:style-name="T4">the</text:span><text:span text:style-name="T6"> </text:span><text:span text:style-name="T4">subgoal</text:span><text:span text:style-name="T6"> </text:span><text:span text:style-name="T4">molecule(s).</text:span><text:span text:style-name="T6"> </text:span><text:span text:style-name="T4">Certain</text:span><text:span text:style-name="T6"> </text:span><text:span text:style-name="T4">molecules</text:span><text:span text:style-name="T6"> </text:span><text:span text:style-name="T4">will</text:span><text:span text:style-name="T6"> </text:span><text:span text:style-name="T4">be</text:span><text:span text:style-name="T6"> </text:span><text:span text:style-name="T4">given</text:span><text:span text:style-name="T6"> </text:span><text:span text:style-name="T4">a</text:span><text:span text:style-name="T6"> </text:span><text:span text:style-name="T4">merit</text:span><text:span text:style-name="T6"> </text:span><text:span text:style-name="T4">of</text:span><text:span text:style-name="T6"> </text:span><text:span text:style-name="T4">100,</text:span><text:span text:style-name="T6"> </text:span><text:span text:style-name="T4">because</text:span><text:span text:style-name="T6"> </text:span><text:span text:style-name="T4">they</text:span><text:span text:style-name="T6"> </text:span><text:span text:style-name="T4">are</text:span><text:span text:style-name="T6"> </text:span><text:span text:style-name="T4">found</text:span><text:span text:style-name="T6"> </text:span><text:span text:style-name="T4">in</text:span><text:span text:style-name="T6"> </text:span><text:span text:style-name="T4">the</text:span><text:span text:style-name="T6"> </text:span><text:span text:style-name="T4">list</text:span><text:span text:style-name="T6"> </text:span><text:span text:style-name="T4">of</text:span><text:span text:style-name="T6"> </text:span><text:span text:style-name="T4">available</text:span><text:span text:style-name="T6"> </text:span><text:span text:style-name="T4">compounds.</text:span><text:span text:style-name="T6"> </text:span><text:span text:style-name="T4">If</text:span><text:span text:style-name="T6"> </text:span><text:span text:style-name="T4">all</text:span><text:span text:style-name="T6"> </text:span><text:span text:style-name="T4">the</text:span><text:span text:style-name="T6"> </text:span><text:span text:style-name="T4">compounds</text:span><text:span text:style-name="T6"> </text:span><text:span text:style-name="T4">in</text:span><text:span text:style-name="T6"> </text:span><text:span text:style-name="T4">a</text:span><text:span text:style-name="T6"> </text:span><text:span text:style-name="T4">subgoal</text:span><text:span text:style-name="T6"> </text:span><text:span text:style-name="T4">are</text:span><text:span text:style-name="T6"> </text:span><text:span text:style-name="T4">either</text:span><text:span text:style-name="T6"> </text:span><text:span text:style-name="T4">found</text:span><text:span text:style-name="T6"> </text:span><text:span text:style-name="T4">to</text:span><text:span text:style-name="T6"> </text:span><text:span text:style-name="T4">be</text:span><text:span text:style-name="T6"> </text:span><text:span text:style-name="T4">available</text:span><text:span text:style-name="T6"> </text:span><text:span text:style-name="T4">or</text:span><text:span text:style-name="T6"> </text:span><text:span text:style-name="T4">are</text:span><text:span text:style-name="T6"> </text:span><text:span text:style-name="T4">solved</text:span><text:span text:style-name="T6"> </text:span><text:span text:style-name="T4">elsewhere,</text:span><text:span text:style-name="T6"> </text:span><text:span text:style-name="T4">the</text:span><text:span text:style-name="T6"> </text:span><text:span text:style-name="T4">subgoal</text:span><text:span text:style-name="T6"> </text:span><text:span text:style-name="T4">is</text:span><text:span text:style-name="T6"> </text:span><text:span text:style-name="T4">considered</text:span><text:span text:style-name="T6"> </text:span><text:span text:style-name="T4">to</text:span><text:span text:style-name="T6"> </text:span><text:span text:style-name="T4">be</text:span><text:span text:style-name="T6"> </text:span><text:span text:style-name="T4">solved,</text:span><text:span text:style-name="T6"> </text:span><text:span text:style-name="T4">as</text:span><text:span text:style-name="T6"> </text:span><text:span text:style-name="T4">is</text:span><text:span text:style-name="T6"> </text:span><text:span text:style-name="T4">the</text:span><text:span text:style-name="T6"> </text:span><text:span text:style-name="T4">compound</text:span><text:span text:style-name="T6"> </text:span><text:span text:style-name="T4">for</text:span><text:span text:style-name="T6"> </text:span><text:span text:style-name="T4">which</text:span><text:span text:style-name="T6"> </text:span><text:span text:style-name="T4">it</text:span><text:span text:style-name="T6"> </text:span><text:span text:style-name="T4">was</text:span><text:span text:style-name="T6"> </text:span><text:span text:style-name="T4">generated.</text:span><text:span text:style-name="T6"> </text:span><text:span text:style-name="T4">When</text:span><text:span text:style-name="T6"> </text:span><text:span text:style-name="T4">the</text:span><text:span text:style-name="T6"> </text:span><text:span text:style-name="T4">entire</text:span><text:span text:style-name="T6"> </text:span><text:span text:style-name="T4">reaction</text:span><text:span text:style-name="T6"> </text:span><text:span text:style-name="T4">library</text:span><text:span text:style-name="T6"> </text:span><text:span text:style-name="T4">has</text:span><text:span text:style-name="T6"> </text:span><text:span text:style-name="T4">been</text:span><text:span text:style-name="T6"> </text:span><text:span text:style-name="T4">searched,</text:span><text:span text:style-name="T6"> </text:span><text:span text:style-name="T4">the</text:span><text:span text:style-name="T6"> </text:span><text:span text:style-name="T4">first</text:span><text:span text:style-name="T6"> </text:span><text:span text:style-name="T4">cycle</text:span><text:span text:style-name="T6"> </text:span><text:span text:style-name="T4">is</text:span><text:span text:style-name="T6"> </text:span><text:span text:style-name="T4">complete.</text:span><text:span text:style-name="T6"> </text:span><text:span text:style-name="T4">The</text:span><text:span text:style-name="T6"> </text:span><text:span text:style-name="T4">best</text:span><text:span text:style-name="T6"> </text:span><text:span text:style-name="T4">merit</text:span><text:span text:style-name="T6"> </text:span><text:span text:style-name="T4">among</text:span><text:span text:style-name="T6"> </text:span><text:span text:style-name="T4">the</text:span><text:span text:style-name="T6"> </text:span><text:span text:style-name="T4">subgoals</text:span><text:span text:style-name="T6"> </text:span><text:span text:style-name="T4">is</text:span><text:span text:style-name="T6"> </text:span><text:span text:style-name="T4">used</text:span><text:span text:style-name="T6"> </text:span><text:span text:style-name="T4">to</text:span><text:span text:style-name="T6"> </text:span><text:span text:style-name="T4">improve</text:span><text:span text:style-name="T6"> </text:span><text:span text:style-name="T4">the</text:span><text:span text:style-name="T6"> </text:span><text:span text:style-name="T4">merits</text:span><text:span text:style-name="T6"> </text:span><text:span text:style-name="T4">along</text:span><text:span text:style-name="T6"> </text:span><text:span text:style-name="T4">the</text:span><text:span text:style-name="T6"> </text:span><text:span text:style-name="T4">branch(es)</text:span><text:span text:style-name="T6"> </text:span><text:span text:style-name="T4">of</text:span><text:span text:style-name="T6"> </text:span><text:span text:style-name="T4">the</text:span><text:span text:style-name="T6"> </text:span><text:span text:style-name="T4">tree</text:span><text:span text:style-name="T6"> </text:span><text:span text:style-name="T4">that</text:span><text:span text:style-name="T6"> </text:span><text:span text:style-name="T4">contain</text:span><text:span text:style-name="T6"> </text:span><text:span text:style-name="T4">the</text:span><text:span text:style-name="T6"> </text:span><text:span text:style-name="T4">ancestors</text:span><text:span text:style-name="T6"> </text:span><text:span text:style-name="T4">of</text:span><text:span text:style-name="T6"> </text:span><text:span text:style-name="T4">those</text:span><text:span text:style-name="T6"> </text:span><text:span text:style-name="T4">subgoals.</text:span><text:span text:style-name="T6"> </text:span><text:span text:style-name="T4">After</text:span><text:span text:style-name="T6"> </text:span><text:span text:style-name="T4">the</text:span><text:span text:style-name="T6"> </text:span><text:span text:style-name="T4">information</text:span><text:span text:style-name="T6"> </text:span><text:span text:style-name="T4">developed</text:span><text:span text:style-name="T6"> </text:span><text:span text:style-name="T4">in</text:span><text:span text:style-name="T6"> </text:span><text:span text:style-name="T4">the</text:span><text:span text:style-name="T6"> </text:span><text:span text:style-name="T4">subgoal</text:span><text:span text:style-name="T6"> </text:span><text:span text:style-name="T4">generation</text:span><text:span text:style-name="T6"> </text:span><text:span text:style-name="T4">cycle</text:span><text:span text:style-name="T6"> </text:span><text:span text:style-name="T4">has</text:span><text:span text:style-name="T6"> </text:span><text:span text:style-name="T4">been</text:span><text:span text:style-name="T6"> </text:span><text:span text:style-name="T4">propagated</text:span><text:span text:style-name="T6"> </text:span><text:span text:style-name="T4">throughout</text:span><text:span text:style-name="T6"> </text:span><text:span text:style-name="T4">the</text:span><text:span text:style-name="T6"> </text:span><text:span text:style-name="T4">search</text:span><text:span text:style-name="T6"> </text:span><text:span text:style-name="T4">tree,</text:span><text:span text:style-name="T6"> </text:span><text:span text:style-name="T4">the</text:span><text:span text:style-name="T6"> </text:span><text:span text:style-name="T4">entire</text:span><text:span text:style-name="T6"> </text:span><text:span text:style-name="T4">tree</text:span><text:span text:style-name="T6"> </text:span><text:span text:style-name="T4">is</text:span><text:span text:style-name="T6"> </text:span><text:span text:style-name="T4">examined</text:span><text:span text:style-name="T6"> </text:span><text:span text:style-name="T4">for</text:span><text:span text:style-name="T6"> </text:span><text:span text:style-name="T4">the</text:span><text:span text:style-name="T6"> </text:span><text:span text:style-name="T4">best</text:span><text:span text:style-name="T6"> </text:span><text:span text:style-name="T4">path</text:span><text:span text:style-name="T6"> </text:span><text:span text:style-name="T4">to</text:span><text:span text:style-name="T6"> </text:span><text:span text:style-name="T4">pursue</text:span><text:span text:style-name="T6"> </text:span><text:span text:style-name="T4">at</text:span><text:span text:style-name="T6"> </text:span><text:span text:style-name="T4">that</text:span><text:span text:style-name="T6"> </text:span><text:span text:style-name="T4">stage</text:span><text:span text:style-name="T6"> </text:span><text:span text:style-name="T4">of</text:span><text:span text:style-name="T6"> </text:span><text:span text:style-name="T4">the</text:span><text:span text:style-name="T6"> </text:span><text:span text:style-name="T4">search,</text:span><text:span text:style-name="T6"> </text:span><text:span text:style-name="T4">taking</text:span><text:span text:style-name="T6"> </text:span><text:span text:style-name="T4">into</text:span><text:span text:style-name="T6"> </text:span><text:span text:style-name="T4">consideration</text:span><text:span text:style-name="T6"> </text:span><text:span text:style-name="T4">the</text:span><text:span text:style-name="T6"> </text:span><text:span text:style-name="T4">amount</text:span><text:span text:style-name="T6"> </text:span><text:span text:style-name="T4">of</text:span><text:span text:style-name="T6"> </text:span><text:span text:style-name="T4">time</text:span><text:span text:style-name="T6"> </text:span><text:span text:style-name="T4">already</text:span><text:span text:style-name="T6"> </text:span><text:span text:style-name="T4">spent</text:span><text:span text:style-name="T6"> </text:span><text:span text:style-name="T4">on</text:span><text:span text:style-name="T6"> </text:span><text:span text:style-name="T4">each</text:span><text:span text:style-name="T6"> </text:span><text:span text:style-name="T4">developed</text:span><text:span text:style-name="T6"> </text:span><text:span text:style-name="T4">branch</text:span><text:span text:style-name="T6"> </text:span><text:span text:style-name="T4">as</text:span><text:span text:style-name="T6"> </text:span><text:span text:style-name="T4">well</text:span><text:span text:style-name="T6"> </text:span><text:span text:style-name="T4">as</text:span><text:span text:style-name="T6"> </text:span><text:span text:style-name="T4">the</text:span><text:span text:style-name="T6"> </text:span><text:span text:style-name="T4">estimated</text:span><text:span text:style-name="T6"> </text:span><text:span text:style-name="T4">promise</text:span><text:span text:style-name="T6"> </text:span><text:span text:style-name="T4">of</text:span><text:span text:style-name="T6"> </text:span><text:span text:style-name="T4">that</text:span><text:span text:style-name="T6"> </text:span><text:span text:style-name="T4">path.</text:span><text:span text:style-name="T6"> </text:span><text:span text:style-name="T4">Results</text:span><text:span text:style-name="T6"> </text:span><text:span text:style-name="T4">of</text:span><text:span text:style-name="T6"> </text:span><text:span text:style-name="T4">the</text:span><text:span text:style-name="T6"> </text:span><text:span text:style-name="T4">perusal</text:span><text:span text:style-name="T6"> </text:span><text:span text:style-name="T4">of</text:span><text:span text:style-name="T6"> </text:span><text:span text:style-name="T4">the</text:span><text:span text:style-name="T6"> </text:span><text:span text:style-name="T4">complete</text:span><text:span text:style-name="T6"> </text:span><text:span text:style-name="T4">search</text:span><text:span text:style-name="T6"> </text:span><text:span text:style-name="T4">space</text:span><text:span text:style-name="T6"> </text:span><text:span text:style-name="T4">are</text:span><text:span text:style-name="T6"> </text:span><text:span text:style-name="T4">used</text:span><text:span text:style-name="T6"> </text:span><text:span text:style-name="T4">to</text:span><text:span text:style-name="T6"> </text:span><text:span text:style-name="T4">select</text:span><text:span text:style-name="T6"> </text:span><text:span text:style-name="T4">the</text:span><text:span text:style-name="T6"> </text:span><text:span text:style-name="T4">next</text:span><text:span text:style-name="T6"> </text:span><text:span text:style-name="T4">compound</text:span><text:span text:style-name="T6"> </text:span><text:span text:style-name="T4">to</text:span><text:span text:style-name="T6"> </text:span><text:span text:style-name="T4">be</text:span><text:span text:style-name="T6"> </text:span><text:span text:style-name="T4">developed.</text:span><text:span text:style-name="T6"> </text:span><text:span text:style-name="T4">This</text:span><text:span text:style-name="T6"> </text:span><text:span text:style-name="T4">compound</text:span><text:span text:style-name="T6"> </text:span><text:span text:style-name="T4">becomes</text:span><text:span text:style-name="T6"> </text:span><text:span text:style-name="T4">a</text:span><text:span text:style-name="T6"> </text:span><text:span text:style-name="T4">new</text:span><text:span text:style-name="T6"> </text:span><text:span text:style-name="T4">target,</text:span><text:span text:style-name="T6"> </text:span><text:span text:style-name="T4">and</text:span><text:span text:style-name="T6"> </text:span><text:span text:style-name="T4">the</text:span><text:span text:style-name="T6"> </text:span><text:span text:style-name="T4">entire</text:span><text:span text:style-name="T6"> </text:span><text:span text:style-name="T4">process</text:span><text:span text:style-name="T6"> </text:span><text:span text:style-name="T4">repeats</text:span><text:span text:style-name="T6"> </text:span><text:span text:style-name="T4">until</text:span><text:span text:style-name="T6"> </text:span><text:span text:style-name="T4">either</text:span><text:span text:style-name="T6"> </text:span><text:span text:style-name="T4">the</text:span><text:span text:style-name="T6"> </text:span><text:span text:style-name="T4">allotted</text:span><text:span text:style-name="T6"> </text:span><text:span text:style-name="T4">time</text:span><text:span text:style-name="T6"> </text:span><text:span text:style-name="T4">or</text:span><text:span text:style-name="T6"> </text:span><text:span text:style-name="T4">the</text:span><text:span text:style-name="T6"> </text:span><text:span text:style-name="T4">allotted</text:span><text:span text:style-name="T6"> </text:span><text:span text:style-name="T4">number</text:span><text:span text:style-name="T6"> </text:span><text:span text:style-name="T4">of</text:span><text:span text:style-name="T6"> </text:span><text:span text:style-name="T4">search</text:span><text:span text:style-name="T6"> </text:span><text:span text:style-name="T4">cycles</text:span><text:span text:style-name="T6"> </text:span><text:span text:style-name="T4">has</text:span><text:span text:style-name="T6"> </text:span><text:span text:style-name="T4">been</text:span><text:span text:style-name="T6"> </text:span><text:span text:style-name="T4">exceeded.</text:span><text:span text:style-name="T6"> </text:span><text:span text:style-name="T4">What</text:span><text:span text:style-name="T6"> </text:span><text:span text:style-name="T4">the</text:span><text:span text:style-name="T6"> </text:span><text:span text:style-name="T4">chemist</text:span><text:span text:style-name="T6"> </text:span><text:span text:style-name="T4">sees</text:span><text:span text:style-name="T6"> </text:span><text:span text:style-name="T4">at</text:span><text:span text:style-name="T6"> </text:span><text:span text:style-name="T4">the</text:span><text:span text:style-name="T6"> </text:span><text:span text:style-name="T4">end</text:span><text:span text:style-name="T6"> </text:span><text:span text:style-name="T4">of</text:span><text:span text:style-name="T6"> </text:span><text:span text:style-name="T4">a</text:span><text:span text:style-name="T6"> </text:span><text:span text:style-name="T4">search</text:span><text:span text:style-name="T6"> </text:span><text:span text:style-name="T4">is</text:span><text:span text:style-name="T6"> </text:span><text:span text:style-name="T4">a</text:span><text:span text:style-name="T6"> </text:span><text:span text:style-name="T4">symbol</text:span><text:span text:style-name="T6"> </text:span><text:span text:style-name="T4">for</text:span><text:span text:style-name="T6"> </text:span><text:span text:style-name="T4">the</text:span><text:span text:style-name="T6"> </text:span><text:span text:style-name="T4">target</text:span><text:span text:style-name="T6"> </text:span><text:span text:style-name="T4">compound</text:span><text:span text:style-name="T6"> </text:span><text:span text:style-name="T4">with</text:span><text:span text:style-name="T6"> </text:span><text:span text:style-name="T4">a</text:span><text:span text:style-name="T6"> </text:span><text:span text:style-name="T4">number</text:span><text:span text:style-name="T6"> </text:span><text:span text:style-name="T4">of</text:span><text:span text:style-name="T6"> </text:span><text:span text:style-name="T4">lines</text:span><text:span text:style-name="T6"> </text:span><text:span text:style-name="T4">descending</text:span><text:span text:style-name="T6"> </text:span><text:span text:style-name="T4">from</text:span><text:span text:style-name="T6"> </text:span><text:span text:style-name="T4">it,</text:span><text:span text:style-name="T6"> </text:span><text:span text:style-name="T4">each</text:span><text:span text:style-name="T6"> </text:span><text:span text:style-name="T4">of</text:span><text:span text:style-name="T6"> </text:span><text:span text:style-name="T4">which</text:span><text:span text:style-name="T6"> </text:span><text:span text:style-name="T4">is</text:span><text:span text:style-name="T6"> </text:span><text:span text:style-name="T4">attached</text:span><text:span text:style-name="T6"> </text:span><text:span text:style-name="T4">to</text:span><text:span text:style-name="T6"> </text:span><text:span text:style-name="T4">a</text:span><text:span text:style-name="T6"> </text:span><text:span text:style-name="T4">subgoal</text:span><text:span text:style-name="T6"> </text:span><text:span text:style-name="T4">(one</text:span><text:span text:style-name="T6"> </text:span><text:span text:style-name="T4">or</text:span><text:span text:style-name="T6"> </text:span><text:span text:style-name="T4">more</text:span><text:span text:style-name="T6"> </text:span><text:span text:style-name="T4">symbols</text:span><text:span text:style-name="T6"> </text:span><text:span text:style-name="T4">tied</text:span><text:span text:style-name="T6"> </text:span><text:span text:style-name="T4">together),</text:span><text:span text:style-name="T6"> </text:span><text:span text:style-name="T4">with</text:span><text:span text:style-name="T6"> </text:span><text:span text:style-name="T4">another</text:span><text:span text:style-name="T6"> </text:span><text:span text:style-name="T4">set</text:span><text:span text:style-name="T6"> </text:span><text:span text:style-name="T4">of</text:span><text:span text:style-name="T6"> </text:span><text:span text:style-name="T4">lines</text:span><text:span text:style-name="T6"> </text:span><text:span text:style-name="T4">below</text:span><text:span text:style-name="T6"> </text:span><text:span text:style-name="T4">one</text:span><text:span text:style-name="T6"> </text:span><text:span text:style-name="T4">of</text:span><text:span text:style-name="T6"> </text:span><text:span text:style-name="T4">the</text:span><text:span text:style-name="T6"> </text:span><text:span text:style-name="T4">symbols</text:span><text:span text:style-name="T6"> </text:span><text:span text:style-name="T4">for</text:span><text:span text:style-name="T6"> </text:span><text:span text:style-name="T4">the</text:span><text:span text:style-name="T6"> </text:span><text:span text:style-name="T4">subgoal</text:span><text:span text:style-name="T6"> </text:span><text:span text:style-name="T4">molecules,</text:span><text:span text:style-name="T6"> </text:span><text:span text:style-name="T4">showing</text:span><text:span text:style-name="T6"> </text:span><text:span text:style-name="T4">the</text:span><text:span text:style-name="T6"> </text:span><text:span text:style-name="T4">list</text:span><text:span text:style-name="T6"> </text:span><text:span text:style-name="T4">of</text:span><text:span text:style-name="T6"> </text:span><text:span text:style-name="T4">subgoals</text:span><text:span text:style-name="T6"> </text:span><text:span text:style-name="T4">generated</text:span><text:span text:style-name="T6"> </text:span><text:span text:style-name="T4">at</text:span><text:span text:style-name="T6"> </text:span><text:span text:style-name="T4">that</text:span><text:span text:style-name="T6"> </text:span><text:span text:style-name="T4">level.</text:span><text:span text:style-name="T6"> </text:span><text:span text:style-name="T4">The</text:span><text:span text:style-name="T6"> </text:span><text:span text:style-name="T4">chemist</text:span><text:span text:style-name="T6"> </text:span><text:span text:style-name="T4">can</text:span><text:span text:style-name="T6"> </text:span><text:span text:style-name="T4">click</text:span><text:span text:style-name="T6"> </text:span><text:span text:style-name="T4">on</text:span><text:span text:style-name="T6"> </text:span><text:span text:style-name="T4">any</text:span><text:span text:style-name="T6"> </text:span><text:span text:style-name="T4">of</text:span><text:span text:style-name="T6"> </text:span><text:span text:style-name="T4">the</text:span><text:span text:style-name="T6"> </text:span><text:span text:style-name="T4">symbols</text:span><text:span text:style-name="T6"> </text:span><text:span text:style-name="T4">to</text:span><text:span text:style-name="T6"> </text:span><text:span text:style-name="T4">look</text:span><text:span text:style-name="T6"> </text:span><text:span text:style-name="T4">at</text:span><text:span text:style-name="T6"> </text:span><text:span text:style-name="T4">other</text:span><text:span text:style-name="T6"> </text:span><text:span text:style-name="T4">parts</text:span><text:span text:style-name="T6"> </text:span><text:span text:style-name="T4">and</text:span><text:span text:style-name="T6"> </text:span><text:span text:style-name="T4">levels</text:span><text:span text:style-name="T6"> </text:span><text:span text:style-name="T4">of</text:span><text:span text:style-name="T6"> </text:span><text:span text:style-name="T4">the</text:span><text:span text:style-name="T6"> </text:span><text:span text:style-name="T4">tree</text:span><text:span text:style-name="T6"> </text:span><text:span text:style-name="T4">or</text:span><text:span text:style-name="T6"> </text:span><text:span text:style-name="T4">to</text:span><text:span text:style-name="T6"> </text:span><text:span text:style-name="T4">look</text:span><text:span text:style-name="T6"> </text:span><text:span text:style-name="T4">further</text:span><text:span text:style-name="T6"> </text:span><text:span text:style-name="T4">down</text:span><text:span text:style-name="T6"> </text:span><text:span text:style-name="T4">the</text:span><text:span text:style-name="T6"> </text:span><text:span text:style-name="T4">displayed</text:span><text:span text:style-name="T6"> </text:span><text:span text:style-name="T4">path</text:span><text:span text:style-name="T6"> </text:span><text:span text:style-name="T4">for</text:span><text:span text:style-name="T6"> </text:span><text:span text:style-name="T4">a</text:span><text:span text:style-name="T6"> </text:span><text:span text:style-name="T4">solution,</text:span><text:span text:style-name="T6"> </text:span><text:span text:style-name="T4">if</text:span><text:span text:style-name="T6"> </text:span><text:span text:style-name="T4">indeed</text:span><text:span text:style-name="T6"> </text:span><text:span text:style-name="T4">any</text:span><text:span text:style-name="T6"> </text:span><text:span text:style-name="T4">lie</text:span><text:span text:style-name="T6"> </text:span><text:span text:style-name="T4">below</text:span><text:span text:style-name="T6"> </text:span><text:span text:style-name="T4">that</text:span><text:span text:style-name="T6"> </text:span><text:span text:style-name="T4">node.</text:span><text:span text:style-name="T6"> </text:span><text:span text:style-name="T4">A</text:span><text:span text:style-name="T6"> </text:span><text:span text:style-name="T4">separate</text:span><text:span text:style-name="T6"> </text:span><text:span text:style-name="T4">panel</text:span><text:span text:style-name="T6"> </text:span><text:span text:style-name="T4">exhibits</text:span><text:span text:style-name="T6"> </text:span><text:span text:style-name="T4">a</text:span><text:span text:style-name="T6"> </text:span><text:span text:style-name="T4">drawing</text:span><text:span text:style-name="T6"> </text:span><text:span text:style-name="T4">of</text:span><text:span text:style-name="T6"> </text:span><text:span text:style-name="T4">the</text:span><text:span text:style-name="T6"> </text:span><text:span text:style-name="T4">reaction</text:span><text:span text:style-name="T6"> </text:span><text:span text:style-name="T4">that</text:span><text:span text:style-name="T6"> </text:span><text:span text:style-name="T4">corresponds</text:span><text:span text:style-name="T6"> </text:span><text:span text:style-name="T4">to</text:span><text:span text:style-name="T6"> </text:span><text:span text:style-name="T4">the</text:span><text:span text:style-name="T6"> </text:span><text:span text:style-name="T4">part</text:span><text:span text:style-name="T6"> </text:span><text:span text:style-name="T4">of</text:span><text:span text:style-name="T6"> </text:span><text:span text:style-name="T4">the</text:span><text:span text:style-name="T6"> </text:span><text:span text:style-name="T4">tree</text:span><text:span text:style-name="T6"> </text:span><text:span text:style-name="T4">that</text:span><text:span text:style-name="T6"> </text:span><text:span text:style-name="T4">is</text:span><text:span text:style-name="T6"> </text:span><text:span text:style-name="T4">currently</text:span><text:span text:style-name="T6"> </text:span><text:span text:style-name="T4">being</text:span><text:span text:style-name="T6"> </text:span><text:span text:style-name="T4">displayed.</text:span><text:span text:style-name="T6"> </text:span><text:span text:style-name="T4">The</text:span><text:span text:style-name="T6"> </text:span><text:span text:style-name="T4">shape</text:span><text:span text:style-name="T6"> </text:span><text:span text:style-name="T4">of</text:span><text:span text:style-name="T6"> </text:span><text:span text:style-name="T4">a</text:span><text:span text:style-name="T6"> </text:span><text:span text:style-name="T4">given</text:span><text:span text:style-name="T6"> </text:span><text:span text:style-name="T4">symbol</text:span><text:span text:style-name="T6"> </text:span><text:span text:style-name="T4">tells</text:span><text:span text:style-name="T6"> </text:span><text:span text:style-name="T4">the</text:span><text:span text:style-name="T6"> </text:span><text:span text:style-name="T4">chemist</text:span><text:span text:style-name="T6"> </text:span><text:span text:style-name="T4">the</text:span><text:span text:style-name="T6"> </text:span><text:span text:style-name="T4">status</text:span><text:span text:style-name="T6"> </text:span><text:span text:style-name="T4">of</text:span><text:span text:style-name="T6"> </text:span><text:span text:style-name="T4">that</text:span><text:span text:style-name="T6"> </text:span><text:span text:style-name="T4">part</text:span><text:span text:style-name="T6"> </text:span><text:span text:style-name="T4">of</text:span><text:span text:style-name="T6"> </text:span><text:span text:style-name="T4">the</text:span><text:span text:style-name="T6"> </text:span><text:span text:style-name="T4">tree</text:span><text:span text:style-name="T6"> </text:span><text:span text:style-name="T4">(see</text:span><text:span text:style-name="T6"> </text:span><text:span text:style-name="T4">Figure</text:span><text:span text:style-name="T6"> </text:span><text:span text:style-name="T4">1</text:span><text:span text:style-name="T6"> </text:span><text:span text:style-name="T4">below):</text:span> </text:p>
      <text:p text:style-name="P19"><text:soft-page-break/><draw:frame draw:style-name="fr2" draw:name="graphics1" text:anchor-type="as-char" svg:width="5.9984in" svg:height="5.9799in" draw:z-index="0"><draw:image xlink:href="Pictures/200000090000C70F0000D26A8FC190AC.wmf" xlink:type="simple" xlink:show="embed" xlink:actuate="onLoad"/></draw:frame></text:p>
      <text:p text:style-name="P10"/>
      <text:p text:style-name="P11">Figure<text:span text:style-name="T1"> </text:span>1</text:p>
      <text:p text:style-name="P12"/>
      <text:p text:style-name="P10">1.<text:span text:style-name="T1"> </text:span>Red<text:span text:style-name="T1"> </text:span>triangle:</text:p>
      <text:p text:style-name="P9">Stuck<text:span text:style-name="T1"> </text:span>or<text:span text:style-name="T1"> </text:span>unsolvable<text:span text:style-name="T1"> </text:span>(there<text:span text:style-name="T1"> </text:span>is<text:span text:style-name="T1"> </text:span>no<text:span text:style-name="T1"> </text:span>more<text:span text:style-name="T1"> </text:span>chemistry<text:span text:style-name="T1"> </text:span>to<text:span text:style-name="T1"> </text:span>take<text:span text:style-name="T1"> </text:span>it<text:span text:style-name="T1"> </text:span>any<text:span text:style-name="T1"> </text:span>further).</text:p>
      <text:p text:style-name="P9"/>
      <text:p text:style-name="P16"><text:span text:style-name="T11">2.</text:span><text:span text:style-name="T13"> </text:span><text:span text:style-name="T11">Magenta</text:span><text:span text:style-name="T13"> </text:span><text:span text:style-name="T11">diamond</text:span><text:span text:style-name="T4">:</text:span></text:p>
      <text:p text:style-name="P9">Undeveloped<text:span text:style-name="T1"> </text:span>(TSC<text:span text:style-name="T1"> </text:span>hasn<text:span text:style-name="T1">’</text:span>t<text:span text:style-name="T1"> </text:span>yet<text:span text:style-name="T1"> </text:span>done<text:span text:style-name="T1"> </text:span>anything<text:span text:style-name="T1"> </text:span>with<text:span text:style-name="T1"> </text:span>the<text:span text:style-name="T1"> </text:span>compound).</text:p>
      <text:p text:style-name="P10"/>
      <text:p text:style-name="P10">3.<text:span text:style-name="T1"> </text:span>Brown<text:span text:style-name="T1"> </text:span>inverted<text:span text:style-name="T1"> </text:span>triangle:</text:p>
      <text:p text:style-name="P9">Developed<text:span text:style-name="T1"> </text:span>(TSC<text:span text:style-name="T1"> </text:span>has<text:span text:style-name="T1"> </text:span>selected<text:span text:style-name="T1"> </text:span>this<text:span text:style-name="T1"> </text:span>compound<text:span text:style-name="T1"> </text:span>for<text:span text:style-name="T1"> </text:span>expansion,<text:span text:style-name="T1"> </text:span>but<text:span text:style-name="T1"> </text:span>so<text:span text:style-name="T1"> </text:span>far,<text:span text:style-name="T1"> </text:span>there<text:span text:style-name="T1"> </text:span>is<text:span text:style-name="T1"> </text:span>no<text:span text:style-name="T1"> </text:span>solution<text:span text:style-name="T1"> </text:span>for<text:span text:style-name="T1"> </text:span>it).</text:p>
      <text:p text:style-name="P10"/>
      <text:p text:style-name="P18">4.<text:span text:style-name="T1"> </text:span>Green<text:span text:style-name="T1"> </text:span>circle:</text:p>
      <text:p text:style-name="P9">Solved<text:span text:style-name="T1"> </text:span>(somewhere,<text:span text:style-name="T1"> </text:span>further<text:span text:style-name="T1"> </text:span>down<text:span text:style-name="T1"> </text:span>this<text:span text:style-name="T1"> </text:span>path,<text:span text:style-name="T1"> </text:span>it<text:span text:style-name="T1"> </text:span>terminates<text:span text:style-name="T1"> </text:span>at<text:span text:style-name="T1"> </text:span>available<text:span text:style-name="T1"> </text:span>compounds).</text:p>
      <text:p text:style-name="P10"/>
      <text:p text:style-name="P10">5.<text:span text:style-name="T1"> </text:span>Blue<text:span text:style-name="T1"> </text:span>square</text:p>
      <text:p text:style-name="P9">Available<text:span text:style-name="T1"> </text:span>(found<text:span text:style-name="T1"> </text:span>in<text:span text:style-name="T1"> </text:span>the<text:span text:style-name="T1"> </text:span>list<text:span text:style-name="T1"> </text:span>of<text:span text:style-name="T1"> </text:span>available<text:span text:style-name="T1"> </text:span>compounds).<text:span text:style-name="T1"> </text:span>The<text:span text:style-name="T1"> </text:span>chemist<text:span text:style-name="T1"> </text:span>can<text:span text:style-name="T1"> </text:span>mark<text:span text:style-name="T1"> </text:span>certain<text:span text:style-name="T1"> </text:span>paths<text:span text:style-name="T1"> </text:span>that<text:span text:style-name="T1"> </text:span>he<text:span text:style-name="T1"> </text:span>finds<text:span text:style-name="T1"> </text:span>especially<text:span text:style-name="T1"> </text:span>interesting<text:span text:style-name="T1"> </text:span>or<text:span text:style-name="T1"> </text:span>promising<text:span text:style-name="T1"> </text:span>and<text:span text:style-name="T1"> </text:span>save<text:span text:style-name="T1"> </text:span>them<text:span text:style-name="T1"> </text:span>to<text:span text:style-name="T1"> </text:span>a<text:span text:style-name="T1"> </text:span>file<text:span text:style-name="T1"> </text:span>for<text:span text:style-name="T1"> </text:span>future<text:span text:style-name="T1"> </text:span>reference.<text:span text:style-name="T1"> </text:span>He<text:span text:style-name="T1"> </text:span>can<text:span text:style-name="T1"> </text:span>also<text:span text:style-name="T1"> </text:span>use<text:span text:style-name="T1"> </text:span>these<text:span text:style-name="T1"> </text:span>saved<text:span text:style-name="T1"> </text:span>paths<text:span text:style-name="T1"> </text:span>to<text:span text:style-name="T1"> </text:span>display<text:span text:style-name="T1"> </text:span>a<text:span text:style-name="T1"> </text:span>synthesis<text:span text:style-name="T1"> </text:span>in<text:span text:style-name="T1"> </text:span>a<text:span text:style-name="T1"> </text:span>format<text:span text:style-name="T1"> </text:span>that<text:span text:style-name="T1"> </text:span>is<text:span text:style-name="T1"> </text:span>closer<text:span text:style-name="T1"> </text:span>to<text:span text:style-name="T1"> </text:span>what<text:span text:style-name="T1"> </text:span>he<text:span text:style-name="T1"> </text:span>would<text:span text:style-name="T1"> </text:span>expect<text:span text:style-name="T1"> </text:span>to<text:span text:style-name="T1"> </text:span>see<text:span text:style-name="T1"> </text:span>published<text:span text:style-name="T1"> </text:span>in<text:span text:style-name="T1"> </text:span>a<text:span text:style-name="T1"> </text:span>chemical<text:span text:style-name="T1"> </text:span>journal<text:span text:style-name="T1"> </text:span>as<text:span text:style-name="T1"> </text:span>a<text:span text:style-name="T1"> </text:span>synthetic<text:span text:style-name="T1"> </text:span>scheme.</text:p>
      <text:p text:style-name="P9"/>
      <text:p text:style-name="P27"><text:bookmark-start text:name="__RefHeading__682_815863734"/><text:bookmark-end text:name="__RefHeading__682_815863734"/>4.<text:span text:style-name="T1"> </text:span>What<text:span text:style-name="T1"> </text:span>remains<text:span text:style-name="T1"> </text:span>to<text:span text:style-name="T1"> </text:span>be<text:span text:style-name="T1"> </text:span>done?</text:p>
      <text:p text:style-name="P6"/>
      <text:p text:style-name="P16"><text:span text:style-name="T9">Knowledge</text:span><text:span text:style-name="T10"> </text:span><text:span text:style-name="T9">Base</text:span><text:span text:style-name="T10"> </text:span><text:span text:style-name="T9">Development:</text:span><text:span text:style-name="T8"> </text:span><text:span text:style-name="T4">Upgrade</text:span><text:span text:style-name="T6"> </text:span><text:span text:style-name="T4">existing</text:span><text:span text:style-name="T6"> </text:span><text:span text:style-name="T4">TSC</text:span><text:span text:style-name="T6"> </text:span><text:span text:style-name="T4">machine</text:span><text:span text:style-name="T6"> </text:span><text:span text:style-name="T4">learning</text:span><text:span text:style-name="T6"> </text:span><text:span text:style-name="T4">algorithm</text:span><text:span text:style-name="T6"> </text:span><text:span text:style-name="T4">for</text:span><text:span text:style-name="T6"> </text:span><text:span text:style-name="T4">inductive</text:span><text:span text:style-name="T6"> </text:span><text:span text:style-name="T4">extraction</text:span><text:span text:style-name="T6"> </text:span><text:span text:style-name="T4">of</text:span><text:span text:style-name="T6"> </text:span><text:span text:style-name="T4">reaction</text:span><text:span text:style-name="T6"> </text:span><text:span text:style-name="T4">generalizations</text:span><text:span text:style-name="T6"> </text:span><text:span text:style-name="T4">from</text:span><text:span text:style-name="T6"> </text:span><text:span text:style-name="T4">computer</text:span><text:span text:style-name="T6"> </text:span><text:span text:style-name="T4">readable</text:span><text:span text:style-name="T6"> </text:span><text:span text:style-name="T4">reaction</text:span><text:span text:style-name="T6"> </text:span><text:span text:style-name="T4">databases</text:span><text:span text:style-name="T6"> </text:span><text:span text:style-name="T4">from</text:span><text:span text:style-name="T6"> </text:span><text:span text:style-name="T4">its</text:span><text:span text:style-name="T6"> </text:span><text:span text:style-name="T4">current</text:span><text:span text:style-name="T6"> </text:span><text:span text:style-name="T4">research-level</text:span><text:span text:style-name="T6"> </text:span><text:span text:style-name="T4">performance</text:span><text:span text:style-name="T6"> </text:span><text:span text:style-name="T4">to</text:span><text:span text:style-name="T6"> </text:span><text:span text:style-name="T4">a</text:span><text:span text:style-name="T6"> </text:span><text:span text:style-name="T4">production-grade</text:span><text:span text:style-name="T6"> </text:span><text:span text:style-name="T4">system.</text:span><text:span text:style-name="T6"> </text:span><text:span text:style-name="T4">This</text:span><text:span text:style-name="T6"> </text:span><text:span text:style-name="T4">will</text:span><text:span text:style-name="T6"> </text:span><text:span text:style-name="T4">enable</text:span><text:span text:style-name="T6"> </text:span><text:span text:style-name="T4">us</text:span><text:span text:style-name="T6"> </text:span><text:span text:style-name="T4">to</text:span><text:span text:style-name="T6"> </text:span><text:span text:style-name="T4">enlarge</text:span><text:span text:style-name="T6"> </text:span><text:span text:style-name="T4">the</text:span><text:span text:style-name="T6"> </text:span><text:span text:style-name="T4">existing</text:span><text:span text:style-name="T6"> </text:span><text:span text:style-name="T4">reaction</text:span><text:span text:style-name="T6"> </text:span><text:span text:style-name="T4">library</text:span><text:span text:style-name="T6"> </text:span><text:span text:style-name="T4">by</text:span><text:span text:style-name="T6"> </text:span><text:span text:style-name="T4">a</text:span><text:span text:style-name="T6"> </text:span><text:span text:style-name="T4">factor</text:span><text:span text:style-name="T6"> </text:span><text:span text:style-name="T4">of</text:span><text:span text:style-name="T6"> </text:span><text:span text:style-name="T4">ten,</text:span><text:span text:style-name="T6"> </text:span><text:span text:style-name="T4">enhance</text:span><text:span text:style-name="T6"> </text:span><text:span text:style-name="T4">its</text:span><text:span text:style-name="T6"> </text:span><text:span text:style-name="T4">reliability,</text:span><text:span text:style-name="T6"> </text:span><text:span text:style-name="T4">and</text:span><text:span text:style-name="T6"> </text:span><text:span text:style-name="T4">maintain</text:span><text:span text:style-name="T6"> </text:span><text:span text:style-name="T4">and</text:span><text:span text:style-name="T6"> </text:span><text:span text:style-name="T4">update</text:span><text:span text:style-name="T6"> </text:span><text:span text:style-name="T4">the</text:span><text:span text:style-name="T6"> </text:span><text:span text:style-name="T4">reaction</text:span><text:span text:style-name="T6"> </text:span><text:span text:style-name="T4">library</text:span><text:span text:style-name="T6"> </text:span><text:span text:style-name="T4">to</text:span><text:span text:style-name="T6"> </text:span><text:span text:style-name="T4">reflect</text:span><text:span text:style-name="T6"> </text:span><text:span text:style-name="T4">a</text:span><text:span text:style-name="T6"> </text:span><text:span text:style-name="T4">timely</text:span><text:span text:style-name="T6"> </text:span><text:span text:style-name="T4">knowledge</text:span><text:span text:style-name="T6"> </text:span><text:span text:style-name="T4">of</text:span><text:span text:style-name="T6"> </text:span><text:span text:style-name="T4">current</text:span><text:span text:style-name="T6"> </text:span><text:span text:style-name="T4">chemistry.</text:span><text:span text:style-name="T6"> </text:span><text:span text:style-name="T4">This</text:span><text:span text:style-name="T6"> </text:span><text:span text:style-name="T4">would</text:span><text:span text:style-name="T6"> </text:span><text:span text:style-name="T4">need</text:span><text:span text:style-name="T6"> </text:span><text:span text:style-name="T4">the</text:span><text:span text:style-name="T6"> </text:span><text:span text:style-name="T4">expertise</text:span><text:span text:style-name="T6"> </text:span><text:span text:style-name="T4">of</text:span><text:span text:style-name="T6"> </text:span><text:span text:style-name="T4">a</text:span><text:span text:style-name="T6"> </text:span><text:span text:style-name="T4">Ph.D.-level</text:span><text:span text:style-name="T6"> </text:span><text:span text:style-name="T4">expert</text:span><text:span text:style-name="T6"> </text:span><text:span text:style-name="T4">in</text:span><text:span text:style-name="T6"> </text:span><text:span text:style-name="T4">synthetic</text:span><text:span text:style-name="T6"> </text:span><text:span text:style-name="T4">organic</text:span><text:span text:style-name="T6"> </text:span><text:span text:style-name="T4">chemistry,</text:span><text:span text:style-name="T6"> </text:span><text:span text:style-name="T4">a</text:span><text:span text:style-name="T6"> </text:span><text:span text:style-name="T4">Ph.D.-level</text:span><text:span text:style-name="T6"> </text:span><text:span text:style-name="T4">expert</text:span><text:span text:style-name="T6"> </text:span><text:span text:style-name="T4">in</text:span><text:span text:style-name="T6"> </text:span><text:span text:style-name="T4">machine</text:span><text:span text:style-name="T6"> </text:span><text:span text:style-name="T4">learning,</text:span><text:span text:style-name="T6"> </text:span><text:span text:style-name="T4">a</text:span><text:span text:style-name="T6"> </text:span><text:span text:style-name="T4">systems</text:span><text:span text:style-name="T6"> </text:span><text:span text:style-name="T4">programmer,</text:span><text:span text:style-name="T6"> </text:span><text:span text:style-name="T4">a</text:span><text:span text:style-name="T6"> </text:span><text:span text:style-name="T4">database</text:span><text:span text:style-name="T6"> </text:span><text:span text:style-name="T4">specialist,</text:span><text:span text:style-name="T6"> </text:span><text:span text:style-name="T4">and</text:span><text:span text:style-name="T6"> </text:span><text:span text:style-name="T4">one</text:span><text:span text:style-name="T6"> </text:span><text:span text:style-name="T4">support</text:span><text:span text:style-name="T6"> </text:span><text:span text:style-name="T4">programmer</text:span><text:span text:style-name="T6"> </text:span><text:span text:style-name="T4">with</text:span><text:span text:style-name="T6"> </text:span><text:span text:style-name="T4">licensed</text:span><text:span text:style-name="T6"> </text:span><text:span text:style-name="T4">access</text:span><text:span text:style-name="T6"> </text:span><text:span text:style-name="T4">to</text:span><text:span text:style-name="T6"> </text:span><text:span text:style-name="T4">computer-readable</text:span><text:span text:style-name="T6"> </text:span><text:span text:style-name="T4">reaction</text:span><text:span text:style-name="T6"> </text:span><text:span text:style-name="T4">databases.</text:span></text:p>
      <text:p text:style-name="P9"/>
      <text:p text:style-name="P16"><text:span text:style-name="T9">Stereochemistry</text:span><text:span text:style-name="T7">:</text:span><text:span text:style-name="T8"> </text:span><text:span text:style-name="T4">Upgrade</text:span><text:span text:style-name="T6"> </text:span><text:span text:style-name="T4">existing</text:span><text:span text:style-name="T6"> </text:span><text:span text:style-name="T4">knowledge</text:span><text:span text:style-name="T6"> </text:span><text:span text:style-name="T4">base</text:span><text:span text:style-name="T6"> </text:span><text:span text:style-name="T4">and</text:span><text:span text:style-name="T6"> </text:span><text:span text:style-name="T4">graphical</text:span><text:span text:style-name="T6"> </text:span><text:span text:style-name="T4">user</text:span><text:span text:style-name="T6"> </text:span><text:span text:style-name="T4">interface</text:span><text:span text:style-name="T6"> </text:span><text:span text:style-name="T4">(GUI)</text:span><text:span text:style-name="T6"> </text:span><text:span text:style-name="T4">to</text:span><text:span text:style-name="T6"> </text:span><text:span text:style-name="T4">represent</text:span><text:span text:style-name="T6"> </text:span><text:span text:style-name="T4">stereochemistry</text:span><text:span text:style-name="T6"> </text:span><text:span text:style-name="T4">as</text:span><text:span text:style-name="T6"> </text:span><text:span text:style-name="T4">reflected</text:span><text:span text:style-name="T6"> </text:span><text:span text:style-name="T4">by</text:span><text:span text:style-name="T6"> </text:span><text:span text:style-name="T4">the</text:span><text:span text:style-name="T6"> </text:span><text:span text:style-name="T4">existing</text:span><text:span text:style-name="T6"> </text:span><text:span text:style-name="T4">stereochemistry</text:span><text:span text:style-name="T6"> </text:span><text:span text:style-name="T4">capable</text:span><text:span text:style-name="T6"> </text:span><text:span text:style-name="T4">search</text:span><text:span text:style-name="T6"> </text:span><text:span text:style-name="T4">engine.</text:span><text:span text:style-name="T6"> </text:span><text:span text:style-name="T4">This</text:span><text:span text:style-name="T6"> </text:span><text:span text:style-name="T4">will</text:span><text:span text:style-name="T6"> </text:span><text:span text:style-name="T4">need</text:span><text:span text:style-name="T6"> </text:span><text:span text:style-name="T4">a</text:span><text:span text:style-name="T6"> </text:span><text:span text:style-name="T4">Ph.D.-level</text:span><text:span text:style-name="T6"> </text:span><text:span text:style-name="T4">synthetic</text:span><text:span text:style-name="T6"> </text:span><text:span text:style-name="T4">organic</text:span><text:span text:style-name="T6"> </text:span><text:span text:style-name="T4">chemist</text:span><text:span text:style-name="T6"> </text:span><text:span text:style-name="T4">and</text:span><text:span text:style-name="T6"> </text:span><text:span text:style-name="T4">a</text:span><text:span text:style-name="T6"> </text:span><text:span text:style-name="T4">programmer.</text:span></text:p>
      <text:p text:style-name="P13"/>
      <text:p text:style-name="P16"><text:span text:style-name="T9">Metabolic</text:span><text:span text:style-name="T10"> </text:span><text:span text:style-name="T9">and</text:span><text:span text:style-name="T10"> </text:span><text:span text:style-name="T9">Environmental</text:span><text:span text:style-name="T10"> </text:span><text:span text:style-name="T9">Chemistry:</text:span><text:span text:style-name="T8"> </text:span><text:span text:style-name="T4">Build</text:span><text:span text:style-name="T6"> </text:span><text:span text:style-name="T4">a</text:span><text:span text:style-name="T6"> </text:span><text:span text:style-name="T4">library</text:span><text:span text:style-name="T6"> </text:span><text:span text:style-name="T4">of</text:span><text:span text:style-name="T6"> </text:span><text:span text:style-name="T4">specific</text:span><text:span text:style-name="T6"> </text:span><text:span text:style-name="T4">reactions</text:span><text:span text:style-name="T6"> </text:span><text:span text:style-name="T4">capable</text:span><text:span text:style-name="T6"> </text:span><text:span text:style-name="T4">of</text:span><text:span text:style-name="T6"> </text:span><text:span text:style-name="T4">predicting</text:span><text:span text:style-name="T6"> </text:span><text:span text:style-name="T4">the</text:span><text:span text:style-name="T6"> </text:span><text:span text:style-name="T4">metabolic</text:span><text:span text:style-name="T6"> </text:span><text:span text:style-name="T4">fate</text:span><text:span text:style-name="T6"> </text:span><text:span text:style-name="T4">of</text:span><text:span text:style-name="T6"> </text:span><text:span text:style-name="T4">ingested</text:span><text:span text:style-name="T6"> </text:span><text:span text:style-name="T4">substances</text:span><text:span text:style-name="T6"> </text:span><text:span text:style-name="T4">and</text:span><text:span text:style-name="T6"> </text:span><text:span text:style-name="T4">the</text:span><text:span text:style-name="T6"> </text:span><text:span text:style-name="T4">environmental</text:span><text:span text:style-name="T6"> </text:span><text:span text:style-name="T4">fate</text:span><text:span text:style-name="T6"> </text:span><text:span text:style-name="T4">of</text:span><text:span text:style-name="T6"> </text:span><text:span text:style-name="T4">chemicals</text:span><text:span text:style-name="T6"> </text:span><text:span text:style-name="T4">released</text:span><text:span text:style-name="T6"> </text:span><text:span text:style-name="T4">into</text:span><text:span text:style-name="T6"> </text:span><text:span text:style-name="T4">the</text:span><text:span text:style-name="T6"> </text:span><text:span text:style-name="T4">biosphere.</text:span><text:span text:style-name="T6"> </text:span><text:span text:style-name="T4">This</text:span><text:span text:style-name="T6"> </text:span><text:span text:style-name="T4">will</text:span><text:span text:style-name="T6"> </text:span><text:span text:style-name="T4">need</text:span><text:span text:style-name="T6"> </text:span><text:span text:style-name="T4">a</text:span><text:span text:style-name="T6"> </text:span><text:span text:style-name="T4">Ph.D.-level</text:span><text:span text:style-name="T6"> </text:span><text:span text:style-name="T4">health</text:span><text:span text:style-name="T6"> </text:span><text:span text:style-name="T4">and</text:span><text:span text:style-name="T6"> </text:span><text:span text:style-name="T4">environment</text:span><text:span text:style-name="T6"> </text:span><text:span text:style-name="T4">chemist</text:span><text:span text:style-name="T6"> </text:span><text:span text:style-name="T4">and</text:span><text:span text:style-name="T6"> </text:span><text:span text:style-name="T4">one</text:span><text:span text:style-name="T6"> </text:span><text:span text:style-name="T4">systems</text:span><text:span text:style-name="T6"> </text:span><text:span text:style-name="T4">programmer.</text:span></text:p>
      <text:p text:style-name="P9"/>
      <text:p text:style-name="P16"><text:span text:style-name="T9">Internet</text:span><text:span text:style-name="T10"> </text:span><text:span text:style-name="T9">Strategy:</text:span><text:span text:style-name="T8"> </text:span><text:span text:style-name="T4">Develop</text:span><text:span text:style-name="T6"> </text:span><text:span text:style-name="T4">Java</text:span><text:span text:style-name="T6"> </text:span><text:span text:style-name="T4">applets</text:span><text:span text:style-name="T6"> </text:span><text:span text:style-name="T4">to</text:span><text:span text:style-name="T6"> </text:span><text:span text:style-name="T4">facilitate</text:span><text:span text:style-name="T6"> </text:span><text:span text:style-name="T4">graphical</text:span><text:span text:style-name="T6"> </text:span><text:span text:style-name="T4">input</text:span><text:span text:style-name="T6"> </text:span><text:span text:style-name="T4">of</text:span><text:span text:style-name="T6"> </text:span><text:span text:style-name="T4">target</text:span><text:span text:style-name="T6"> </text:span><text:span text:style-name="T4">molecules</text:span><text:span text:style-name="T6"> </text:span><text:span text:style-name="T4">and</text:span><text:span text:style-name="T6"> </text:span><text:span text:style-name="T4">recast</text:span><text:span text:style-name="T6"> </text:span><text:span text:style-name="T4">the</text:span><text:span text:style-name="T6"> </text:span><text:span text:style-name="T4">GUI</text:span><text:span text:style-name="T6"> </text:span><text:span text:style-name="T4">as</text:span><text:span text:style-name="T6"> </text:span><text:span text:style-name="T4">an</text:span><text:span text:style-name="T6"> </text:span><text:span text:style-name="T4">ensemble</text:span><text:span text:style-name="T6"> </text:span><text:span text:style-name="T4">of</text:span><text:span text:style-name="T6"> </text:span><text:span text:style-name="T4">CGI</text:span><text:span text:style-name="T6"> </text:span><text:span text:style-name="T4">scripts</text:span><text:span text:style-name="T6"> </text:span><text:span text:style-name="T4">to</text:span><text:span text:style-name="T6"> </text:span><text:span text:style-name="T4">enable</text:span><text:span text:style-name="T6"> </text:span><text:span text:style-name="T4">local</text:span><text:span text:style-name="T6"> </text:span><text:span text:style-name="T4">perusal</text:span><text:span text:style-name="T6"> </text:span><text:span text:style-name="T4">of</text:span><text:span text:style-name="T6"> </text:span><text:span text:style-name="T4">search</text:span><text:span text:style-name="T6"> </text:span><text:span text:style-name="T4">output.</text:span><text:span text:style-name="T6"> </text:span><text:span text:style-name="T4">This</text:span><text:span text:style-name="T6"> </text:span><text:span text:style-name="T4">will</text:span><text:span text:style-name="T6"> </text:span><text:span text:style-name="T4">need</text:span><text:span text:style-name="T6"> </text:span><text:span text:style-name="T4">a</text:span><text:span text:style-name="T6"> </text:span><text:span text:style-name="T4">web-design</text:span><text:span text:style-name="T6"> </text:span><text:span text:style-name="T4">programmer.</text:span></text:p>
      <text:p text:style-name="P14"/>
      <text:p text:style-name="P29"><text:bookmark-start text:name="__RefHeading__684_815863734"/><text:bookmark-end text:name="__RefHeading__684_815863734"/>5.<text:span text:style-name="T1"> </text:span>Planning<text:span text:style-name="T1"> </text:span>a<text:span text:style-name="T1"> </text:span>synthesis</text:p>
      <text:p text:style-name="Standard"/>
      <text:p text:style-name="P16"><text:tab/><text:span text:style-name="T3">The</text:span><text:span text:style-name="T5"> </text:span><text:span text:style-name="T12">SynView</text:span><text:span text:style-name="T5"> </text:span><text:span text:style-name="T3">program</text:span><text:span text:style-name="T5"> </text:span><text:span text:style-name="T3">is</text:span><text:span text:style-name="T5"> </text:span><text:span text:style-name="T3">all</text:span><text:span text:style-name="T5"> </text:span><text:span text:style-name="T3">one</text:span><text:span text:style-name="T5"> </text:span><text:span text:style-name="T3">needs</text:span><text:span text:style-name="T5"> </text:span><text:span text:style-name="T3">to</text:span><text:span text:style-name="T5"> </text:span><text:span text:style-name="T3">interact</text:span><text:span text:style-name="T5"> </text:span><text:span text:style-name="T3">with</text:span><text:span text:style-name="T5"> </text:span><text:span text:style-name="T3">TSC.</text:span><text:span text:style-name="T5"> </text:span><text:span text:style-name="T3">You</text:span><text:span text:style-name="T5"> </text:span><text:span text:style-name="T3">must</text:span><text:span text:style-name="T5"> </text:span><text:span text:style-name="T3">select</text:span><text:span text:style-name="T5"> </text:span><text:span text:style-name="T3">the</text:span><text:span text:style-name="T5"> </text:span><text:span text:style-name="T12">Search</text:span><text:span text:style-name="T5"> </text:span><text:span text:style-name="T3">button</text:span><text:span text:style-name="T5"> </text:span><text:span text:style-name="T3">from</text:span><text:span text:style-name="T5"> </text:span><text:span text:style-name="T3">the</text:span><text:span text:style-name="T5"> </text:span><text:span text:style-name="T3">main</text:span><text:span text:style-name="T5"> </text:span><text:span text:style-name="T3">menu</text:span><text:span text:style-name="T5"> </text:span><text:span text:style-name="T3">to</text:span><text:span text:style-name="T5"> </text:span><text:span text:style-name="T12">Submit</text:span><text:span text:style-name="T5"> </text:span><text:span text:style-name="T3">a</text:span><text:span text:style-name="T5"> </text:span><text:span text:style-name="T3">molecule.</text:span><text:span text:style-name="T5"> </text:span><text:span text:style-name="T3">A</text:span><text:span text:style-name="T5"> </text:span><text:span text:style-name="T3">drawing</text:span><text:span text:style-name="T5"> </text:span><text:span text:style-name="T3">program</text:span><text:span text:style-name="T5"> </text:span><text:span text:style-name="T3">takes</text:span><text:span text:style-name="T5"> </text:span><text:span text:style-name="T3">over</text:span><text:span text:style-name="T5"> </text:span><text:span text:style-name="T3">and</text:span><text:span text:style-name="T5"> </text:span><text:span text:style-name="T3">helps</text:span><text:span text:style-name="T5"> </text:span><text:span text:style-name="T3">you</text:span><text:span text:style-name="T5"> </text:span><text:span text:style-name="T3">draw</text:span><text:span text:style-name="T5"> </text:span><text:span text:style-name="T3">a</text:span><text:span text:style-name="T5"> </text:span><text:span text:style-name="T3">molecule</text:span><text:span text:style-name="T5"> </text:span><text:span text:style-name="T3">for</text:span><text:span text:style-name="T5"> </text:span><text:span text:style-name="T3">input</text:span><text:span text:style-name="T5"> </text:span><text:span text:style-name="T3">to</text:span><text:span text:style-name="T5"> </text:span><text:span text:style-name="T3">the</text:span><text:span text:style-name="T5"> </text:span><text:span text:style-name="T3">TSC</text:span><text:span text:style-name="T5"> </text:span><text:span text:style-name="T3">search</text:span><text:span text:style-name="T5"> </text:span><text:span text:style-name="T3">engine.</text:span><text:span text:style-name="T5"> </text:span><text:span text:style-name="T3">The</text:span><text:span text:style-name="T5"> </text:span><text:span text:style-name="T3">drawing</text:span><text:span text:style-name="T5"> </text:span><text:span text:style-name="T3">program</text:span><text:span text:style-name="T5"> </text:span><text:span text:style-name="T3">is</text:span><text:span text:style-name="T5"> </text:span><text:span text:style-name="T3">named</text:span><text:span text:style-name="T5"> </text:span><text:span text:style-name="T12">DrawPad</text:span><text:span text:style-name="T5"> </text:span><text:span text:style-name="T3">and</text:span><text:span text:style-name="T5"> </text:span><text:span text:style-name="T3">is</text:span><text:span text:style-name="T5"> </text:span><text:span text:style-name="T3">documented</text:span><text:span text:style-name="T5"> </text:span><text:span text:style-name="T3">in</text:span><text:span text:style-name="T5"> </text:span><text:span text:style-name="T3">the</text:span><text:span text:style-name="T5"> </text:span><text:span text:style-name="T3">box</text:span><text:span text:style-name="T5"> </text:span><draw:frame draw:style-name="fr1" draw:name="Frame1" text:anchor-type="char" svg:x="-0.0098in" svg:y="1.0535in" svg:width="6.0429in" svg:height="5.3047in" draw:z-index="1"><draw:text-box><text:p text:style-name="P32">DrawPad</text:p><text:p text:style-name="P33"/><text:p text:style-name="Plain_20_Text"><text:span text:style-name="T16">File</text:span><text:span text:style-name="T15"> </text:span><text:span text:style-name="T14">menu:</text:span></text:p><text:p text:style-name="P41"><text:span text:style-name="T14"><text:tab/>1)</text:span><text:span text:style-name="T15"> </text:span><text:span text:style-name="T16">Open</text:span><text:span text:style-name="T17"> </text:span><text:span text:style-name="T16">-</text:span><text:span text:style-name="T17"> </text:span><text:span text:style-name="T16">submit</text:span><text:span text:style-name="T15"> … </text:span><text:span text:style-name="T14">(brings</text:span><text:span text:style-name="T15"> </text:span><text:span text:style-name="T14">up</text:span><text:span text:style-name="T15"> </text:span><text:span text:style-name="T14">a</text:span><text:span text:style-name="T15"> </text:span><text:span text:style-name="T14">file</text:span><text:span text:style-name="T15"> </text:span><text:span text:style-name="T14">selection</text:span><text:span text:style-name="T15"> </text:span><text:span text:style-name="T14">window</text:span><text:span text:style-name="T15"> </text:span><text:span text:style-name="T14">positioned</text:span><text:span text:style-name="T15"> </text:span><text:span text:style-name="T14">within</text:span><text:span text:style-name="T15"> </text:span><text:span text:style-name="T14">the</text:span><text:span text:style-name="T15"> </text:span><text:span text:style-name="T14">submit</text:span><text:span text:style-name="T15"> </text:span><text:span text:style-name="T14">directory</text:span><text:span text:style-name="T15"> </text:span><text:span text:style-name="T14">-</text:span><text:span text:style-name="T15"> </text:span><text:span text:style-name="T14">select</text:span><text:span text:style-name="T15"> </text:span><text:span text:style-name="T14">a</text:span><text:span text:style-name="T15"> </text:span><text:span text:style-name="T14">file</text:span><text:span text:style-name="T15"> </text:span><text:span text:style-name="T14">from</text:span><text:span text:style-name="T15"> </text:span><text:span text:style-name="T14">which</text:span><text:span text:style-name="T15"> </text:span><text:span text:style-name="T14">the</text:span><text:span text:style-name="T15"> </text:span><text:span text:style-name="T14">sling</text:span><text:span text:style-name="T15"> </text:span><text:span text:style-name="T14">and</text:span><text:span text:style-name="T15"> </text:span><text:span text:style-name="T14">other</text:span><text:span text:style-name="T15"> </text:span><text:span text:style-name="T14">data</text:span><text:span text:style-name="T15"> </text:span><text:span text:style-name="T14">are</text:span><text:span text:style-name="T15"> </text:span><text:span text:style-name="T14">to</text:span><text:span text:style-name="T15"> </text:span><text:span text:style-name="T14">be</text:span><text:span text:style-name="T15"> </text:span><text:span text:style-name="T14">read</text:span><text:span text:style-name="T15"> </text:span><text:span text:style-name="T14">and</text:span><text:span text:style-name="T15"> </text:span><text:span text:style-name="T14">displayed)</text:span></text:p><text:p text:style-name="P41"><text:span text:style-name="T14"><text:tab/>2)</text:span><text:span text:style-name="T15"> </text:span><text:span text:style-name="T16">Open</text:span><text:span text:style-name="T17"> </text:span><text:span text:style-name="T16">-</text:span><text:span text:style-name="T17"> </text:span><text:span text:style-name="T16">status</text:span><text:span text:style-name="T17"> </text:span><text:span text:style-name="T14">...</text:span><text:span text:style-name="T15"> </text:span><text:span text:style-name="T14">(brings</text:span><text:span text:style-name="T15"> </text:span><text:span text:style-name="T14">up</text:span><text:span text:style-name="T15"> </text:span><text:span text:style-name="T14">a</text:span><text:span text:style-name="T15"> </text:span><text:span text:style-name="T14">file</text:span><text:span text:style-name="T15"> </text:span><text:span text:style-name="T14">selection</text:span><text:span text:style-name="T15"> </text:span><text:span text:style-name="T14">window</text:span><text:span text:style-name="T15"> </text:span><text:span text:style-name="T14">positioned</text:span><text:span text:style-name="T15"> </text:span><text:span text:style-name="T14">within</text:span><text:span text:style-name="T15"> </text:span><text:span text:style-name="T14">the</text:span><text:span text:style-name="T15"> </text:span><text:span text:style-name="T14">status</text:span><text:span text:style-name="T15"> </text:span><text:span text:style-name="T14">directory</text:span><text:span text:style-name="T15"> </text:span><text:span text:style-name="T14">-</text:span><text:span text:style-name="T15"> </text:span><text:span text:style-name="T14">select</text:span><text:span text:style-name="T15"> </text:span><text:span text:style-name="T14">a</text:span><text:span text:style-name="T15"> </text:span><text:span text:style-name="T14">file</text:span><text:span text:style-name="T15"> </text:span><text:span text:style-name="T14">from</text:span><text:span text:style-name="T15"> </text:span><text:span text:style-name="T14">which</text:span><text:span text:style-name="T15"> </text:span><text:span text:style-name="T14">the</text:span><text:span text:style-name="T15"> </text:span><text:span text:style-name="T14">sling</text:span><text:span text:style-name="T15"> </text:span><text:span text:style-name="T14">and</text:span><text:span text:style-name="T15"> </text:span><text:span text:style-name="T14">other</text:span><text:span text:style-name="T15"> </text:span><text:span text:style-name="T14">data</text:span><text:span text:style-name="T15"> </text:span><text:span text:style-name="T14">are</text:span><text:span text:style-name="T15"> </text:span><text:span text:style-name="T14">to</text:span><text:span text:style-name="T15"> </text:span><text:span text:style-name="T14">be</text:span><text:span text:style-name="T15"> </text:span><text:span text:style-name="T14">read</text:span><text:span text:style-name="T15"> </text:span><text:span text:style-name="T14">and</text:span><text:span text:style-name="T15"> </text:span><text:span text:style-name="T14">displayed)</text:span></text:p><text:p text:style-name="P41"><text:span text:style-name="T14"><text:tab/>3)</text:span><text:span text:style-name="T15"> </text:span><text:span text:style-name="T16">Save</text:span><text:span text:style-name="T17"> </text:span><text:span text:style-name="T16">-</text:span><text:span text:style-name="T17"> </text:span><text:span text:style-name="T16">submit</text:span><text:span text:style-name="T14">...</text:span><text:span text:style-name="T15"> </text:span><text:span text:style-name="T14">(writes</text:span><text:span text:style-name="T15"> </text:span><text:span text:style-name="T14">file</text:span><text:span text:style-name="T15"> </text:span><text:span text:style-name="T14">named</text:span><text:span text:style-name="T15"> </text:span><text:span text:style-name="T14">in</text:span><text:span text:style-name="T15"> </text:span><text:span text:style-name="T16">Run</text:span><text:span text:style-name="T17"> </text:span><text:span text:style-name="T16">ID</text:span><text:span text:style-name="T15"> </text:span><text:span text:style-name="T14">box</text:span><text:span text:style-name="T15"> </text:span><text:span text:style-name="T14">to</text:span><text:span text:style-name="T15"> </text:span><text:span text:style-name="T14">contain</text:span><text:span text:style-name="T15"> </text:span><text:span text:style-name="T14">text</text:span><text:span text:style-name="T15"> </text:span><text:span text:style-name="T14">from</text:span><text:span text:style-name="T15"> </text:span><text:span text:style-name="T16">User</text:span><text:span text:style-name="T14">,</text:span><text:span text:style-name="T15"> </text:span><text:span text:style-name="T16">Date</text:span><text:span text:style-name="T14">,</text:span><text:span text:style-name="T15"> </text:span><text:span text:style-name="T16">Comment</text:span><text:span text:style-name="T15"> </text:span><text:span text:style-name="T14">and</text:span><text:span text:style-name="T15"> </text:span><text:span text:style-name="T16">Sling</text:span><text:span text:style-name="T15"> </text:span><text:span text:style-name="T14">boxes</text:span><text:span text:style-name="T15"> </text:span><text:span text:style-name="T14">-</text:span><text:span text:style-name="T15"> </text:span><text:span text:style-name="T14">be</text:span><text:span text:style-name="T15"> </text:span><text:span text:style-name="T14">sure</text:span><text:span text:style-name="T15"> </text:span><text:span text:style-name="T14">to</text:span><text:span text:style-name="T15"> </text:span><text:span text:style-name="T14">fill</text:span><text:span text:style-name="T15"> </text:span><text:span text:style-name="T14">in</text:span><text:span text:style-name="T15"> </text:span><text:span text:style-name="T16">Run</text:span><text:span text:style-name="T17"> </text:span><text:span text:style-name="T16">Id</text:span><text:span text:style-name="T15"> </text:span><text:span text:style-name="T14">and</text:span><text:span text:style-name="T15"> </text:span><text:span text:style-name="T16">Comment</text:span><text:span text:style-name="T14">,</text:span><text:span text:style-name="T15"> </text:span><text:span text:style-name="T14">and</text:span><text:span text:style-name="T15"> </text:span><text:span text:style-name="T14">update</text:span><text:span text:style-name="T15"> </text:span><text:span text:style-name="T16">Sling</text:span><text:span text:style-name="T15"> </text:span><text:span text:style-name="T14">by</text:span><text:span text:style-name="T15"> </text:span><text:span text:style-name="T14">clicking</text:span><text:span text:style-name="T15"> </text:span><text:span text:style-name="T16">Done</text:span><text:span text:style-name="T15"> </text:span><text:span text:style-name="T14">button</text:span><text:span text:style-name="T15"> </text:span><text:span text:style-name="T14">prior</text:span><text:span text:style-name="T15"> </text:span><text:span text:style-name="T14">to</text:span><text:span text:style-name="T15"> </text:span><text:span text:style-name="T14">saving)</text:span></text:p><text:p text:style-name="P42"/><text:p text:style-name="Plain_20_Text"><text:span text:style-name="T16">Options</text:span><text:span text:style-name="T17"> </text:span><text:span text:style-name="T14">menu</text:span><text:span text:style-name="T15"> </text:span><text:span text:style-name="T14">(Directories):</text:span></text:p><text:p text:style-name="P41"><text:span text:style-name="T14"><text:tab/>If</text:span><text:span text:style-name="T15"> </text:span><text:span text:style-name="T14">you</text:span><text:span text:style-name="T15"> </text:span><text:span text:style-name="T14">have</text:span><text:span text:style-name="T15"> </text:span><text:span text:style-name="T14">opened</text:span><text:span text:style-name="T15"> </text:span><text:span text:style-name="T14">a</text:span><text:span text:style-name="T15"> </text:span><text:span text:style-name="T14">submit</text:span><text:span text:style-name="T15"> </text:span><text:span text:style-name="T14">file</text:span><text:span text:style-name="T15"> </text:span><text:span text:style-name="T14">that</text:span><text:span text:style-name="T15"> </text:span><text:span text:style-name="T14">was</text:span><text:span text:style-name="T15"> </text:span><text:span text:style-name="T14">created</text:span><text:span text:style-name="T15"> </text:span><text:span text:style-name="T14">for</text:span><text:span text:style-name="T15"> </text:span><text:span text:style-name="T14">a</text:span><text:span text:style-name="T15"> </text:span><text:span text:style-name="T14">different</text:span><text:span text:style-name="T15"> </text:span><text:span text:style-name="T14">installation</text:span><text:span text:style-name="T15"> </text:span><text:span text:style-name="T14">of</text:span><text:span text:style-name="T15"> </text:span><text:span text:style-name="T14">SynChem,</text:span><text:span text:style-name="T15"> </text:span><text:span text:style-name="T14">you</text:span><text:span text:style-name="T15"> </text:span><text:span text:style-name="T14">will</text:span><text:span text:style-name="T15"> </text:span><text:span text:style-name="T14">have</text:span><text:span text:style-name="T15"> </text:span><text:span text:style-name="T14">to</text:span><text:span text:style-name="T15"> </text:span><text:span text:style-name="T14">click</text:span><text:span text:style-name="T15"> </text:span><text:span text:style-name="T14">the</text:span><text:span text:style-name="T15"> </text:span><text:span text:style-name="T16">Reset</text:span><text:span text:style-name="T15"> </text:span><text:span text:style-name="T14">button</text:span><text:span text:style-name="T15"> </text:span><text:span text:style-name="T14">in</text:span><text:span text:style-name="T15"> </text:span><text:span text:style-name="T14">the</text:span><text:span text:style-name="T15"> </text:span><text:span text:style-name="T14">popup</text:span><text:span text:style-name="T15"> </text:span><text:span text:style-name="T14">window</text:span><text:span text:style-name="T15"> </text:span><text:span text:style-name="T14">to</text:span><text:span text:style-name="T15"> </text:span><text:span text:style-name="T14">make</text:span><text:span text:style-name="T15"> </text:span><text:span text:style-name="T14">its</text:span><text:span text:style-name="T15"> </text:span><text:span text:style-name="T14">directories</text:span><text:span text:style-name="T15"> </text:span><text:span text:style-name="T14">consistent</text:span><text:span text:style-name="T15"> </text:span><text:span text:style-name="T14">with</text:span><text:span text:style-name="T15"> </text:span><text:span text:style-name="T14">the</text:span><text:span text:style-name="T15"> </text:span><text:span text:style-name="T14">location</text:span><text:span text:style-name="T15"> </text:span><text:span text:style-name="T14">of</text:span><text:span text:style-name="T15"> </text:span><text:span text:style-name="T14">the</text:span><text:span text:style-name="T15"> </text:span><text:span text:style-name="T14">current</text:span><text:span text:style-name="T15"> </text:span><text:span text:style-name="T14">knowledge</text:span><text:span text:style-name="T15"> </text:span><text:span text:style-name="T14">base.</text:span></text:p><text:p text:style-name="P33"/><text:p text:style-name="Plain_20_Text"><text:span text:style-name="T16">Draw</text:span><text:span text:style-name="T15"> </text:span><text:span text:style-name="T14">button:</text:span><text:span text:style-name="T15"> </text:span><text:span text:style-name="T14">restores</text:span><text:span text:style-name="T15"> </text:span><text:span text:style-name="T14">the</text:span><text:span text:style-name="T15"> </text:span><text:span text:style-name="T14">last</text:span><text:span text:style-name="T15"> </text:span><text:span text:style-name="T14">molecule</text:span><text:span text:style-name="T15"> </text:span><text:span text:style-name="T14">drawing</text:span><text:span text:style-name="T15"> </text:span><text:span text:style-name="T14">submitted</text:span><text:span text:style-name="T15"> </text:span><text:span text:style-name="T14">during</text:span><text:span text:style-name="T15"> </text:span><text:span text:style-name="T14">this</text:span><text:span text:style-name="T15"> </text:span><text:span text:style-name="T14">session.</text:span></text:p><text:p text:style-name="P33"/><text:p text:style-name="P41"><text:span text:style-name="T16">draw_sling_templates</text:span><text:span text:style-name="T15"> </text:span><text:span text:style-name="T14">button:</text:span><text:span text:style-name="T15"> </text:span><text:span text:style-name="T14">brings</text:span><text:span text:style-name="T15"> </text:span><text:span text:style-name="T14">up</text:span><text:span text:style-name="T15"> </text:span><text:span text:style-name="T14">a</text:span><text:span text:style-name="T15"> </text:span><text:span text:style-name="T14">file</text:span><text:span text:style-name="T15"> </text:span><text:span text:style-name="T14">selection</text:span><text:span text:style-name="T15"> </text:span><text:span text:style-name="T14">window</text:span><text:span text:style-name="T15"> </text:span><text:span text:style-name="T14">positioned</text:span><text:span text:style-name="T15"> </text:span><text:span text:style-name="T14">within</text:span><text:span text:style-name="T15"> </text:span><text:span text:style-name="T14">the</text:span><text:span text:style-name="T15"> </text:span><text:span text:style-name="T14">draw_sling_template</text:span><text:span text:style-name="T15"> </text:span><text:span text:style-name="T14">directory</text:span><text:span text:style-name="T15"> </text:span><text:span text:style-name="T14">-</text:span><text:span text:style-name="T15"> </text:span><text:span text:style-name="T14">select</text:span><text:span text:style-name="T15"> </text:span><text:span text:style-name="T14">a</text:span><text:span text:style-name="T15"> </text:span><text:span text:style-name="T14">file</text:span><text:span text:style-name="T15"> </text:span><text:span text:style-name="T14">from</text:span><text:span text:style-name="T15"> </text:span><text:span text:style-name="T14">which</text:span><text:span text:style-name="T15"> </text:span><text:span text:style-name="T14">the</text:span><text:span text:style-name="T15"> </text:span><text:span text:style-name="T14">sling</text:span><text:span text:style-name="T15"> </text:span><text:span text:style-name="T14">and</text:span><text:span text:style-name="T15"> </text:span><text:span text:style-name="T14">other</text:span><text:span text:style-name="T15"> </text:span><text:span text:style-name="T14">data</text:span><text:span text:style-name="T15"> </text:span><text:span text:style-name="T14">are</text:span><text:span text:style-name="T15"> </text:span><text:span text:style-name="T14">to</text:span><text:span text:style-name="T15"> </text:span><text:span text:style-name="T14">be</text:span><text:span text:style-name="T15"> </text:span><text:span text:style-name="T14">read</text:span><text:span text:style-name="T15"> </text:span><text:span text:style-name="T14">and</text:span><text:span text:style-name="T15"> </text:span><text:span text:style-name="T14">displayed)</text:span></text:p><text:p text:style-name="P34"/><text:p text:style-name="P41"><text:span text:style-name="T16">Reset</text:span><text:span text:style-name="T15"> </text:span><text:span text:style-name="T14">button</text:span><text:span text:style-name="T15"> </text:span><text:span text:style-name="T14">(top):</text:span><text:span text:style-name="T15"> </text:span><text:span text:style-name="T14">clears</text:span><text:span text:style-name="T15"> </text:span><text:span text:style-name="T16">RunID</text:span><text:span text:style-name="T14">,</text:span><text:span text:style-name="T15"> </text:span><text:span text:style-name="T16">Comment</text:span><text:span text:style-name="T14">,</text:span><text:span text:style-name="T15"> </text:span><text:span text:style-name="T14">and</text:span><text:span text:style-name="T15"> </text:span><text:span text:style-name="T16">Sling</text:span><text:span text:style-name="T15"> </text:span><text:span text:style-name="T14">fields</text:span></text:p><text:p text:style-name="P33"/></draw:text-box></draw:frame><text:span text:style-name="T3">below.</text:span></text:p>
      <text:p text:style-name="P8"/>
      <text:p text:style-name="P8"/>
      <text:p text:style-name="P8"/>
      <text:p text:style-name="P36"/>
      <text:p text:style-name="P43"><draw:frame draw:style-name="fr1" draw:name="Frame2" text:anchor-type="char" svg:x="-0.0098in" svg:y="-0.0098in" svg:width="6.2016in" svg:height="9.1382in" draw:z-index="2"><draw:text-box><text:p text:style-name="Plain_20_Text"><text:span text:style-name="T25">DrawPad</text:span><text:span text:style-name="T26"> </text:span><text:span text:style-name="T25">(continued)</text:span></text:p><text:p text:style-name="P33"/><text:p text:style-name="P41"><text:span text:style-name="T16">Maximum</text:span><text:span text:style-name="T17"> </text:span><text:span text:style-name="T16">Cycles,</text:span><text:span text:style-name="T17"> </text:span><text:span text:style-name="T16">Maximum</text:span><text:span text:style-name="T17"> </text:span><text:span text:style-name="T16">Time</text:span><text:span text:style-name="T15"> </text:span><text:span text:style-name="T14">(minutes);</text:span><text:span text:style-name="T15"> </text:span><text:span text:style-name="T16">Reset</text:span><text:span text:style-name="T14">:</text:span><text:span text:style-name="T15"> </text:span><text:span text:style-name="T14">determines</text:span><text:span text:style-name="T15"> </text:span><text:span text:style-name="T14">criteria</text:span><text:span text:style-name="T15"> </text:span><text:span text:style-name="T14">for</text:span><text:span text:style-name="T15"> </text:span><text:span text:style-name="T14">automatic</text:span><text:span text:style-name="T15"> </text:span><text:span text:style-name="T14">termination</text:span><text:span text:style-name="T15"> </text:span><text:span text:style-name="T14">of</text:span><text:span text:style-name="T15"> </text:span><text:span text:style-name="T14">SynChem</text:span><text:span text:style-name="T15"> </text:span><text:span text:style-name="T14">run,</text:span><text:span text:style-name="T15"> </text:span><text:span text:style-name="T14">i.e.,</text:span><text:span text:style-name="T15"> </text:span><text:span text:style-name="T14">when</text:span><text:span text:style-name="T15"> </text:span><text:span text:style-name="T14">either</text:span><text:span text:style-name="T15"> </text:span><text:span text:style-name="T14">value</text:span><text:span text:style-name="T15"> </text:span><text:span text:style-name="T14">is</text:span><text:span text:style-name="T15"> </text:span><text:span text:style-name="T14">exceeded;</text:span><text:span text:style-name="T15"> </text:span><text:span text:style-name="T14">button</text:span><text:span text:style-name="T15"> </text:span><text:span text:style-name="T14">resets</text:span><text:span text:style-name="T15"> </text:span><text:span text:style-name="T14">Maximum</text:span><text:span text:style-name="T15"> </text:span><text:span text:style-name="T14">Cycles</text:span><text:span text:style-name="T15"> </text:span><text:span text:style-name="T14">to</text:span><text:span text:style-name="T15"> </text:span><text:span text:style-name="T14">1000,</text:span><text:span text:style-name="T15"> </text:span><text:span text:style-name="T14">Maximum</text:span><text:span text:style-name="T15"> </text:span><text:span text:style-name="T14">Time</text:span><text:span text:style-name="T15"> </text:span><text:span text:style-name="T14">to</text:span><text:span text:style-name="T15"> </text:span><text:span text:style-name="T14">120,</text:span><text:span text:style-name="T15"> </text:span><text:span text:style-name="T14">and</text:span><text:span text:style-name="T15"> </text:span><text:span text:style-name="T14">additional</text:span><text:span text:style-name="T15"> </text:span><text:span text:style-name="T14">fields</text:span><text:span text:style-name="T15"> </text:span><text:span text:style-name="T14">to</text:span><text:span text:style-name="T15"> </text:span><text:span text:style-name="T14">0</text:span></text:p><text:p text:style-name="P33"/><text:p text:style-name="Plain_20_Text"><text:span text:style-name="T16">Edit</text:span><text:span text:style-name="T17"> </text:span><text:span text:style-name="T16">Mode</text:span><text:span text:style-name="T15"> </text:span><text:span text:style-name="T14">buttons:</text:span></text:p><text:p text:style-name="P41"><text:span text:style-name="T14"><text:tab/>1)</text:span><text:span text:style-name="T15"> </text:span><text:span text:style-name="T16">draw</text:span><text:span text:style-name="T14">:</text:span><text:span text:style-name="T15"> </text:span><text:span text:style-name="T14">enables</text:span><text:span text:style-name="T15"> </text:span><text:span text:style-name="T14">"rubber-band"</text:span><text:span text:style-name="T15"> </text:span><text:span text:style-name="T14">connection</text:span><text:span text:style-name="T15"> </text:span><text:span text:style-name="T14">of</text:span><text:span text:style-name="T15"> </text:span><text:span text:style-name="T14">atoms</text:span><text:span text:style-name="T15"> </text:span><text:span text:style-name="T14">to</text:span><text:span text:style-name="T15"> </text:span><text:span text:style-name="T14">one</text:span><text:span text:style-name="T15"> </text:span><text:span text:style-name="T14">another</text:span></text:p><text:p text:style-name="P41"><text:span text:style-name="T14"><text:tab/>2)</text:span><text:span text:style-name="T15"> </text:span><text:span text:style-name="T16">select</text:span><text:span text:style-name="T14">:</text:span><text:span text:style-name="T15"> </text:span><text:span text:style-name="T14">enables</text:span><text:span text:style-name="T15"> </text:span><text:span text:style-name="T14">freehand</text:span><text:span text:style-name="T15"> </text:span><text:span text:style-name="T14">drawing</text:span><text:span text:style-name="T15"> </text:span><text:span text:style-name="T14">of</text:span><text:span text:style-name="T15"> </text:span><text:span text:style-name="T14">an</text:span><text:span text:style-name="T15"> </text:span><text:span text:style-name="T14">enclosed</text:span><text:span text:style-name="T15"> </text:span><text:span text:style-name="T14">area</text:span><text:span text:style-name="T15"> </text:span><text:span text:style-name="T14">around</text:span><text:span text:style-name="T15"> </text:span><text:span text:style-name="T14">part</text:span><text:span text:style-name="T15"> </text:span><text:span text:style-name="T14">of</text:span><text:span text:style-name="T15"> </text:span><text:span text:style-name="T14">a</text:span><text:span text:style-name="T15"> </text:span><text:span text:style-name="T14">drawn</text:span><text:span text:style-name="T15"> </text:span><text:span text:style-name="T14">molecule,</text:span><text:span text:style-name="T15"> </text:span><text:span text:style-name="T14">usually</text:span><text:span text:style-name="T15"> </text:span><text:span text:style-name="T14">for</text:span><text:span text:style-name="T15"> </text:span><text:span text:style-name="T14">wholesale</text:span><text:span text:style-name="T15"> </text:span><text:span text:style-name="T14">deletion</text:span></text:p><text:p text:style-name="P41"><text:span text:style-name="T14"><text:tab/>3)</text:span><text:span text:style-name="T15"> </text:span><text:span text:style-name="T16">delete</text:span><text:span text:style-name="T14">:</text:span><text:span text:style-name="T15"> </text:span><text:span text:style-name="T14">changes</text:span><text:span text:style-name="T15"> </text:span><text:span text:style-name="T14">drawing</text:span><text:span text:style-name="T15"> </text:span><text:span text:style-name="T14">cursor</text:span><text:span text:style-name="T15"> </text:span><text:span text:style-name="T14">to</text:span><text:span text:style-name="T15"> </text:span><text:span text:style-name="T14">"skull-and-crossbones,"</text:span><text:span text:style-name="T15"> </text:span><text:span text:style-name="T14">which</text:span><text:span text:style-name="T15"> </text:span><text:span text:style-name="T14">when</text:span><text:span text:style-name="T15"> </text:span><text:span text:style-name="T14">placed</text:span><text:span text:style-name="T15"> </text:span><text:span text:style-name="T14">over</text:span><text:span text:style-name="T15"> </text:span><text:span text:style-name="T14">an</text:span><text:span text:style-name="T15"> </text:span><text:span text:style-name="T14">atom</text:span><text:span text:style-name="T15"> </text:span><text:span text:style-name="T14">or</text:span><text:span text:style-name="T15"> </text:span><text:span text:style-name="T14">a</text:span><text:span text:style-name="T15"> </text:span><text:span text:style-name="T14">bond</text:span><text:span text:style-name="T15"> </text:span><text:span text:style-name="T14">highlights</text:span><text:span text:style-name="T15"> </text:span><text:span text:style-name="T14">it</text:span><text:span text:style-name="T15"> </text:span><text:span text:style-name="T14">for</text:span><text:span text:style-name="T15"> </text:span><text:span text:style-name="T14">deletion</text:span><text:span text:style-name="T15"> </text:span><text:span text:style-name="T14">when</text:span><text:span text:style-name="T15"> </text:span><text:span text:style-name="T14">the</text:span><text:span text:style-name="T15"> </text:span><text:span text:style-name="T14">left</text:span><text:span text:style-name="T15"> </text:span><text:span text:style-name="T14">mouse</text:span><text:span text:style-name="T15"> </text:span><text:span text:style-name="T14">button</text:span><text:span text:style-name="T15"> </text:span><text:span text:style-name="T14">is</text:span><text:span text:style-name="T15"> </text:span><text:span text:style-name="T14">clicked</text:span></text:p><text:p text:style-name="P33"/><text:p text:style-name="Plain_20_Text"><text:span text:style-name="T16">Edit</text:span><text:span text:style-name="T17"> </text:span><text:span text:style-name="T16">Options</text:span><text:span text:style-name="T15"> </text:span><text:span text:style-name="T14">buttons:</text:span></text:p><text:p text:style-name="P41"><text:span text:style-name="T14"><text:tab/>1)</text:span><text:span text:style-name="T15"> </text:span><text:span text:style-name="T16">select</text:span><text:span text:style-name="T17"> </text:span><text:span text:style-name="T16">all</text:span><text:span text:style-name="T14">:</text:span><text:span text:style-name="T15"> </text:span><text:span text:style-name="T14">draws</text:span><text:span text:style-name="T15"> </text:span><text:span text:style-name="T14">an</text:span><text:span text:style-name="T15"> </text:span><text:span text:style-name="T14">enclosure</text:span><text:span text:style-name="T15"> </text:span><text:span text:style-name="T14">around</text:span><text:span text:style-name="T15"> </text:span><text:span text:style-name="T14">the</text:span><text:span text:style-name="T15"> </text:span><text:span text:style-name="T14">entire</text:span><text:span text:style-name="T15"> </text:span><text:span text:style-name="T14">molecular</text:span><text:span text:style-name="T15"> </text:span><text:span text:style-name="T14">drawing</text:span></text:p><text:p text:style-name="P41"><text:span text:style-name="T14"><text:tab/>2)</text:span><text:span text:style-name="T15"> </text:span><text:span text:style-name="T16">delete</text:span><text:span text:style-name="T17"> </text:span><text:span text:style-name="T16">selected</text:span><text:span text:style-name="T14">:</text:span><text:span text:style-name="T15"> </text:span><text:span text:style-name="T14">deletes</text:span><text:span text:style-name="T15"> </text:span><text:span text:style-name="T14">all</text:span><text:span text:style-name="T15"> </text:span><text:span text:style-name="T14">atoms</text:span><text:span text:style-name="T15"> </text:span><text:span text:style-name="T14">and</text:span><text:span text:style-name="T15"> </text:span><text:span text:style-name="T14">bonds</text:span><text:span text:style-name="T15"> </text:span><text:span text:style-name="T14">enclose</text:span><text:span text:style-name="T15"> </text:span><text:span text:style-name="T14">by</text:span><text:span text:style-name="T15"> </text:span><text:span text:style-name="T14">the</text:span><text:span text:style-name="T15"> </text:span><text:span text:style-name="T14">selection</text:span><text:span text:style-name="T15"> </text:span><text:span text:style-name="T14">area</text:span></text:p><text:p text:style-name="P33"/><text:p text:style-name="P40"><text:span text:style-name="T16">Atoms</text:span><text:span text:style-name="T15"> </text:span><text:span text:style-name="T14">buttons</text:span><text:span text:style-name="T15"> </text:span><text:span text:style-name="T14">(change</text:span><text:span text:style-name="T15"> </text:span><text:span text:style-name="T14">current</text:span><text:span text:style-name="T15"> </text:span><text:span text:style-name="T14">atom</text:span><text:span text:style-name="T15"> </text:span><text:span text:style-name="T14">identity</text:span><text:span text:style-name="T15"> </text:span><text:span text:style-name="T14">-</text:span><text:span text:style-name="T15"> </text:span><text:span text:style-name="T14">selecting</text:span><text:span text:style-name="T15"> </text:span><text:span text:style-name="T14">"other"</text:span><text:span text:style-name="T15"> </text:span><text:span text:style-name="T14">brings</text:span><text:span text:style-name="T15"> </text:span><text:span text:style-name="T14">up</text:span><text:span text:style-name="T15"> </text:span><text:span text:style-name="T14">a</text:span><text:span text:style-name="T15"> </text:span><text:span text:style-name="T14">periodic</text:span><text:span text:style-name="T15"> </text:span><text:span text:style-name="T14">table)</text:span></text:p><text:p text:style-name="P33"/><text:p text:style-name="Plain_20_Text"><text:span text:style-name="T16">Bonds</text:span><text:span text:style-name="T15"> </text:span><text:span text:style-name="T14">buttons</text:span><text:span text:style-name="T15"> </text:span><text:span text:style-name="T14">(change</text:span><text:span text:style-name="T15"> </text:span><text:span text:style-name="T14">multiplicity</text:span><text:span text:style-name="T15"> </text:span><text:span text:style-name="T14">of</text:span><text:span text:style-name="T15"> </text:span><text:span text:style-name="T14">last-drawn</text:span><text:span text:style-name="T15"> </text:span><text:span text:style-name="T14">bond)</text:span></text:p><text:p text:style-name="P33"/><text:p text:style-name="Plain_20_Text"><text:span text:style-name="T16">Drawing</text:span><text:span text:style-name="T17"> </text:span><text:span text:style-name="T16">Area</text:span><text:span text:style-name="T14">:</text:span></text:p><text:p text:style-name="P41"><text:span text:style-name="T14"><text:tab/>1)</text:span><text:span text:style-name="T15"> </text:span><text:span text:style-name="T14">use</text:span><text:span text:style-name="T15"> </text:span><text:span text:style-name="T14">l</text:span><text:span text:style-name="T27">eft</text:span><text:span text:style-name="T15"> </text:span><text:span text:style-name="T14">mouse</text:span><text:span text:style-name="T15"> </text:span><text:span text:style-name="T14">button</text:span><text:span text:style-name="T15"> </text:span><text:span text:style-name="T14">to</text:span><text:span text:style-name="T15"> </text:span><text:span text:style-name="T14">lay</text:span><text:span text:style-name="T15"> </text:span><text:span text:style-name="T14">down</text:span><text:span text:style-name="T15"> </text:span><text:span text:style-name="T14">an</text:span><text:span text:style-name="T15"> </text:span><text:span text:style-name="T14">atom</text:span><text:span text:style-name="T15"> </text:span><text:span text:style-name="T14">(C</text:span><text:span text:style-name="T15"> </text:span><text:span text:style-name="T14">by</text:span><text:span text:style-name="T15"> </text:span><text:span text:style-name="T14">default)</text:span></text:p><text:p text:style-name="P41"><text:span text:style-name="T14"><text:tab/>2)</text:span><text:span text:style-name="T15"> </text:span><text:span text:style-name="T14">if</text:span><text:span text:style-name="T15"> </text:span><text:span text:style-name="T14">necessary,</text:span><text:span text:style-name="T15"> </text:span><text:span text:style-name="T14">change</text:span><text:span text:style-name="T15"> </text:span><text:span text:style-name="T14">the</text:span><text:span text:style-name="T15"> </text:span><text:span text:style-name="T14">atom</text:span><text:span text:style-name="T15"> </text:span><text:span text:style-name="T14">ID</text:span><text:span text:style-name="T15"> </text:span><text:span text:style-name="T14">from</text:span><text:span text:style-name="T15"> </text:span><text:span text:style-name="T14">the</text:span><text:span text:style-name="T15"> </text:span><text:span text:style-name="T14">appropriate</text:span><text:span text:style-name="T15"> </text:span><text:span text:style-name="T16">Atoms</text:span><text:span text:style-name="T15"> </text:span><text:span text:style-name="T14">button</text:span></text:p><text:p text:style-name="P41"><text:span text:style-name="T14"><text:tab/>3)</text:span><text:span text:style-name="T15"> </text:span><text:span text:style-name="T14">lay</text:span><text:span text:style-name="T15"> </text:span><text:span text:style-name="T14">down</text:span><text:span text:style-name="T15"> </text:span><text:span text:style-name="T14">a</text:span><text:span text:style-name="T15"> </text:span><text:span text:style-name="T14">bond</text:span><text:span text:style-name="T15"> </text:span><text:span text:style-name="T14">to</text:span><text:span text:style-name="T15"> </text:span><text:span text:style-name="T14">the</text:span><text:span text:style-name="T15"> </text:span><text:span text:style-name="T14">next</text:span><text:span text:style-name="T15"> </text:span><text:span text:style-name="T14">atom</text:span><text:span text:style-name="T15"> </text:span><text:span text:style-name="T14">by</text:span><text:span text:style-name="T15"> </text:span><text:span text:style-name="T14">moving</text:span><text:span text:style-name="T15"> </text:span><text:span text:style-name="T14">to</text:span><text:span text:style-name="T15"> </text:span><text:span text:style-name="T14">the</text:span><text:span text:style-name="T15"> </text:span><text:span text:style-name="T14">position</text:span><text:span text:style-name="T15"> </text:span><text:span text:style-name="T14">and</text:span><text:span text:style-name="T15"> </text:span><text:span text:style-name="T14">pressing</text:span><text:span text:style-name="T15"> </text:span><text:span text:style-name="T14">either</text:span><text:span text:style-name="T15"> </text:span><text:span text:style-name="T14">the</text:span><text:span text:style-name="T15"> </text:span><text:span text:style-name="T14">left</text:span><text:span text:style-name="T15"> </text:span><text:span text:style-name="T14">(single)</text:span><text:span text:style-name="T15"> </text:span><text:span text:style-name="T14">or</text:span><text:span text:style-name="T15"> </text:span><text:span text:style-name="T14">middle</text:span><text:span text:style-name="T15"> </text:span><text:span text:style-name="T14">(double)</text:span><text:span text:style-name="T15"> </text:span><text:span text:style-name="T14">button</text:span></text:p><text:p text:style-name="P41"><text:span text:style-name="T14"><text:tab/>4)</text:span><text:span text:style-name="T15"> </text:span><text:span text:style-name="T14">if</text:span><text:span text:style-name="T15"> </text:span><text:span text:style-name="T14">necessary,</text:span><text:span text:style-name="T15"> </text:span><text:span text:style-name="T14">change</text:span><text:span text:style-name="T15"> </text:span><text:span text:style-name="T14">the</text:span><text:span text:style-name="T15"> </text:span><text:span text:style-name="T14">bond</text:span><text:span text:style-name="T15"> </text:span><text:span text:style-name="T14">order</text:span><text:span text:style-name="T15"> </text:span><text:span text:style-name="T14">from</text:span><text:span text:style-name="T15"> </text:span><text:span text:style-name="T14">the</text:span><text:span text:style-name="T15"> </text:span><text:span text:style-name="T14">appropriate</text:span><text:span text:style-name="T15"> </text:span><text:span text:style-name="T16">Bonds</text:span><text:span text:style-name="T15"> </text:span><text:span text:style-name="T14">button</text:span></text:p><text:p text:style-name="P41"><text:span text:style-name="T14"><text:tab/>5)</text:span><text:span text:style-name="T15"> </text:span><text:span text:style-name="T14">to</text:span><text:span text:style-name="T15"> </text:span><text:span text:style-name="T14">move</text:span><text:span text:style-name="T15"> </text:span><text:span text:style-name="T14">without</text:span><text:span text:style-name="T15"> </text:span><text:span text:style-name="T14">adding</text:span><text:span text:style-name="T15"> </text:span><text:span text:style-name="T14">or</text:span><text:span text:style-name="T15"> </text:span><text:span text:style-name="T14">modifying</text:span><text:span text:style-name="T15"> </text:span><text:span text:style-name="T14">a</text:span><text:span text:style-name="T15"> </text:span><text:span text:style-name="T14">bond,</text:span><text:span text:style-name="T15"> </text:span><text:span text:style-name="T14">press</text:span><text:span text:style-name="T15"> </text:span><text:span text:style-name="T14">the</text:span><text:span text:style-name="T15"> </text:span><text:span text:style-name="T27">right</text:span><text:span text:style-name="T15"> </text:span><text:span text:style-name="T14">mouse</text:span><text:span text:style-name="T15"> </text:span><text:span text:style-name="T14">button</text:span></text:p><text:p text:style-name="P34"/><text:p text:style-name="Plain_20_Text"><text:span text:style-name="T16">done</text:span><text:span text:style-name="T15"> </text:span><text:span text:style-name="T14">button</text:span><text:span text:style-name="T15"> </text:span><text:span text:style-name="T14">(updates</text:span><text:span text:style-name="T15"> </text:span><text:span text:style-name="T14">Sling</text:span><text:span text:style-name="T15"> </text:span><text:span text:style-name="T14">box</text:span><text:span text:style-name="T15"> </text:span><text:span text:style-name="T14">from</text:span><text:span text:style-name="T15"> </text:span><text:span text:style-name="T14">contents</text:span><text:span text:style-name="T15"> </text:span><text:span text:style-name="T14">of</text:span><text:span text:style-name="T15"> </text:span><text:span text:style-name="T14">drawing</text:span><text:span text:style-name="T15"> </text:span><text:span text:style-name="T14">area)</text:span></text:p><text:p text:style-name="P33"/><text:p text:style-name="P41"><text:span text:style-name="T16">redraw</text:span><text:span text:style-name="T15"> </text:span><text:span text:style-name="T14">button</text:span><text:span text:style-name="T15"> </text:span><text:span text:style-name="T14">(cleans</text:span><text:span text:style-name="T15"> </text:span><text:span text:style-name="T14">up</text:span><text:span text:style-name="T15"> </text:span><text:span text:style-name="T14">drawing</text:span><text:span text:style-name="T15"> </text:span><text:span text:style-name="T14">by</text:span><text:span text:style-name="T15"> </text:span><text:span text:style-name="T14">showing</text:span><text:span text:style-name="T15"> </text:span><text:span text:style-name="T14">a</text:span><text:span text:style-name="T15"> </text:span><text:span text:style-name="T14">-</text:span><text:span text:style-name="T15"> </text:span><text:span text:style-name="T14">usually</text:span><text:span text:style-name="T15"> </text:span><text:span text:style-name="T14">-</text:span><text:span text:style-name="T15"> </text:span><text:span text:style-name="T14">more</text:span><text:span text:style-name="T15"> </text:span><text:span text:style-name="T14">pleasing</text:span><text:span text:style-name="T15"> </text:span><text:span text:style-name="T14">template-generated</text:span><text:span text:style-name="T15"> </text:span><text:span text:style-name="T14">rendition)</text:span></text:p><text:p text:style-name="P33"/><text:p text:style-name="Plain_20_Text"><text:span text:style-name="T16">clear</text:span><text:span text:style-name="T15"> </text:span><text:span text:style-name="T14">button</text:span><text:span text:style-name="T15"> </text:span><text:span text:style-name="T14">(erase</text:span><text:span text:style-name="T15"> </text:span><text:span text:style-name="T14">drawing</text:span><text:span text:style-name="T15"> </text:span><text:span text:style-name="T14">area)</text:span></text:p><text:p text:style-name="P33"/><text:p text:style-name="Plain_20_Text"><text:span text:style-name="T16">submit</text:span><text:span text:style-name="T15"> </text:span><text:span text:style-name="T14">button</text:span><text:span text:style-name="T15"> </text:span><text:span text:style-name="T14">(accepts</text:span><text:span text:style-name="T15"> </text:span><text:span text:style-name="T14">molecule</text:span><text:span text:style-name="T15"> </text:span><text:span text:style-name="T14">as</text:span><text:span text:style-name="T15"> </text:span><text:span text:style-name="T14">defined</text:span><text:span text:style-name="T15"> </text:span><text:span text:style-name="T14">by</text:span><text:span text:style-name="T15"> </text:span><text:span text:style-name="T14">drawing</text:span><text:span text:style-name="T15"> </text:span><text:span text:style-name="T14">for</text:span><text:span text:style-name="T15"> </text:span><text:span text:style-name="T14">validation</text:span><text:span text:style-name="T15"> </text:span><text:span text:style-name="T14">process)</text:span></text:p><text:p text:style-name="P33"/><text:p text:style-name="Plain_20_Text"><text:span text:style-name="T16">cancel</text:span><text:span text:style-name="T15"> </text:span><text:span text:style-name="T14">button</text:span><text:span text:style-name="T15"> </text:span><text:span text:style-name="T14">(bypass</text:span><text:span text:style-name="T15"> </text:span><text:span text:style-name="T14">validation</text:span><text:span text:style-name="T15"> </text:span><text:span text:style-name="T14">process)</text:span></text:p><text:p text:style-name="P33"/><text:p text:style-name="P41"><text:span text:style-name="T16">reset</text:span><text:span text:style-name="T15"> </text:span><text:span text:style-name="T14">button</text:span><text:span text:style-name="T15"> </text:span><text:span text:style-name="T14">same</text:span><text:span text:style-name="T15"> </text:span><text:span text:style-name="T14">as</text:span><text:span text:style-name="T15"> </text:span><text:span text:style-name="T16">Reset</text:span><text:span text:style-name="T15"> </text:span><text:span text:style-name="T14">button,</text:span><text:span text:style-name="T15"> </text:span><text:span text:style-name="T14">but</text:span><text:span text:style-name="T15"> </text:span><text:span text:style-name="T14">also</text:span><text:span text:style-name="T15"> </text:span><text:span text:style-name="T14">clears</text:span><text:span text:style-name="T15"> </text:span><text:span text:style-name="T14">drawing</text:span><text:span text:style-name="T15"> </text:span><text:span text:style-name="T14">window</text:span><text:span text:style-name="T15"> </text:span><text:span text:style-name="T14">and</text:span><text:span text:style-name="T15"> </text:span><text:span text:style-name="T14">restores</text:span><text:span text:style-name="T15"> </text:span><text:span text:style-name="T14">other</text:span><text:span text:style-name="T15"> </text:span><text:span text:style-name="T14">fields</text:span><text:span text:style-name="T15"> </text:span><text:span text:style-name="T14">to</text:span><text:span text:style-name="T15"> </text:span><text:span text:style-name="T14">their</text:span><text:span text:style-name="T15"> </text:span><text:span text:style-name="T14">defaults</text:span></text:p></draw:text-box></draw:frame></text:p>
      <text:p text:style-name="P35"><text:soft-page-break/><text:span text:style-name="T14"><text:tab/>Hence,</text:span><text:span text:style-name="T15"> </text:span><text:span text:style-name="T14">a</text:span><text:span text:style-name="T15"> </text:span><text:span text:style-name="T14">molecule</text:span><text:span text:style-name="T15"> </text:span><text:span text:style-name="T14">is</text:span><text:span text:style-name="T15"> </text:span><text:span text:style-name="T14">normally</text:span><text:span text:style-name="T15"> </text:span><text:span text:style-name="T14">drawn</text:span><text:span text:style-name="T15"> </text:span><text:span text:style-name="T14">by</text:span><text:span text:style-name="T15"> </text:span><text:span text:style-name="T14">dragging</text:span><text:span text:style-name="T15"> </text:span><text:span text:style-name="T14">the</text:span><text:span text:style-name="T15"> </text:span><text:span text:style-name="T14">mouse</text:span><text:span text:style-name="T15"> </text:span><text:span text:style-name="T14">(with</text:span><text:span text:style-name="T15"> </text:span><text:span text:style-name="T14">the</text:span><text:span text:style-name="T15"> </text:span><text:span text:style-name="T14">left</text:span><text:span text:style-name="T15"> </text:span><text:span text:style-name="T14">button</text:span><text:span text:style-name="T15"> </text:span><text:span text:style-name="T14">pressed)</text:span><text:span text:style-name="T15"> </text:span><text:span text:style-name="T14">to</text:span><text:span text:style-name="T15"> </text:span><text:span text:style-name="T14">draw</text:span><text:span text:style-name="T15"> </text:span><text:span text:style-name="T14">a</text:span><text:span text:style-name="T15"> </text:span><text:span text:style-name="T14">chain</text:span><text:span text:style-name="T15"> </text:span><text:span text:style-name="T14">of</text:span><text:span text:style-name="T15"> </text:span><text:span text:style-name="T14">carbon</text:span><text:span text:style-name="T15"> </text:span><text:span text:style-name="T14">atoms.</text:span><text:span text:style-name="T15"> </text:span><text:span text:style-name="T14">By</text:span><text:span text:style-name="T15"> </text:span><text:span text:style-name="T14">selecting</text:span><text:span text:style-name="T15"> </text:span><text:span text:style-name="T14">the</text:span><text:span text:style-name="T15"> </text:span><text:span text:style-name="T16">Atoms</text:span><text:span text:style-name="T15"> </text:span><text:span text:style-name="T14">button,</text:span><text:span text:style-name="T15"> </text:span><text:span text:style-name="T14">the</text:span><text:span text:style-name="T15"> </text:span><text:span text:style-name="T14">type</text:span><text:span text:style-name="T15"> </text:span><text:span text:style-name="T14">of</text:span><text:span text:style-name="T15"> </text:span><text:span text:style-name="T14">atom</text:span><text:span text:style-name="T15"> </text:span><text:span text:style-name="T14">at</text:span><text:span text:style-name="T15"> </text:span><text:span text:style-name="T14">any</text:span><text:span text:style-name="T15"> </text:span><text:span text:style-name="T14">position</text:span><text:span text:style-name="T15"> </text:span><text:span text:style-name="T14">can</text:span><text:span text:style-name="T15"> </text:span><text:span text:style-name="T14">be</text:span><text:span text:style-name="T15"> </text:span><text:span text:style-name="T14">changed.</text:span><text:span text:style-name="T15"> </text:span><text:span text:style-name="T14">When</text:span><text:span text:style-name="T15"> </text:span><text:span text:style-name="T14">done</text:span><text:span text:style-name="T15"> </text:span><text:span text:style-name="T14">with</text:span><text:span text:style-name="T15"> </text:span><text:span text:style-name="T14">a</text:span><text:span text:style-name="T15"> </text:span><text:span text:style-name="T14">portion</text:span><text:span text:style-name="T15"> </text:span><text:span text:style-name="T14">of</text:span><text:span text:style-name="T15"> </text:span><text:span text:style-name="T14">the</text:span><text:span text:style-name="T15"> </text:span><text:span text:style-name="T14">molecule,</text:span><text:span text:style-name="T15"> </text:span><text:span text:style-name="T14">the</text:span><text:span text:style-name="T15"> </text:span><text:span text:style-name="T14">right</text:span><text:span text:style-name="T15"> </text:span><text:span text:style-name="T14">mouse</text:span><text:span text:style-name="T15"> </text:span><text:span text:style-name="T14">button</text:span><text:span text:style-name="T15"> </text:span><text:span text:style-name="T14">is</text:span><text:span text:style-name="T15"> </text:span><text:span text:style-name="T14">pressed</text:span><text:span text:style-name="T15"> </text:span><text:span text:style-name="T14">to</text:span><text:span text:style-name="T15"> </text:span><text:span text:style-name="T14">stop</text:span><text:span text:style-name="T15"> </text:span><text:span text:style-name="T14">drawing</text:span><text:span text:style-name="T15"> </text:span><text:span text:style-name="T14">bonds.</text:span><text:span text:style-name="T15"> </text:span><text:span text:style-name="T14">The</text:span><text:span text:style-name="T15"> </text:span><text:span text:style-name="T14">mouse</text:span><text:span text:style-name="T15"> </text:span><text:span text:style-name="T14">can</text:span><text:span text:style-name="T15"> </text:span><text:span text:style-name="T14">be</text:span><text:span text:style-name="T15"> </text:span><text:span text:style-name="T14">moved</text:span><text:span text:style-name="T15"> </text:span><text:span text:style-name="T14">to</text:span><text:span text:style-name="T15"> </text:span><text:span text:style-name="T14">another</text:span><text:span text:style-name="T15"> </text:span><text:span text:style-name="T14">position</text:span><text:span text:style-name="T15"> </text:span><text:span text:style-name="T14">on</text:span><text:span text:style-name="T15"> </text:span><text:span text:style-name="T14">the</text:span><text:span text:style-name="T15"> </text:span><text:span text:style-name="T14">molecule</text:span><text:span text:style-name="T15"> </text:span><text:span text:style-name="T14">and</text:span><text:span text:style-name="T15"> </text:span><text:span text:style-name="T14">the</text:span><text:span text:style-name="T15"> </text:span><text:span text:style-name="T14">drawing</text:span><text:span text:style-name="T15"> </text:span><text:span text:style-name="T14">can</text:span><text:span text:style-name="T15"> </text:span><text:span text:style-name="T14">be</text:span><text:span text:style-name="T15"> </text:span><text:span text:style-name="T14">continued.</text:span><text:span text:style-name="T15"> </text:span><text:span text:style-name="T14">The</text:span><text:span text:style-name="T15"> </text:span><text:span text:style-name="T14">type</text:span><text:span text:style-name="T15"> </text:span><text:span text:style-name="T14">of</text:span><text:span text:style-name="T15"> </text:span><text:span text:style-name="T14">bond</text:span><text:span text:style-name="T15"> </text:span><text:span text:style-name="T14">can</text:span><text:span text:style-name="T15"> </text:span><text:span text:style-name="T14">also</text:span><text:span text:style-name="T15"> </text:span><text:span text:style-name="T14">be</text:span><text:span text:style-name="T15"> </text:span><text:span text:style-name="T14">changed</text:span><text:span text:style-name="T15"> </text:span><text:span text:style-name="T14">by</text:span><text:span text:style-name="T15"> </text:span><text:span text:style-name="T14">selecting</text:span><text:span text:style-name="T15"> </text:span><text:span text:style-name="T14">the</text:span><text:span text:style-name="T15"> </text:span><text:span text:style-name="T14">correct</text:span><text:span text:style-name="T15"> </text:span><text:span text:style-name="T16">Bonds</text:span><text:span text:style-name="T17"> </text:span><text:span text:style-name="T14">button</text:span><text:span text:style-name="T19"> </text:span><text:span text:style-name="T18">by</text:span><text:span text:style-name="T19"> </text:span><text:span text:style-name="T18">dragging</text:span><text:span text:style-name="T19"> </text:span><text:span text:style-name="T18">the</text:span><text:span text:style-name="T19"> </text:span><text:span text:style-name="T18">mouse</text:span><text:span text:style-name="T19"> </text:span><text:span text:style-name="T18">to</text:span><text:span text:style-name="T19"> </text:span><text:span text:style-name="T18">either</text:span><text:span text:style-name="T19"> </text:span><text:span text:style-name="T18">a</text:span><text:span text:style-name="T19"> </text:span><text:span text:style-name="T18">double</text:span><text:span text:style-name="T19"> </text:span><text:span text:style-name="T18">or</text:span><text:span text:style-name="T19"> </text:span><text:span text:style-name="T18">a</text:span><text:span text:style-name="T19"> </text:span><text:span text:style-name="T18">triple</text:span><text:span text:style-name="T19"> </text:span><text:span text:style-name="T18">bond</text:span><text:span text:style-name="T19"> </text:span><text:span text:style-name="T18">button</text:span><text:span text:style-name="T14">.</text:span><text:span text:style-name="T15"> </text:span><text:span text:style-name="T14">When</text:span><text:span text:style-name="T15"> </text:span><text:span text:style-name="T14">the</text:span><text:span text:style-name="T15"> </text:span><text:span text:style-name="T14">molecule</text:span><text:span text:style-name="T15"> </text:span><text:span text:style-name="T14">drawing</text:span><text:span text:style-name="T15"> </text:span><text:span text:style-name="T14">is</text:span><text:span text:style-name="T15"> </text:span><text:span text:style-name="T14">finished,</text:span><text:span text:style-name="T15"> </text:span><text:span text:style-name="T14">the</text:span><text:span text:style-name="T15"> </text:span><text:span text:style-name="T16">redraw</text:span><text:span text:style-name="T15"> </text:span><text:span text:style-name="T14">button</text:span><text:span text:style-name="T15"> </text:span><text:span text:style-name="T14">is</text:span><text:span text:style-name="T15"> </text:span><text:span text:style-name="T14">normally</text:span><text:span text:style-name="T15"> </text:span><text:span text:style-name="T14">recommended</text:span><text:span text:style-name="T15"> </text:span><text:span text:style-name="T14">to</text:span><text:span text:style-name="T15"> </text:span><text:span text:style-name="T14">get</text:span><text:span text:style-name="T15"> </text:span><text:span text:style-name="T14">a</text:span><text:span text:style-name="T15"> </text:span><text:span text:style-name="T14">clearer</text:span><text:span text:style-name="T15"> </text:span><text:span text:style-name="T14">picture</text:span><text:span text:style-name="T15"> </text:span><text:span text:style-name="T14">of</text:span><text:span text:style-name="T15"> </text:span><text:span text:style-name="T14">the</text:span><text:span text:style-name="T15"> </text:span><text:span text:style-name="T14">molecule.</text:span><text:span text:style-name="T15"> </text:span><text:span text:style-name="T14">The</text:span><text:span text:style-name="T15"> </text:span><text:span text:style-name="T16">run-id</text:span><text:span text:style-name="T17"> </text:span><text:span text:style-name="T14">is</text:span><text:span text:style-name="T15"> </text:span><text:span text:style-name="T14">the</text:span><text:span text:style-name="T15"> </text:span><text:span text:style-name="T14">name</text:span><text:span text:style-name="T15"> </text:span><text:span text:style-name="T14">of</text:span><text:span text:style-name="T15"> </text:span><text:span text:style-name="T14">the</text:span><text:span text:style-name="T15"> </text:span><text:span text:style-name="T14">file</text:span><text:span text:style-name="T15"> </text:span><text:span text:style-name="T14">the</text:span><text:span text:style-name="T15"> </text:span><text:span text:style-name="T14">status</text:span><text:span text:style-name="T15"> </text:span><text:span text:style-name="T14">information</text:span><text:span text:style-name="T15"> </text:span><text:span text:style-name="T14">will</text:span><text:span text:style-name="T15"> </text:span><text:span text:style-name="T14">be</text:span><text:span text:style-name="T15"> </text:span><text:span text:style-name="T14">saved</text:span><text:span text:style-name="T15"> </text:span><text:span text:style-name="T14">in.</text:span><text:span text:style-name="T15"> </text:span><text:span text:style-name="T14">Finally,</text:span><text:span text:style-name="T15"> </text:span><text:span text:style-name="T14">the</text:span><text:span text:style-name="T15"> </text:span><text:span text:style-name="T16">done</text:span><text:span text:style-name="T15"> </text:span><text:span text:style-name="T14">button</text:span><text:span text:style-name="T15"> </text:span><text:span text:style-name="T14">is</text:span><text:span text:style-name="T15"> </text:span><text:span text:style-name="T14">pressed</text:span><text:span text:style-name="T15"> </text:span><text:span text:style-name="T14">to</text:span><text:span text:style-name="T15"> </text:span><text:span text:style-name="T14">get</text:span><text:span text:style-name="T15"> </text:span><text:span text:style-name="T14">the</text:span><text:span text:style-name="T15"> </text:span><text:span text:style-name="T14">Sling</text:span><text:span text:style-name="T15"> </text:span><text:span text:style-name="T14">of</text:span><text:span text:style-name="T15"> </text:span><text:span text:style-name="T14">the</text:span><text:span text:style-name="T15"> </text:span><text:span text:style-name="T14">molecule.</text:span></text:p>
      <text:p text:style-name="P34"/>
      <text:p text:style-name="P35"><text:span text:style-name="T14"><text:tab/>If</text:span><text:span text:style-name="T15"> </text:span><text:span text:style-name="T14">a</text:span><text:span text:style-name="T15"> </text:span><text:span text:style-name="T14">molecule</text:span><text:span text:style-name="T15"> </text:span><text:span text:style-name="T14">that</text:span><text:span text:style-name="T15"> </text:span><text:span text:style-name="T14">has</text:span><text:span text:style-name="T15"> </text:span><text:span text:style-name="T14">been</text:span><text:span text:style-name="T15"> </text:span><text:span text:style-name="T14">drawn</text:span><text:span text:style-name="T15"> </text:span><text:span text:style-name="T14">already</text:span><text:span text:style-name="T15"> </text:span><text:span text:style-name="T14">must</text:span><text:span text:style-name="T15"> </text:span><text:span text:style-name="T14">be</text:span><text:span text:style-name="T15"> </text:span><text:span text:style-name="T14">submitted,</text:span><text:span text:style-name="T15"> </text:span><text:span text:style-name="T14">the</text:span><text:span text:style-name="T15"> </text:span><text:span text:style-name="T16">Open</text:span><text:span text:style-name="T17"> –</text:span><text:span text:style-name="T16">status</text:span><text:span text:style-name="T15"> </text:span><text:span text:style-name="T14">button</text:span><text:span text:style-name="T15"> </text:span><text:span text:style-name="T14">is</text:span><text:span text:style-name="T15"> </text:span><text:span text:style-name="T14">used</text:span><text:span text:style-name="T15"> </text:span><text:span text:style-name="T14">to</text:span><text:span text:style-name="T15"> </text:span><text:span text:style-name="T14">select</text:span><text:span text:style-name="T15"> </text:span><text:span text:style-name="T14">the</text:span><text:span text:style-name="T15"> </text:span><text:span text:style-name="T14">appropriate</text:span><text:span text:style-name="T15"> </text:span><text:span text:style-name="T14">file</text:span><text:span text:style-name="T15"> </text:span><text:span text:style-name="T14">which</text:span><text:span text:style-name="T15"> </text:span><text:span text:style-name="T14">contains</text:span><text:span text:style-name="T15"> </text:span><text:span text:style-name="T14">the</text:span><text:span text:style-name="T15"> </text:span><text:span text:style-name="T14">saved</text:span><text:span text:style-name="T15"> </text:span><text:span text:style-name="T14">molecule.</text:span><text:span text:style-name="T15"> </text:span><text:span text:style-name="T14">It</text:span><text:span text:style-name="T15"> </text:span><text:span text:style-name="T14">is</text:span><text:span text:style-name="T15"> </text:span><text:span text:style-name="T14">recommended</text:span><text:span text:style-name="T15"> </text:span><text:span text:style-name="T14">that</text:span><text:span text:style-name="T15"> </text:span><text:span text:style-name="T14">the</text:span><text:span text:style-name="T15"> </text:span><text:span text:style-name="T16">Options</text:span><text:span text:style-name="T17"> – </text:span><text:span text:style-name="T16">Directories</text:span><text:span text:style-name="T15"> </text:span><text:span text:style-name="T14">buttons</text:span><text:span text:style-name="T15"> </text:span><text:span text:style-name="T14">be</text:span><text:span text:style-name="T15"> </text:span><text:span text:style-name="T14">used</text:span><text:span text:style-name="T15"> </text:span><text:span text:style-name="T14">to</text:span><text:span text:style-name="T15"> </text:span><text:span text:style-name="T16">reset</text:span><text:span text:style-name="T15"> </text:span><text:span text:style-name="T14">the</text:span><text:span text:style-name="T15"> </text:span><text:span text:style-name="T14">directories</text:span><text:span text:style-name="T15"> </text:span><text:span text:style-name="T14">to</text:span><text:span text:style-name="T15"> </text:span><text:span text:style-name="T14">be</text:span><text:span text:style-name="T15"> </text:span><text:span text:style-name="T14">used</text:span><text:span text:style-name="T15"> </text:span><text:span text:style-name="T14">for</text:span><text:span text:style-name="T15"> </text:span><text:span text:style-name="T14">the</text:span><text:span text:style-name="T15"> </text:span><text:span text:style-name="T14">synthesis</text:span><text:span text:style-name="T15"> </text:span><text:span text:style-name="T14">run.</text:span><text:span text:style-name="T15"> </text:span><text:span text:style-name="T14">Also,</text:span><text:span text:style-name="T15"> </text:span><text:span text:style-name="T14">use</text:span><text:span text:style-name="T15"> </text:span><text:span text:style-name="T14">the</text:span><text:span text:style-name="T15"> </text:span><text:span text:style-name="T16">Options-</text:span><text:span text:style-name="T17"> </text:span><text:span text:style-name="T16">Files</text:span><text:span text:style-name="T15"> </text:span><text:span text:style-name="T14">buttons</text:span><text:span text:style-name="T15"> </text:span><text:span text:style-name="T14">to</text:span><text:span text:style-name="T15"> </text:span><text:span text:style-name="T16">Save</text:span><text:span text:style-name="T15"> </text:span><text:span text:style-name="T14">the</text:span><text:span text:style-name="T15"> </text:span><text:span text:style-name="T16">Status</text:span><text:span text:style-name="T15"> </text:span><text:span text:style-name="T14">and</text:span><text:span text:style-name="T15"> </text:span><text:span text:style-name="T16">Trace</text:span><text:span text:style-name="T15"> </text:span><text:span text:style-name="T14">files.</text:span><text:span text:style-name="T15"> </text:span><text:span text:style-name="T14">Normally,</text:span><text:span text:style-name="T15"> </text:span><text:span text:style-name="T14">the</text:span><text:span text:style-name="T15"> </text:span><text:span text:style-name="T16">Trace</text:span><text:span text:style-name="T17"> </text:span><text:span text:style-name="T16">Level</text:span><text:span text:style-name="T15"> </text:span><text:span text:style-name="T14">is</text:span><text:span text:style-name="T15"> </text:span><text:span text:style-name="T14">left</text:span><text:span text:style-name="T15"> </text:span><text:span text:style-name="T14">at</text:span><text:span text:style-name="T15"> </text:span><text:span text:style-name="T14">1</text:span><text:span text:style-name="T15"> </text:span><text:span text:style-name="T14">to</text:span><text:span text:style-name="T15"> </text:span><text:span text:style-name="T14">produce</text:span><text:span text:style-name="T15"> </text:span><text:span text:style-name="T14">a</text:span><text:span text:style-name="T15"> </text:span><text:span text:style-name="T14">nominal</text:span><text:span text:style-name="T15"> </text:span><text:span text:style-name="T14">amount</text:span><text:span text:style-name="T15"> </text:span><text:span text:style-name="T14">of</text:span><text:span text:style-name="T15"> </text:span><text:span text:style-name="T14">trace</text:span><text:span text:style-name="T15"> </text:span><text:span text:style-name="T14">information.</text:span><text:span text:style-name="T15"> </text:span><text:span text:style-name="T14">To</text:span><text:span text:style-name="T15"> </text:span><text:span text:style-name="T14">debug</text:span><text:span text:style-name="T15"> </text:span><text:span text:style-name="T14">TSC</text:span><text:span text:style-name="T15"> </text:span><text:span text:style-name="T14">errors,</text:span><text:span text:style-name="T15"> </text:span><text:span text:style-name="T14">a</text:span><text:span text:style-name="T15"> </text:span><text:span text:style-name="T14">higher</text:span><text:span text:style-name="T15"> </text:span><text:span text:style-name="T14">trace</text:span><text:span text:style-name="T15"> </text:span><text:span text:style-name="T14">level</text:span><text:span text:style-name="T15"> </text:span><text:span text:style-name="T14">is</text:span><text:span text:style-name="T15"> </text:span><text:span text:style-name="T14">used</text:span><text:span text:style-name="T15"> </text:span><text:span text:style-name="T14">occasionally.</text:span></text:p>
      <text:p text:style-name="P34"/>
      <text:p text:style-name="P35"><text:span text:style-name="T14"><text:tab/>Under</text:span><text:span text:style-name="T15"> </text:span><text:span text:style-name="T16">Exit</text:span><text:span text:style-name="T17"> </text:span><text:span text:style-name="T16">Conditions</text:span><text:span text:style-name="T14">,</text:span><text:span text:style-name="T15"> </text:span><text:span text:style-name="T14">enter</text:span><text:span text:style-name="T15"> </text:span><text:span text:style-name="T14">the</text:span><text:span text:style-name="T15"> </text:span><text:span text:style-name="T16">Maximum</text:span><text:span text:style-name="T17"> </text:span><text:span text:style-name="T16">Cycles</text:span><text:span text:style-name="T15"> </text:span><text:span text:style-name="T14">and</text:span><text:span text:style-name="T15"> </text:span><text:span text:style-name="T16">Maximum</text:span><text:span text:style-name="T17"> </text:span><text:span text:style-name="T16">Time</text:span><text:span text:style-name="T17"> </text:span><text:span text:style-name="T14">(CPU</text:span><text:span text:style-name="T15"> </text:span><text:span text:style-name="T14">time</text:span><text:span text:style-name="T15"> </text:span><text:span text:style-name="T14">in</text:span><text:span text:style-name="T15"> </text:span><text:span text:style-name="T14">minutes)</text:span><text:span text:style-name="T15"> </text:span><text:span text:style-name="T14">TSC</text:span><text:span text:style-name="T15"> </text:span><text:span text:style-name="T14">must</text:span><text:span text:style-name="T15"> </text:span><text:span text:style-name="T14">use</text:span><text:span text:style-name="T15"> </text:span><text:span text:style-name="T14">to</text:span><text:span text:style-name="T15"> </text:span><text:span text:style-name="T14">do</text:span><text:span text:style-name="T15"> </text:span><text:span text:style-name="T14">the</text:span><text:span text:style-name="T15"> </text:span><text:span text:style-name="T14">search.</text:span><text:span text:style-name="T15"> </text:span><text:span text:style-name="T14">Each</text:span><text:span text:style-name="T15"> </text:span><text:span text:style-name="T14">cycle</text:span><text:span text:style-name="T15"> </text:span><text:span text:style-name="T14">is</text:span><text:span text:style-name="T15"> </text:span><text:span text:style-name="T14">defined</text:span><text:span text:style-name="T15"> </text:span><text:span text:style-name="T14">as</text:span><text:span text:style-name="T15"> </text:span><text:span text:style-name="T14">the</text:span><text:span text:style-name="T15"> </text:span><text:span text:style-name="T14">application</text:span><text:span text:style-name="T15"> </text:span><text:span text:style-name="T14">of</text:span><text:span text:style-name="T15"> </text:span><text:span text:style-name="T14">all</text:span><text:span text:style-name="T15"> </text:span><text:span text:style-name="T14">reactions</text:span><text:span text:style-name="T15"> </text:span><text:span text:style-name="T14">to</text:span><text:span text:style-name="T15"> </text:span><text:span text:style-name="T14">a</text:span><text:span text:style-name="T15"> </text:span><text:span text:style-name="T14">molecule</text:span><text:span text:style-name="T15"> </text:span><text:span text:style-name="T14">to</text:span><text:span text:style-name="T15"> </text:span><text:span text:style-name="T14">generate</text:span><text:span text:style-name="T15"> </text:span><text:span text:style-name="T14">its</text:span><text:span text:style-name="T15"> </text:span><text:span text:style-name="T14">precursors.</text:span><text:span text:style-name="T15"> </text:span><text:span text:style-name="T14">The</text:span><text:span text:style-name="T15"> </text:span><text:span text:style-name="T16">File</text:span><text:span text:style-name="T17"> – </text:span><text:span text:style-name="T16">Save</text:span><text:span text:style-name="T17"> </text:span><text:span text:style-name="T14">buttons</text:span><text:span text:style-name="T15"> </text:span><text:span text:style-name="T14">are</text:span><text:span text:style-name="T15"> </text:span><text:span text:style-name="T14">used</text:span><text:span text:style-name="T15"> </text:span><text:span text:style-name="T14">to</text:span><text:span text:style-name="T15"> </text:span><text:span text:style-name="T14">save</text:span><text:span text:style-name="T15"> </text:span><text:span text:style-name="T14">the</text:span><text:span text:style-name="T15"> </text:span><text:span text:style-name="T14">information</text:span><text:span text:style-name="T15"> </text:span><text:span text:style-name="T14">on</text:span><text:span text:style-name="T15"> </text:span><text:span text:style-name="T14">the</text:span><text:span text:style-name="T15"> </text:span><text:span text:style-name="T14">screen</text:span><text:span text:style-name="T15"> </text:span><text:span text:style-name="T14">in</text:span><text:span text:style-name="T15"> </text:span><text:span text:style-name="T14">the</text:span><text:span text:style-name="T15"> </text:span><text:span text:style-name="T14">submission</text:span><text:span text:style-name="T15"> </text:span><text:span text:style-name="T14">file.</text:span></text:p>
      <text:p text:style-name="P28"><text:bookmark-start text:name="__RefHeading__686_815863734"/><text:bookmark-end text:name="__RefHeading__686_815863734"/>6.<text:span text:style-name="T1"> </text:span>SynView:<text:span text:style-name="T1"> </text:span>the<text:span text:style-name="T1"> </text:span>main<text:span text:style-name="T1"> </text:span>program</text:p>
      <text:p text:style-name="P33"/>
      <text:p text:style-name="P34"><text:tab/>The<text:span text:style-name="T1"> </text:span>main<text:span text:style-name="T1"> </text:span>program<text:span text:style-name="T1"> </text:span>that<text:span text:style-name="T1"> </text:span>ties<text:span text:style-name="T1"> </text:span>all<text:span text:style-name="T1"> </text:span>pieces<text:span text:style-name="T1"> </text:span>of<text:span text:style-name="T1"> </text:span>TSC<text:span text:style-name="T1"> </text:span>together<text:span text:style-name="T1"> </text:span>is<text:span text:style-name="T1"> </text:span>called<text:span text:style-name="T1"> </text:span>SynView.<text:span text:style-name="T1"> </text:span>Using<text:span text:style-name="T1"> </text:span>SynView,<text:span text:style-name="T1"> </text:span>you<text:span text:style-name="T1"> </text:span>can<text:span text:style-name="T1"> </text:span>access<text:span text:style-name="T1"> </text:span>DrawPad<text:span text:style-name="T1"> </text:span>to<text:span text:style-name="T1"> </text:span>draw<text:span text:style-name="T1"> </text:span>and<text:span text:style-name="T1"> </text:span>submit<text:span text:style-name="T1"> </text:span>a<text:span text:style-name="T1"> </text:span>molecule<text:span text:style-name="T1"> </text:span>for<text:span text:style-name="T1"> </text:span>synthesis<text:span text:style-name="T1"> </text:span>(as<text:span text:style-name="T1"> </text:span>described<text:span text:style-name="T1"> </text:span>above<text:span text:style-name="T1"> </text:span>in<text:span text:style-name="T1"> </text:span>section<text:span text:style-name="T1"> </text:span>5).<text:span text:style-name="T1"> </text:span>It<text:span text:style-name="T1"> </text:span>also<text:span text:style-name="T1"> </text:span>helps<text:span text:style-name="T1"> </text:span>you<text:span text:style-name="T1"> </text:span>look<text:span text:style-name="T1"> </text:span>at<text:span text:style-name="T1"> </text:span>the<text:span text:style-name="T1"> </text:span>Problem<text:span text:style-name="T1"> </text:span>Solving<text:span text:style-name="T1"> </text:span>Tree<text:span text:style-name="T1"> </text:span>(PST),<text:span text:style-name="T1"> </text:span>mark<text:span text:style-name="T1"> </text:span>paths<text:span text:style-name="T1"> </text:span>on<text:span text:style-name="T1"> </text:span>the<text:span text:style-name="T1"> </text:span>tree<text:span text:style-name="T1"> </text:span>and<text:span text:style-name="T1"> </text:span>print<text:span text:style-name="T1"> </text:span>out<text:span text:style-name="T1"> </text:span>the<text:span text:style-name="T1"> </text:span>marked<text:span text:style-name="T1"> </text:span>path<text:span text:style-name="T1"> </text:span>in<text:span text:style-name="T1"> </text:span>a<text:span text:style-name="T1"> </text:span>manner<text:span text:style-name="T1"> </text:span>suitable<text:span text:style-name="T1"> </text:span>for<text:span text:style-name="T1"> </text:span>submission<text:span text:style-name="T1"> </text:span>to<text:span text:style-name="T1"> </text:span>journals<text:span text:style-name="T1"> </text:span>and<text:span text:style-name="T1"> </text:span>conferences.<text:span text:style-name="T1"> </text:span>Figure<text:span text:style-name="T1"> </text:span>1<text:span text:style-name="T1"> </text:span>(in<text:span text:style-name="T1"> </text:span>an<text:span text:style-name="T1"> </text:span>earlier<text:span text:style-name="T1"> </text:span>section)<text:span text:style-name="T1"> </text:span>shows<text:span text:style-name="T1"> </text:span>a<text:span text:style-name="T1"> </text:span>screen<text:span text:style-name="T1"> </text:span>shot<text:span text:style-name="T1"> </text:span>of<text:span text:style-name="T1"> </text:span>SynView.<text:span text:style-name="T1"> </text:span>This<text:span text:style-name="T1"> </text:span>section<text:span text:style-name="T1"> </text:span>documents<text:span text:style-name="T1"> </text:span>SynView.<text:span text:style-name="T1"> </text:span>In<text:span text:style-name="T1"> </text:span>terminal<text:span text:style-name="T1"> </text:span>mode,<text:span text:style-name="T1"> </text:span>syn_view<text:span text:style-name="T1"> –</text:span>help<text:span text:style-name="T1"> </text:span>may<text:span text:style-name="T1"> </text:span>be<text:span text:style-name="T1"> </text:span>used<text:span text:style-name="T1"> </text:span>to<text:span text:style-name="T1"> </text:span>display<text:span text:style-name="T1"> </text:span>a<text:span text:style-name="T1"> </text:span>small<text:span text:style-name="T1"> “</text:span>help<text:span text:style-name="T1">” </text:span>screen.</text:p>
      <text:p text:style-name="P34"/>
      <text:p text:style-name="P34"><text:tab/>The<text:span text:style-name="T1"> </text:span>problem-submission<text:span text:style-name="T1"> </text:span>part<text:span text:style-name="T1"> </text:span>of<text:span text:style-name="T1"> </text:span>TSC<text:span text:style-name="T1"> </text:span>is<text:span text:style-name="T1"> </text:span>currently<text:span text:style-name="T1"> </text:span>loaded<text:span text:style-name="T1"> </text:span>on<text:span text:style-name="T1"> </text:span>to<text:span text:style-name="T1"> </text:span>a<text:span text:style-name="T1"> </text:span>PC-compatible<text:span text:style-name="T1"> </text:span>machine<text:span text:style-name="T1"> </text:span>running<text:span text:style-name="T1"> </text:span>Ubuntu<text:span text:style-name="T1"> </text:span>8.10<text:span text:style-name="T1"> </text:span>enhanced<text:span text:style-name="T1"> </text:span>with<text:span text:style-name="T1"> </text:span>the<text:span text:style-name="T1"> </text:span>X11<text:span text:style-name="T1"> </text:span>graphics<text:span text:style-name="T1"> </text:span>system.<text:span text:style-name="T1"> </text:span>A<text:span text:style-name="T1"> </text:span>user<text:span text:style-name="T1"> </text:span>who<text:span text:style-name="T1"> </text:span>has<text:span text:style-name="T1"> </text:span>an<text:span text:style-name="T1"> </text:span>account<text:span text:style-name="T1"> </text:span>with<text:span text:style-name="T1"> </text:span>the<text:span text:style-name="T1"> </text:span>company<text:span text:style-name="T1"> </text:span>may<text:span text:style-name="T1"> </text:span>draw<text:span text:style-name="T1"> </text:span>a<text:span text:style-name="T1"> </text:span>molecule<text:span text:style-name="T1"> </text:span>and<text:span text:style-name="T1"> </text:span>save<text:span text:style-name="T1"> </text:span>the<text:span text:style-name="T1"> </text:span>submission<text:span text:style-name="T1"> </text:span>file<text:span text:style-name="T1"> </text:span>(say<text:span text:style-name="T1"> “</text:span>sample.submit<text:span text:style-name="T1">”</text:span>).<text:span text:style-name="T1"> </text:span>This<text:span text:style-name="T1"> </text:span>file<text:span text:style-name="T1"> </text:span>is<text:span text:style-name="T1"> </text:span>attached<text:span text:style-name="T1"> </text:span>to<text:span text:style-name="T1"> </text:span>an<text:span text:style-name="T1"> </text:span>email<text:span text:style-name="T1"> </text:span>message<text:span text:style-name="T1"> </text:span>and<text:span text:style-name="T1"> </text:span>mailed<text:span text:style-name="T1"> </text:span>to<text:span text:style-name="T1"> </text:span>the<text:span text:style-name="T1"> </text:span>company<text:span text:style-name="T1">’</text:span>s<text:span text:style-name="T1"> </text:span>email<text:span text:style-name="T1"> </text:span>address.<text:span text:style-name="T1"> </text:span>After<text:span text:style-name="T1"> </text:span>a<text:span text:style-name="T1"> </text:span>day<text:span text:style-name="T1"> </text:span>or<text:span text:style-name="T1"> </text:span>two,<text:span text:style-name="T1"> </text:span>the<text:span text:style-name="T1"> </text:span>resulting<text:span text:style-name="T1"> </text:span>file<text:span text:style-name="T1"> “</text:span>sample.status<text:span text:style-name="T1">” </text:span>is<text:span text:style-name="T1"> </text:span>emailed<text:span text:style-name="T1"> </text:span>back<text:span text:style-name="T1"> </text:span>as<text:span text:style-name="T1"> </text:span>an<text:span text:style-name="T1"> </text:span>attachment.<text:span text:style-name="T1"> </text:span>The<text:span text:style-name="T1"> </text:span>charges<text:span text:style-name="T1"> </text:span>for<text:span text:style-name="T1"> </text:span>the<text:span text:style-name="T1"> </text:span>run<text:span text:style-name="T1"> </text:span>are<text:span text:style-name="T1"> </text:span>included<text:span text:style-name="T1"> </text:span>in<text:span text:style-name="T1"> </text:span>the<text:span text:style-name="T1"> </text:span>email.<text:span text:style-name="T1"> </text:span>This<text:span text:style-name="T1"> </text:span>status<text:span text:style-name="T1"> </text:span>file<text:span text:style-name="T1"> </text:span>can<text:span text:style-name="T1"> </text:span>then<text:span text:style-name="T1"> </text:span>be<text:span text:style-name="T1"> </text:span>examined,<text:span text:style-name="T1"> </text:span>various<text:span text:style-name="T1"> </text:span>syntheses<text:span text:style-name="T1"> </text:span>(if<text:span text:style-name="T1"> </text:span>any),<text:span text:style-name="T1"> </text:span>extracted<text:span text:style-name="T1"> </text:span>and<text:span text:style-name="T1"> </text:span>then<text:span text:style-name="T1"> </text:span>the<text:span text:style-name="T1"> </text:span>synthesis<text:span text:style-name="T1"> </text:span>of<text:span text:style-name="T1"> </text:span>the<text:span text:style-name="T1"> </text:span>molecule<text:span text:style-name="T1"> </text:span>attempted<text:span text:style-name="T1"> </text:span>in<text:span text:style-name="T1"> </text:span>a<text:span text:style-name="T1"> </text:span>chemistry<text:span text:style-name="T1"> </text:span>lab.</text:p>
      <text:p text:style-name="P34"/>
      <text:p text:style-name="P34"><text:soft-page-break/><text:tab/>On<text:span text:style-name="T1"> </text:span>occasion,<text:span text:style-name="T1"> </text:span>the<text:span text:style-name="T1"> </text:span>drawing<text:span text:style-name="T1"> </text:span>program<text:span text:style-name="T1"> </text:span>of<text:span text:style-name="T1"> </text:span>TSC<text:span text:style-name="T1"> </text:span>fails<text:span text:style-name="T1"> </text:span>to<text:span text:style-name="T1"> </text:span>draw<text:span text:style-name="T1"> </text:span>a<text:span text:style-name="T1"> </text:span>picture<text:span text:style-name="T1"> </text:span>of<text:span text:style-name="T1"> </text:span>the<text:span text:style-name="T1"> </text:span>molecule<text:span text:style-name="T1"> </text:span>(for<text:span text:style-name="T1"> </text:span>example<text:span text:style-name="T1"> </text:span>for<text:span text:style-name="T1"> </text:span>cubane).<text:span text:style-name="T1"> </text:span>Internally,<text:span text:style-name="T1"> </text:span>the<text:span text:style-name="T1"> </text:span>molecule<text:span text:style-name="T1"> </text:span>is<text:span text:style-name="T1"> </text:span>saved<text:span text:style-name="T1"> </text:span>as<text:span text:style-name="T1"> </text:span>a<text:span text:style-name="T1"> </text:span>valid,<text:span text:style-name="T1"> </text:span>canonical<text:span text:style-name="T1"> </text:span>Sling.<text:span text:style-name="T1"> </text:span>Usually,<text:span text:style-name="T1"> </text:span>if<text:span text:style-name="T1"> </text:span>SynView<text:span text:style-name="T1"> </text:span>fails<text:span text:style-name="T1"> </text:span>to<text:span text:style-name="T1"> </text:span>draw<text:span text:style-name="T1"> </text:span>a<text:span text:style-name="T1"> </text:span>molecule,<text:span text:style-name="T1"> </text:span>it<text:span text:style-name="T1"> </text:span>displays<text:span text:style-name="T1"> </text:span>its<text:span text:style-name="T1"> </text:span>Sling<text:span text:style-name="T1"> </text:span>above<text:span text:style-name="T1"> </text:span>the<text:span text:style-name="T1"> </text:span>incorrect<text:span text:style-name="T1"> </text:span>picture.<text:span text:style-name="T1"> </text:span>The<text:span text:style-name="T1"> </text:span>Sling<text:span text:style-name="T1"> </text:span>can<text:span text:style-name="T1"> </text:span>then<text:span text:style-name="T1"> </text:span>be<text:span text:style-name="T1"> </text:span>drawn<text:span text:style-name="T1"> </text:span>manually<text:span text:style-name="T1"> </text:span>using<text:span text:style-name="T1"> </text:span>the<text:span text:style-name="T1"> </text:span>rules<text:span text:style-name="T1"> </text:span>given<text:span text:style-name="T1"> </text:span>in<text:span text:style-name="T1"> </text:span>Boivie<text:span text:style-name="T1">’</text:span>s<text:span text:style-name="T1"> </text:span>Ph.D.<text:span text:style-name="T1"> </text:span>thesis.<text:span text:style-name="T1"> </text:span>These<text:span text:style-name="T1"> </text:span>rules<text:span text:style-name="T1"> </text:span>are<text:span text:style-name="T1"> </text:span>summarized<text:span text:style-name="T1"> </text:span>below.</text:p>
      <text:p text:style-name="P34"/>
      <text:p text:style-name="P34"><text:tab/></text:p>
      <text:p text:style-name="P39"/>
      <text:p text:style-name="P33"/>
      <text:p text:style-name="P33"/>
      <text:p text:style-name="P44"/>
      <text:p text:style-name="P30"><text:bookmark-start text:name="__RefHeading__688_815863734"/><text:bookmark-end text:name="__RefHeading__688_815863734"/>7.<text:span text:style-name="T1"> </text:span>Selected<text:span text:style-name="T1"> </text:span>Publications</text:p>
      <text:list xml:id="list1205566307" text:style-name="WW8Num1">
        <text:list-item>
          <text:p text:style-name="P22"><text:span text:style-name="T4">Gelernter</text:span><text:span text:style-name="T6"> </text:span><text:span text:style-name="T4">and</text:span><text:span text:style-name="T6"> </text:span><text:span text:style-name="T4">Miller;</text:span><text:span text:style-name="T6"> “</text:span><text:span text:style-name="T4">Portable</text:span><text:span text:style-name="T6"> </text:span><text:span text:style-name="T4">TSC</text:span><text:span text:style-name="T6">”</text:span><text:span text:style-name="T4">,</text:span><text:span text:style-name="T6"> </text:span><text:span text:style-name="T4">ACS</text:span><text:span text:style-name="T6"> </text:span><text:span text:style-name="T4">Prospectives:</text:span><text:span text:style-name="T6"> </text:span><text:span text:style-name="T7">Process</text:span><text:span text:style-name="T8"> </text:span><text:span text:style-name="T7">Chemistry</text:span><text:span text:style-name="T8"> </text:span><text:span text:style-name="T7">in</text:span><text:span text:style-name="T8"> </text:span><text:span text:style-name="T7">the</text:span><text:span text:style-name="T8"> </text:span><text:span text:style-name="T7">Pharmaceutical</text:span><text:span text:style-name="T8"> </text:span><text:span text:style-name="T7">Industry</text:span><text:span text:style-name="T4">,</text:span><text:span text:style-name="T6"> </text:span><text:span text:style-name="T4">Barcelona,</text:span><text:span text:style-name="T6"> </text:span><text:span text:style-name="T4">Spain</text:span><text:span text:style-name="T6"> </text:span><text:span text:style-name="T4">2002.</text:span></text:p>
        </text:list-item>
        <text:list-item>
          <text:p text:style-name="P22"><text:span text:style-name="T4">Krebsbach</text:span><text:span text:style-name="T6"> </text:span><text:span text:style-name="T4">and</text:span><text:span text:style-name="T6"> </text:span><text:span text:style-name="T4">Gelernter;</text:span><text:span text:style-name="T6"> “</text:span><text:span text:style-name="T4">Machine</text:span><text:span text:style-name="T6"> </text:span><text:span text:style-name="T4">Learning</text:span><text:span text:style-name="T6"> </text:span><text:span text:style-name="T4">of</text:span><text:span text:style-name="T6"> </text:span><text:span text:style-name="T4">Semantic</text:span><text:span text:style-name="T6"> </text:span><text:span text:style-name="T4">Constraints</text:span><text:span text:style-name="T6"> </text:span><text:span text:style-name="T4">for</text:span><text:span text:style-name="T6"> </text:span><text:span text:style-name="T4">Concept</text:span><text:span text:style-name="T6"> </text:span><text:span text:style-name="T4">Descriptions</text:span><text:span text:style-name="T6"> </text:span><text:span text:style-name="T4">Extracted</text:span><text:span text:style-name="T6"> </text:span><text:span text:style-name="T4">from</text:span><text:span text:style-name="T6"> </text:span><text:span text:style-name="T4">a</text:span><text:span text:style-name="T6"> </text:span><text:span text:style-name="T4">Very</text:span><text:span text:style-name="T6"> </text:span><text:span text:style-name="T4">Large</text:span><text:span text:style-name="T6"> </text:span><text:span text:style-name="T4">Database</text:span><text:span text:style-name="T6">”</text:span><text:span text:style-name="T4">,</text:span><text:span text:style-name="T6"> </text:span><text:span text:style-name="T7">Foundations</text:span><text:span text:style-name="T8"> </text:span><text:span text:style-name="T7">of</text:span><text:span text:style-name="T8"> </text:span><text:span text:style-name="T7">Computing</text:span><text:span text:style-name="T8"> </text:span><text:span text:style-name="T7">and</text:span><text:span text:style-name="T8"> </text:span><text:span text:style-name="T7">Decision</text:span><text:span text:style-name="T8"> </text:span><text:span text:style-name="T7">Sciences</text:span><text:span text:style-name="T4">,</text:span><text:span text:style-name="T6"> </text:span><text:span text:style-name="T11">19</text:span><text:span text:style-name="T4">,</text:span><text:span text:style-name="T6"> </text:span><text:span text:style-name="T4">1994.</text:span></text:p>
        </text:list-item>
        <text:list-item>
          <text:p text:style-name="P22"><text:span text:style-name="T4">Agarwal</text:span><text:span text:style-name="T6"> </text:span><text:span text:style-name="T4">and</text:span><text:span text:style-name="T6"> </text:span><text:span text:style-name="T4">Gelernter;</text:span><text:span text:style-name="T6"> “</text:span><text:span text:style-name="T4">Computer-Oriented</text:span><text:span text:style-name="T6"> </text:span><text:span text:style-name="T4">Linear</text:span><text:span text:style-name="T6"> </text:span><text:span text:style-name="T4">Canonical</text:span><text:span text:style-name="T6"> </text:span><text:span text:style-name="T4">Notational</text:span><text:span text:style-name="T6"> </text:span><text:span text:style-name="T4">System</text:span><text:span text:style-name="T6"> </text:span><text:span text:style-name="T4">for</text:span><text:span text:style-name="T6"> </text:span><text:span text:style-name="T4">the</text:span><text:span text:style-name="T6"> </text:span><text:span text:style-name="T4">Representation</text:span><text:span text:style-name="T6"> </text:span><text:span text:style-name="T4">of</text:span><text:span text:style-name="T6"> </text:span><text:span text:style-name="T4">Organic</text:span><text:span text:style-name="T6"> </text:span><text:span text:style-name="T4">Structures</text:span><text:span text:style-name="T6"> </text:span><text:span text:style-name="T4">with</text:span><text:span text:style-name="T6"> </text:span><text:span text:style-name="T4">Stereochemistry</text:span><text:span text:style-name="T6">”</text:span><text:span text:style-name="T4">,</text:span><text:span text:style-name="T6"> </text:span><text:span text:style-name="T7">Jour.</text:span><text:span text:style-name="T8"> </text:span><text:span text:style-name="T7">Chem.</text:span><text:span text:style-name="T8"> </text:span><text:span text:style-name="T7">Inf.</text:span><text:span text:style-name="T8"> </text:span><text:span text:style-name="T7">and</text:span><text:span text:style-name="T8"> </text:span><text:span text:style-name="T7">Computer</text:span><text:span text:style-name="T8"> </text:span><text:span text:style-name="T7">Sci</text:span><text:span text:style-name="T4">.,</text:span><text:span text:style-name="T6"> </text:span><text:span text:style-name="T11">34</text:span><text:span text:style-name="T4">,</text:span><text:span text:style-name="T6"> </text:span><text:span text:style-name="T4">1994.</text:span></text:p>
        </text:list-item>
        <text:list-item>
          <text:p text:style-name="P22"><text:span text:style-name="T4">Rose</text:span><text:span text:style-name="T6"> </text:span><text:span text:style-name="T4">and</text:span><text:span text:style-name="T6"> </text:span><text:span text:style-name="T4">Gelernter;</text:span><text:span text:style-name="T6"> “</text:span><text:span text:style-name="T4">Knowledge</text:span><text:span text:style-name="T6"> </text:span><text:span text:style-name="T4">Discovery</text:span><text:span text:style-name="T6"> </text:span><text:span text:style-name="T4">in</text:span><text:span text:style-name="T6"> </text:span><text:span text:style-name="T4">Reaction</text:span><text:span text:style-name="T6"> </text:span><text:span text:style-name="T4">Databases</text:span><text:span text:style-name="T6">”</text:span><text:span text:style-name="T4">,</text:span><text:span text:style-name="T6"> </text:span><text:span text:style-name="T7">Proc.</text:span><text:span text:style-name="T8"> </text:span><text:span text:style-name="T7">2nd</text:span><text:span text:style-name="T8"> </text:span><text:span text:style-name="T7">Int.</text:span><text:span text:style-name="T8"> </text:span><text:span text:style-name="T7">Conf.</text:span><text:span text:style-name="T8"> </text:span><text:span text:style-name="T7">on</text:span><text:span text:style-name="T8"> </text:span><text:span text:style-name="T7">Knowledge</text:span><text:span text:style-name="T8"> </text:span><text:span text:style-name="T7">Discovery</text:span><text:span text:style-name="T8"> </text:span><text:span text:style-name="T7">&amp;</text:span><text:span text:style-name="T8"> </text:span><text:span text:style-name="T7">Information</text:span><text:span text:style-name="T8"> </text:span><text:span text:style-name="T7">Management</text:span><text:span text:style-name="T4">,</text:span><text:span text:style-name="T6"> </text:span><text:span text:style-name="T4">Washington,</text:span><text:span text:style-name="T6"> </text:span><text:span text:style-name="T4">D.C.,</text:span><text:span text:style-name="T6"> </text:span><text:span text:style-name="T4">1993.</text:span></text:p>
        </text:list-item>
        <text:list-item>
          <text:p text:style-name="P22"><text:span text:style-name="T4">Gelernter,</text:span><text:span text:style-name="T6"> </text:span><text:span text:style-name="T4">Rose,</text:span><text:span text:style-name="T6"> </text:span><text:span text:style-name="T4">and</text:span><text:span text:style-name="T6"> </text:span><text:span text:style-name="T4">Chen;</text:span><text:span text:style-name="T6"> “</text:span><text:span text:style-name="T4">Building</text:span><text:span text:style-name="T6"> </text:span><text:span text:style-name="T4">and</text:span><text:span text:style-name="T6"> </text:span><text:span text:style-name="T4">Refining</text:span><text:span text:style-name="T6"> </text:span><text:span text:style-name="T4">a</text:span><text:span text:style-name="T6"> </text:span><text:span text:style-name="T4">Knowledge</text:span><text:span text:style-name="T6"> </text:span><text:span text:style-name="T4">Base</text:span><text:span text:style-name="T6"> </text:span><text:span text:style-name="T4">for</text:span><text:span text:style-name="T6"> </text:span><text:span text:style-name="T4">Synthetic</text:span><text:span text:style-name="T6"> </text:span><text:span text:style-name="T4">Organic</text:span><text:span text:style-name="T6"> </text:span><text:span text:style-name="T4">Chemistry</text:span><text:span text:style-name="T6"> </text:span><text:span text:style-name="T4">via</text:span><text:span text:style-name="T6"> </text:span><text:span text:style-name="T4">the</text:span><text:span text:style-name="T6"> </text:span><text:span text:style-name="T4">Methodology</text:span><text:span text:style-name="T6"> </text:span><text:span text:style-name="T4">of</text:span><text:span text:style-name="T6"> </text:span><text:span text:style-name="T4">Inductive</text:span><text:span text:style-name="T6"> </text:span><text:span text:style-name="T4">and</text:span><text:span text:style-name="T6"> </text:span><text:span text:style-name="T4">Deductive</text:span><text:span text:style-name="T6"> </text:span><text:span text:style-name="T4">Machine</text:span><text:span text:style-name="T6"> </text:span><text:span text:style-name="T4">Learning</text:span><text:span text:style-name="T6">”</text:span><text:span text:style-name="T4">,</text:span><text:span text:style-name="T6"> </text:span><text:span text:style-name="T7">Jour.</text:span><text:span text:style-name="T8"> </text:span><text:span text:style-name="T7">Chem.</text:span><text:span text:style-name="T8"> </text:span><text:span text:style-name="T7">Inf.</text:span><text:span text:style-name="T8"> </text:span><text:span text:style-name="T7">and</text:span><text:span text:style-name="T8"> </text:span><text:span text:style-name="T7">Computer</text:span><text:span text:style-name="T8"> </text:span><text:span text:style-name="T7">Sci</text:span><text:span text:style-name="T4">.,</text:span><text:span text:style-name="T6"> </text:span><text:span text:style-name="T11">30</text:span><text:span text:style-name="T4">,</text:span><text:span text:style-name="T6"> </text:span><text:span text:style-name="T4">1990</text:span><text:span text:style-name="T6"> </text:span><text:span text:style-name="T4">(pp.</text:span><text:span text:style-name="T6"> </text:span><text:span text:style-name="T4">492-504).</text:span></text:p>
        </text:list-item>
        <text:list-item>
          <text:p text:style-name="P22"><text:span text:style-name="T4">Chen</text:span><text:span text:style-name="T6"> </text:span><text:span text:style-name="T4">and</text:span><text:span text:style-name="T6"> </text:span><text:span text:style-name="T4">Gelernter;</text:span><text:span text:style-name="T6"> “</text:span><text:span text:style-name="T4">TRISTAN:</text:span><text:span text:style-name="T6"> </text:span><text:span text:style-name="T4">An</text:span><text:span text:style-name="T6"> </text:span><text:span text:style-name="T4">Explanation-Based</text:span><text:span text:style-name="T6"> </text:span><text:span text:style-name="T4">Learning</text:span><text:span text:style-name="T6"> </text:span><text:span text:style-name="T4">System</text:span><text:span text:style-name="T6"> </text:span><text:span text:style-name="T4">for</text:span><text:span text:style-name="T6"> </text:span><text:span text:style-name="T4">Organic</text:span><text:span text:style-name="T6"> </text:span><text:span text:style-name="T4">Chemistry</text:span><text:span text:style-name="T6">”</text:span><text:span text:style-name="T4">,</text:span><text:span text:style-name="T6"> </text:span><text:span text:style-name="T7">Proc.</text:span><text:span text:style-name="T8"> </text:span><text:span text:style-name="T7">Fifth</text:span><text:span text:style-name="T8"> </text:span><text:span text:style-name="T7">Int.</text:span><text:span text:style-name="T8"> </text:span><text:span text:style-name="T7">Symp.</text:span><text:span text:style-name="T8"> </text:span><text:span text:style-name="T7">on</text:span><text:span text:style-name="T8"> </text:span><text:span text:style-name="T7">Methodologies</text:span><text:span text:style-name="T8"> </text:span><text:span text:style-name="T7">for</text:span><text:span text:style-name="T8"> </text:span><text:span text:style-name="T7">Intelligent</text:span><text:span text:style-name="T8"> </text:span><text:span text:style-name="T7">Systems</text:span><text:span text:style-name="T4">,</text:span><text:span text:style-name="T6"> </text:span><text:span text:style-name="T4">pub.</text:span><text:span text:style-name="T6"> </text:span><text:span text:style-name="T4">North</text:span><text:span text:style-name="T6"> </text:span><text:span text:style-name="T4">Holland</text:span><text:span text:style-name="T6"> </text:span><text:span text:style-name="T4">(ISMIS'90),</text:span><text:span text:style-name="T6"> </text:span><text:span text:style-name="T4">Knoxville,</text:span><text:span text:style-name="T6"> </text:span><text:span text:style-name="T4">Tenn.</text:span><text:span text:style-name="T6"> </text:span><text:span text:style-name="T4">(Oct.</text:span><text:span text:style-name="T6"> </text:span><text:span text:style-name="T4">1990).</text:span></text:p>
        </text:list-item>
        <text:list-item>
          <text:p text:style-name="P22"><text:span text:style-name="T4">Rose</text:span><text:span text:style-name="T6"> </text:span><text:span text:style-name="T4">and</text:span><text:span text:style-name="T6"> </text:span><text:span text:style-name="T4">Gelernter;</text:span><text:span text:style-name="T6"> “</text:span><text:span text:style-name="T4">ISOLDE:</text:span><text:span text:style-name="T6"> </text:span><text:span text:style-name="T4">A</text:span><text:span text:style-name="T6"> </text:span><text:span text:style-name="T4">System</text:span><text:span text:style-name="T6"> </text:span><text:span text:style-name="T4">for</text:span><text:span text:style-name="T6"> </text:span><text:span text:style-name="T4">Learning</text:span><text:span text:style-name="T6"> </text:span><text:span text:style-name="T4">Organic</text:span><text:span text:style-name="T6"> </text:span><text:span text:style-name="T4">Chemistry</text:span><text:span text:style-name="T6"> </text:span><text:span text:style-name="T4">through</text:span><text:span text:style-name="T6"> </text:span><text:span text:style-name="T4">Induction</text:span><text:span text:style-name="T6">”</text:span><text:span text:style-name="T4">,</text:span><text:span text:style-name="T6"> </text:span><text:span text:style-name="T7">Proc.</text:span><text:span text:style-name="T8"> </text:span><text:span text:style-name="T7">3rd</text:span><text:span text:style-name="T8"> </text:span><text:span text:style-name="T7">European</text:span><text:span text:style-name="T8"> </text:span><text:span text:style-name="T7">Conf.</text:span><text:span text:style-name="T8"> </text:span><text:span text:style-name="T7">and</text:span><text:span text:style-name="T8"> </text:span><text:span text:style-name="T7">Workshop</text:span><text:span text:style-name="T8"> </text:span><text:span text:style-name="T7">on</text:span><text:span text:style-name="T8"> </text:span><text:span text:style-name="T7">Knowledge</text:span><text:span text:style-name="T8"> </text:span><text:span text:style-name="T7">Acquisition</text:span><text:span text:style-name="T8"> </text:span><text:span text:style-name="T7">for</text:span><text:span text:style-name="T8"> </text:span><text:span text:style-name="T7">Knowledge-Based</text:span><text:span text:style-name="T8"> </text:span><text:span text:style-name="T7">Systems</text:span><text:span text:style-name="T4">,</text:span><text:span text:style-name="T6"> </text:span><text:span text:style-name="T4">Eds.</text:span><text:span text:style-name="T6"> </text:span><text:span text:style-name="T4">Boose,</text:span><text:span text:style-name="T6"> </text:span><text:span text:style-name="T4">Gaines,</text:span><text:span text:style-name="T6"> </text:span><text:span text:style-name="T4">and</text:span><text:span text:style-name="T6"> </text:span><text:span text:style-name="T4">Ganascia,</text:span><text:span text:style-name="T6"> </text:span><text:span text:style-name="T4">Paris,</text:span><text:span text:style-name="T6"> </text:span><text:span text:style-name="T4">1989.</text:span></text:p>
        </text:list-item>
        <text:list-item>
          <text:p text:style-name="P22"><text:span text:style-name="T4">Gelernter,</text:span><text:span text:style-name="T6"> </text:span><text:span text:style-name="T4">Miller,</text:span><text:span text:style-name="T6"> </text:span><text:span text:style-name="T4">and</text:span><text:span text:style-name="T6"> </text:span><text:span text:style-name="T4">Berndt;</text:span><text:span text:style-name="T6"> “</text:span><text:span text:style-name="T4">User's</text:span><text:span text:style-name="T6"> </text:span><text:span text:style-name="T4">Guide</text:span><text:span text:style-name="T6"> </text:span><text:span text:style-name="T4">to</text:span><text:span text:style-name="T6"> </text:span><text:span text:style-name="T4">MicroTSC-d</text:span><text:span text:style-name="T6">”</text:span><text:span text:style-name="T4">,</text:span><text:span text:style-name="T6"> </text:span><text:span text:style-name="T4">The</text:span><text:span text:style-name="T6"> </text:span><text:span text:style-name="T4">Research</text:span><text:span text:style-name="T6"> </text:span><text:span text:style-name="T4">Foundation</text:span><text:span text:style-name="T6"> </text:span><text:span text:style-name="T4">of</text:span><text:span text:style-name="T6"> </text:span><text:span text:style-name="T4">SUNY</text:span><text:span text:style-name="T6"> </text:span><text:span text:style-name="T4">and</text:span><text:span text:style-name="T6"> </text:span><text:span text:style-name="T4">the</text:span><text:span text:style-name="T6"> </text:span><text:span text:style-name="T4">TSC</text:span><text:span text:style-name="T6"> </text:span><text:span text:style-name="T4">Group,</text:span><text:span text:style-name="T6"> </text:span><text:span text:style-name="T7">Copyright</text:span><text:span text:style-name="T8"> </text:span><text:span text:style-name="T7">1988</text:span><text:span text:style-name="T4">.</text:span></text:p>
        </text:list-item>
        <text:list-item>
          <text:p text:style-name="P22"><text:span text:style-name="T4">Tinker</text:span><text:span text:style-name="T6"> </text:span><text:span text:style-name="T4">and</text:span><text:span text:style-name="T6"> </text:span><text:span text:style-name="T4">Gelernter;</text:span><text:span text:style-name="T6"> “</text:span><text:span text:style-name="T4">Computer</text:span><text:span text:style-name="T6"> </text:span><text:span text:style-name="T4">Simulation</text:span><text:span text:style-name="T6"> </text:span><text:span text:style-name="T4">of</text:span><text:span text:style-name="T6"> </text:span><text:span text:style-name="T4">Metabolic</text:span><text:span text:style-name="T6"> </text:span><text:span text:style-name="T4">Transformation</text:span><text:span text:style-name="T6">”</text:span><text:span text:style-name="T4">,</text:span><text:span text:style-name="T6"> </text:span><text:span text:style-name="T7">Jour.</text:span><text:span text:style-name="T8"> </text:span><text:span text:style-name="T7">Chem.</text:span><text:span text:style-name="T8"> </text:span><text:span text:style-name="T7">Comput</text:span><text:span text:style-name="T4">.,</text:span><text:span text:style-name="T6"> </text:span><text:span text:style-name="T11">7</text:span><text:span text:style-name="T4">,</text:span><text:span text:style-name="T6"> </text:span><text:span text:style-name="T4">(1986).</text:span></text:p>
        </text:list-item>
        <text:list-item>
          <text:p text:style-name="P22"><text:span text:style-name="T4">Gelernter,</text:span><text:span text:style-name="T6"> </text:span><text:span text:style-name="T4">Bhagwat,</text:span><text:span text:style-name="T6"> </text:span><text:span text:style-name="T4">Larsen,</text:span><text:span text:style-name="T6"> </text:span><text:span text:style-name="T4">and</text:span><text:span text:style-name="T6"> </text:span><text:span text:style-name="T4">Miller;</text:span><text:span text:style-name="T6"> “</text:span><text:span text:style-name="T4">Knowledge-Base</text:span><text:span text:style-name="T6"> </text:span><text:span text:style-name="T4">Enhancement</text:span><text:span text:style-name="T6"> </text:span><text:span text:style-name="T4">via</text:span><text:span text:style-name="T6"> </text:span><text:span text:style-name="T4">Training</text:span><text:span text:style-name="T6"> </text:span><text:span text:style-name="T4">Sequence</text:span><text:span text:style-name="T6">”</text:span><text:span text:style-name="T4">,</text:span><text:span text:style-name="T6"> </text:span><text:span text:style-name="T7">Proc.</text:span><text:span text:style-name="T8"> </text:span><text:span text:style-name="T7">6th</text:span><text:span text:style-name="T8"> </text:span><text:span text:style-name="T7">Int.</text:span><text:span text:style-name="T8"> </text:span><text:span text:style-name="T7">Conf.</text:span><text:span text:style-name="T8"> </text:span><text:span text:style-name="T7">on</text:span><text:span text:style-name="T8"> </text:span><text:span text:style-name="T7">Computers</text:span><text:span text:style-name="T8"> </text:span><text:span text:style-name="T7">in</text:span><text:span text:style-name="T8"> </text:span><text:span text:style-name="T7">Chem.</text:span><text:span text:style-name="T8"> </text:span><text:span text:style-name="T7">Res</text:span><text:span text:style-name="T4">.,</text:span><text:span text:style-name="T6"> </text:span><text:span text:style-name="T4">Washington,</text:span><text:span text:style-name="T6"> </text:span><text:span text:style-name="T4">D.C.,</text:span><text:span text:style-name="T6"> </text:span><text:span text:style-name="T4">July</text:span><text:span text:style-name="T6"> </text:span><text:span text:style-name="T4">1982,</text:span><text:span text:style-name="T6"> </text:span><text:span text:style-name="T4">(published</text:span><text:span text:style-name="T6"> </text:span><text:span text:style-name="T4">as</text:span><text:span text:style-name="T6"> </text:span><text:span text:style-name="T7">Computer</text:span><text:span text:style-name="T8"> </text:span><text:span text:style-name="T7">Applications</text:span><text:span text:style-name="T8"> </text:span><text:span text:style-name="T7">in</text:span><text:span text:style-name="T8"> </text:span><text:span text:style-name="T7">Chemistry</text:span><text:span text:style-name="T4">,</text:span><text:span text:style-name="T6"> </text:span><text:span text:style-name="T4">Ed.</text:span><text:span text:style-name="T6"> </text:span><text:span text:style-name="T4">S.R.</text:span><text:span text:style-name="T6"> </text:span><text:span text:style-name="T4">Heller</text:span><text:span text:style-name="T6"> </text:span><text:span text:style-name="T4">and</text:span><text:span text:style-name="T6"> </text:span><text:span text:style-name="T4">R.</text:span><text:span text:style-name="T6"> </text:span><text:span text:style-name="T4">Potenzone,</text:span><text:span text:style-name="T6"> </text:span><text:span text:style-name="T4">(1983,</text:span><text:span text:style-name="T6"> </text:span><text:span text:style-name="T4">Elsevier,</text:span><text:span text:style-name="T6"> </text:span><text:span text:style-name="T4">Amsterdam)).</text:span></text:p>
        </text:list-item>
        <text:list-item>
          <text:p text:style-name="P22"><text:span text:style-name="T4">Gelernter,</text:span><text:span text:style-name="T6"> </text:span><text:span text:style-name="T4">Sanders,</text:span><text:span text:style-name="T6"> </text:span><text:span text:style-name="T4">Larsen,</text:span><text:span text:style-name="T6"> </text:span><text:span text:style-name="T4">Agarwal,</text:span><text:span text:style-name="T6"> </text:span><text:span text:style-name="T4">Boivie,</text:span><text:span text:style-name="T6"> </text:span><text:span text:style-name="T4">Spritzer,</text:span><text:span text:style-name="T6"> </text:span><text:span text:style-name="T4">and</text:span><text:span text:style-name="T6"> </text:span><text:span text:style-name="T4">Searleman;</text:span><text:span text:style-name="T6"> “</text:span><text:span text:style-name="T4">Empirical</text:span><text:span text:style-name="T6"> </text:span><text:span text:style-name="T4">Explorations</text:span><text:span text:style-name="T6"> </text:span><text:span text:style-name="T4">of</text:span><text:span text:style-name="T6"> </text:span><text:span text:style-name="T4">TSC</text:span><text:span text:style-name="T6">”</text:span><text:span text:style-name="T4">,</text:span><text:span text:style-name="T6"> </text:span><text:span text:style-name="T7">Science</text:span><text:span text:style-name="T4">,</text:span><text:span text:style-name="T6"> </text:span><text:span text:style-name="T11">197</text:span><text:span text:style-name="T4">,</text:span><text:span text:style-name="T6"> </text:span><text:span text:style-name="T4">9</text:span><text:span text:style-name="T6"> </text:span><text:span text:style-name="T4">Sept.</text:span><text:span text:style-name="T6"> </text:span><text:span text:style-name="T4">1977.</text:span></text:p>
        </text:list-item>
        <text:list-item>
          <text:p text:style-name="P22"><text:span text:style-name="T4">Agarwal,</text:span><text:span text:style-name="T6"> </text:span><text:span text:style-name="T4">Larsen,</text:span><text:span text:style-name="T6"> </text:span><text:span text:style-name="T4">and</text:span><text:span text:style-name="T6"> </text:span><text:span text:style-name="T4">Gelernter;</text:span><text:span text:style-name="T6"> “</text:span><text:span text:style-name="T4">Application</text:span><text:span text:style-name="T6"> </text:span><text:span text:style-name="T4">of</text:span><text:span text:style-name="T6"> </text:span><text:span text:style-name="T4">Chemical</text:span><text:span text:style-name="T6"> </text:span><text:span text:style-name="T4">Transforms</text:span><text:span text:style-name="T6"> </text:span><text:span text:style-name="T4">in</text:span><text:span text:style-name="T6"> </text:span><text:span text:style-name="T4">TSC2</text:span><text:span text:style-name="T6">”</text:span><text:span text:style-name="T4">,</text:span><text:span text:style-name="T6"> </text:span><text:span text:style-name="T7">Computers</text:span><text:span text:style-name="T8"> </text:span><text:span text:style-name="T7">&amp;</text:span><text:span text:style-name="T8"> </text:span><text:span text:style-name="T7">Chemistry</text:span><text:span text:style-name="T4">,</text:span><text:span text:style-name="T6"> </text:span><text:span text:style-name="T11">2</text:span><text:span text:style-name="T4">,</text:span><text:span text:style-name="T6"> </text:span><text:span text:style-name="T4">(1978).</text:span></text:p>
        </text:list-item>
        <text:list-item>
          <text:p text:style-name="P22"><text:span text:style-name="T4">Sanders</text:span><text:span text:style-name="T6"> </text:span><text:span text:style-name="T4">and</text:span><text:span text:style-name="T6"> </text:span><text:span text:style-name="T4">Gelernter;</text:span><text:span text:style-name="T6"> “</text:span><text:span text:style-name="T4">Data</text:span><text:span text:style-name="T6"> </text:span><text:span text:style-name="T4">Metastructures</text:span><text:span text:style-name="T6">”</text:span><text:span text:style-name="T4">,</text:span><text:span text:style-name="T6"> </text:span><text:span text:style-name="T7">Software</text:span><text:span text:style-name="T6">−</text:span><text:span text:style-name="T7">Practice</text:span><text:span text:style-name="T8"> </text:span><text:span text:style-name="T7">and</text:span><text:span text:style-name="T8"> </text:span><text:span text:style-name="T7">Experience</text:span><text:span text:style-name="T4">,</text:span><text:span text:style-name="T6"> </text:span><text:span text:style-name="T11">9</text:span><text:span text:style-name="T4">,</text:span><text:span text:style-name="T6"> </text:span><text:span text:style-name="T4">(1979).</text:span></text:p>
        </text:list-item>
        <text:list-item>
          <text:p text:style-name="P22"><text:span text:style-name="T4">Gelernter,</text:span><text:span text:style-name="T6"> </text:span><text:span text:style-name="T4">Miller,</text:span><text:span text:style-name="T6"> </text:span><text:span text:style-name="T4">Larsen,</text:span><text:span text:style-name="T6"> </text:span><text:span text:style-name="T4">and</text:span><text:span text:style-name="T6"> </text:span><text:span text:style-name="T4">Berndt;</text:span><text:span text:style-name="T6"> “</text:span><text:span text:style-name="T4">Realization</text:span><text:span text:style-name="T6"> </text:span><text:span text:style-name="T4">of</text:span><text:span text:style-name="T6"> </text:span><text:span text:style-name="T4">a</text:span><text:span text:style-name="T6"> </text:span><text:span text:style-name="T4">Large</text:span><text:span text:style-name="T6"> </text:span><text:span text:style-name="T4">Expert</text:span><text:span text:style-name="T6"> </text:span><text:span text:style-name="T4">Problem-Solving</text:span><text:span text:style-name="T6"> </text:span><text:span text:style-name="T4">System</text:span><text:span text:style-name="T6">”</text:span><text:span text:style-name="T4">,</text:span><text:span text:style-name="T6"> </text:span><text:span text:style-name="T7">Proc.</text:span><text:span text:style-name="T8"> </text:span><text:span text:style-name="T7">First</text:span><text:span text:style-name="T8"> </text:span><text:span text:style-name="T7">Conf.</text:span><text:span text:style-name="T8"> </text:span><text:span text:style-name="T7">on</text:span><text:span text:style-name="T8"> </text:span><text:span text:style-name="T7">Artificial</text:span><text:span text:style-name="T8"> </text:span><text:span text:style-name="T7">Intelligence</text:span><text:span text:style-name="T8"> </text:span><text:span text:style-name="T7">Applications,</text:span><text:span text:style-name="T8"> </text:span><text:span text:style-name="T4">IEEE</text:span><text:span text:style-name="T6"> </text:span><text:span text:style-name="T4">Comp.</text:span><text:span text:style-name="T6"> </text:span><text:span text:style-name="T4">Sci.</text:span><text:span text:style-name="T6"> </text:span><text:span text:style-name="T4">Press,</text:span><text:span text:style-name="T6"> </text:span><text:span text:style-name="T4">Maryland</text:span><text:span text:style-name="T6"> </text:span><text:span text:style-name="T4">(1984).</text:span></text:p>
        </text:list-item>
        <text:list-item>
          <text:p text:style-name="P23">Boivie,<text:span text:style-name="T1"> “</text:span>Heuristic<text:span text:style-name="T1"> </text:span>Search<text:span text:style-name="T1"> </text:span>Guidance<text:span text:style-name="T1"> </text:span>and<text:span text:style-name="T1"> </text:span>Subgoal<text:span text:style-name="T1"> </text:span>Analysis<text:span text:style-name="T1"> </text:span>in<text:span text:style-name="T1"> </text:span>the<text:span text:style-name="T1"> </text:span>SynChem2<text:span text:style-name="T1"> </text:span>Organic<text:span text:style-name="T1"> </text:span>Synthesis<text:span text:style-name="T1"> </text:span>Discovery<text:span text:style-name="T1"> </text:span>Program<text:span text:style-name="T1">”</text:span>,<text:span text:style-name="T1"> </text:span>Ph.D.<text:span text:style-name="T1"> </text:span>thesis,<text:span text:style-name="T1"> </text:span>SUNY<text:span text:style-name="T1"> </text:span>Stony<text:span text:style-name="T1"> </text:span>Brook,<text:span text:style-name="T1"> </text:span>May<text:span text:style-name="T1"> </text:span>1977.</text:p>
        </text:list-item>
        <text:list-item>
          <text:p text:style-name="P22"><text:span text:style-name="T4">Agarwal,</text:span><text:span text:style-name="T6"> “</text:span><text:span text:style-name="T3">Transformation</text:span><text:span text:style-name="T5"> </text:span><text:span text:style-name="T3">and</text:span><text:span text:style-name="T5"> </text:span><text:span text:style-name="T3">Canonization</text:span><text:span text:style-name="T5"> </text:span><text:span text:style-name="T3">Algorithms</text:span><text:span text:style-name="T5"> </text:span><text:span text:style-name="T3">for</text:span><text:span text:style-name="T5"> </text:span><text:span text:style-name="T3">Graph</text:span><text:span text:style-name="T5"> </text:span><text:span text:style-name="T3">Representable</text:span><text:span text:style-name="T5"> </text:span><text:span text:style-name="T3">Structures</text:span><text:span text:style-name="T5"> </text:span><text:span text:style-name="T3">with</text:span><text:span text:style-name="T5"> </text:span><text:span text:style-name="T3">Applications</text:span><text:span text:style-name="T5"> </text:span><text:span text:style-name="T3">to</text:span><text:span text:style-name="T5"> </text:span><text:span text:style-name="T3">a</text:span><text:span text:style-name="T5"> </text:span><text:span text:style-name="T3">Heuristic</text:span><text:span text:style-name="T5"> </text:span><text:span text:style-name="T3">Program</text:span><text:span text:style-name="T5"> </text:span><text:span text:style-name="T3">for</text:span><text:span text:style-name="T5"> </text:span><text:span text:style-name="T3">the</text:span><text:span text:style-name="T5"> </text:span><text:span text:style-name="T3">Synthesis</text:span><text:span text:style-name="T5"> </text:span><text:span text:style-name="T3">of</text:span><text:span text:style-name="T5"> </text:span><text:span text:style-name="T3">Organic</text:span><text:span text:style-name="T5"> </text:span><text:span text:style-name="T3">Molecules</text:span><text:span text:style-name="T30">”</text:span><text:span text:style-name="T4">,</text:span><text:span text:style-name="T6"> </text:span><text:span text:style-name="T4">Ph.D.</text:span><text:span text:style-name="T6"> </text:span><text:span text:style-name="T4">thesis,</text:span><text:span text:style-name="T6"> </text:span><text:span text:style-name="T4">SUNY</text:span><text:span text:style-name="T6"> </text:span><text:span text:style-name="T4">Stony</text:span><text:span text:style-name="T6"> </text:span><text:span text:style-name="T4">Brook,</text:span><text:span text:style-name="T6"> </text:span><text:span text:style-name="T4">August</text:span><text:span text:style-name="T6"> </text:span><text:span text:style-name="T4">1976.</text:span></text:p>
        </text:list-item>
        <text:list-item>
          <text:p text:style-name="P22"><text:span text:style-name="T4">Gelernter,</text:span><text:span text:style-name="T6"> </text:span><text:span text:style-name="T4">Sridharan,</text:span><text:span text:style-name="T6"> </text:span><text:span text:style-name="T4">Hart,</text:span><text:span text:style-name="T6"> </text:span><text:span text:style-name="T4">Yen,</text:span><text:span text:style-name="T6"> </text:span><text:span text:style-name="T4">Fowler,</text:span><text:span text:style-name="T6"> </text:span><text:span text:style-name="T4">and</text:span><text:span text:style-name="T6"> </text:span><text:span text:style-name="T4">Shue;</text:span><text:span text:style-name="T6"> “</text:span><text:span text:style-name="T4">The</text:span><text:span text:style-name="T6"> </text:span><text:span text:style-name="T4">Discovery</text:span><text:span text:style-name="T6"> </text:span><text:span text:style-name="T4">of</text:span><text:span text:style-name="T6"> </text:span><text:span text:style-name="T4">Organic</text:span><text:span text:style-name="T6"> </text:span><text:span text:style-name="T4">Synthesis</text:span><text:span text:style-name="T6"> </text:span><text:span text:style-name="T4">Routes</text:span><text:span text:style-name="T6"> </text:span><text:span text:style-name="T4">by</text:span><text:span text:style-name="T6"> </text:span><text:span text:style-name="T4">Computer</text:span><text:span text:style-name="T6">”</text:span><text:span text:style-name="T4">,</text:span><text:span text:style-name="T6"> </text:span><text:span text:style-name="T7">Topics</text:span><text:span text:style-name="T8"> </text:span><text:span text:style-name="T7">in</text:span><text:span text:style-name="T8"> </text:span><text:span text:style-name="T7">Current</text:span><text:span text:style-name="T8"> </text:span><text:span text:style-name="T7">Chem.</text:span><text:span text:style-name="T8"> </text:span><text:span text:style-name="T7">(Fortschritte</text:span><text:span text:style-name="T8"> </text:span><text:span text:style-name="T7">der</text:span><text:span text:style-name="T8"> </text:span><text:span text:style-name="T7">Chemischen</text:span><text:span text:style-name="T8"> </text:span><text:span text:style-name="T7">Forschung),</text:span><text:span text:style-name="T8"> </text:span><text:span text:style-name="T11">41</text:span><text:span text:style-name="T4">,</text:span><text:span text:style-name="T6"> </text:span><text:span text:style-name="T4">(1973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1" svg:font-family="'Courier New'" style:font-family-generic="modern"/>
    <style:font-face style:name="F" svg:font-family="" style:font-pitch="variable"/>
    <style:font-face style:name="Courier New2" svg:font-family="'Courier New'" style:font-pitch="variable"/>
    <style:font-face style:name="Droid Sans Fallback1" svg:font-family="'Droid Sans Fallback'" style:font-pitch="variable"/>
    <style:font-face style:name="Lohit Hindi2" svg:font-family="'Lohit Hindi'" style:font-pitch="variable"/>
    <style:font-face style:name="Mangal" svg:font-family="Mangal" style:font-pitch="variable"/>
    <style:font-face style:name="Tahoma1" svg:font-family="Tahoma" style:font-pitch="variable"/>
    <style:font-face style:name="CG Times" svg:font-family="'CG Time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Text_20_body" style:list-style-name="" style:class="text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Contents_20_Heading" style:display-name="Contents Heading" style:family="paragraph" style:parent-style-name="Heading_20_1" style:class="index">
      <style:paragraph-properties fo:margin-top="0.3335in" fo:margin-bottom="0in" fo:line-height="115%" fo:keep-together="always" text:number-lines="false" text:line-number="0"/>
      <style:text-properties fo:color="#365f91" style:font-name="Cambria" fo:font-size="14pt" fo:font-weight="bold" style:letter-kerning="true" style:font-size-asian="14pt" style:font-weight-asian="bold" style:font-name-complex="Mangal" style:font-size-complex="14pt" style:font-weight-complex="bold"/>
    </style:style>
    <style:style style:name="Contents_20_1" style:display-name="Contents 1" style:family="paragraph" style:parent-style-name="Standard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No_20_Spacing" style:display-name="No Spacing" style:family="paragraph">
      <style:paragraph-properties fo:orphans="2" fo:widows="2" fo:hyphenation-ladder-count="no-limit" style:writing-mode="lr-tb"/>
      <style:text-properties style:use-window-font-color="true" style:font-name="Calibri" fo:font-size="11pt" fo:language="en" fo:country="US" style:letter-kerning="true" style:font-name-asian="Times New Roma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1" style:font-size-complex="8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327in" style:type="center"/>
          <style:tab-stop style:position="6.8654in" style:type="right"/>
        </style:tab-stops>
      </style:paragraph-properties>
    </style:style>
    <style:style style:name="Absatz-Standardschriftart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_20_Char" style:display-name="No Spacing Char" style:family="text" style:parent-style-name="Default_20_Paragraph_20_Font">
      <style:text-properties style:font-name="Calibri" fo:font-size="11pt" style:font-size-asian="11pt" style:font-name-complex="F" style:font-size-complex="11pt" style:language-complex="ar" style:country-complex="SA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 style:language-complex="ar" style:country-complex="SA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Endnote_20_Characters" style:display-name="WW-Endnote Characters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="0in" fo:border="none"/>
    </style:style>
    <style:page-layout style:name="Mpm1">
      <style:page-layout-properties fo:page-width="8.5in" fo:page-height="11in" style:num-format="1" style:print-orientation="portrait" fo:margin-top="0.5693in" fo:margin-bottom="0.3335in" fo:margin-left="0.8173in" fo:margin-right="0.8173in" fo:border="0.51pt solid #000000" fo:padding-top="0.4307in" fo:padding-bottom="0.1665in" fo:padding-left="0.4307in" fo:padding-right="0.4307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453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693in" fo:margin-bottom="0.8335in" fo:margin-left="0.8173in" fo:margin-right="0.8173in" fo:border="0.51pt solid #000000" fo:padding-top="0.4307in" fo:padding-bottom="0.1665in" fo:padding-left="0.4307in" fo:padding-right="0.4307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453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style:page-layout style:name="Mpm3">
      <style:page-layout-properties fo:page-width="8.5in" fo:page-height="11in" style:num-format="1" style:print-orientation="portrait" fo:margin-top="0.5693in" fo:margin-bottom="0.3335in" fo:margin-left="0.8173in" fo:margin-right="0.8173in" fo:border="0.51pt solid #000000" fo:padding-top="0.4307in" fo:padding-bottom="0.1665in" fo:padding-left="0.4307in" fo:padding-right="0.4307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453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top="0.461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5693in" fo:margin-bottom="0.3335in" fo:margin-left="0.8193in" fo:margin-right="0.8193in" fo:border="0.51pt solid #000000" fo:padding-top="0.4307in" fo:padding-bottom="0.1665in" fo:padding-left="0.4307in" fo:padding-right="0.4307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453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style:page-layout style:name="Mpm5">
      <style:page-layout-properties fo:page-width="8.5in" fo:page-height="11in" style:num-format="1" style:print-orientation="portrait" fo:margin-top="0.5693in" fo:margin-bottom="0.3264in" fo:margin-left="0.8193in" fo:margin-right="0.8193in" fo:border="0.51pt solid #000000" fo:padding-top="0.4307in" fo:padding-bottom="0.1665in" fo:padding-left="0.4307in" fo:padding-right="0.4307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453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First_20_convert_20_1" style:display-name="First convert 1" style:page-layout-name="Mpm2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footer>
        <text:p text:style-name="MP1"><text:page-number text:select-page="current">2</text:page-number></text:p>
        <text:p text:style-name="Footer"/>
      </style:footer>
      <style:footer-left>
        <text:p text:style-name="Footer"><text:page-number text:select-page="current">2</text:page-number></text:p>
      </style:footer-left>
    </style:master-page>
    <style:master-page style:name="First_20_convert_20_2" style:display-name="First convert 2" style:page-layout-name="Mpm4" style:next-style-name="Convert_20_2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Mpm5">
      <style:footer>
        <text:p text:style-name="Footer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ynChem </dc:title>
    <meta:initial-creator>kagarwal</meta:initial-creator>
    <meta:creation-date>2009-02-12T15:13:00</meta:creation-date>
    <dc:creator>syntheticchemist </dc:creator>
    <dc:date>2015-03-26T14:34:48</dc:date>
    <meta:print-date>2009-02-12T15:56:00</meta:print-date>
    <meta:editing-cycles>17</meta:editing-cycles>
    <meta:editing-duration>PT11M58S</meta:editing-duration>
    <meta:generator>LibreOffice/3.4$Linux LibreOffice_project/340m1$Build-402</meta:generator>
    <meta:document-statistic meta:table-count="0" meta:image-count="1" meta:object-count="0" meta:page-count="13" meta:paragraph-count="98" meta:word-count="3150" meta:character-count="19671" meta:non-whitespace-character-count="16606"/>
    <meta:user-defined meta:name="AppVersion">12.0000</meta:user-defined>
    <meta:user-defined meta:name="Company">LSU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